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Ming Std L" svg:font-family="'Adobe Ming Std L'" style:font-family-generic="roman" style:font-pitch="variable"/>
    <style:font-face style:name="Bodoni Bd BT" svg:font-family="'Bodoni Bd BT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33.48mm"/>
    </style:style>
    <style:style style:name="co4" style:family="table-column">
      <style:table-column-properties fo:break-before="auto" style:column-width="39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154.8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1mm"/>
    </style:style>
    <style:style style:name="co11" style:family="table-column">
      <style:table-column-properties fo:break-before="auto" style:column-width="34.55mm"/>
    </style:style>
    <style:style style:name="co12" style:family="table-column">
      <style:table-column-properties fo:break-before="auto" style:column-width="56.94mm"/>
    </style:style>
    <style:style style:name="co13" style:family="table-column">
      <style:table-column-properties fo:break-before="auto" style:column-width="23.21mm"/>
    </style:style>
    <style:style style:name="co14" style:family="table-column">
      <style:table-column-properties fo:break-before="auto" style:column-width="44.7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7.0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Bodoni Bd BT" fo:font-size="15pt" style:font-size-asian="15pt" style:font-size-complex="15pt"/>
    </style:style>
    <style:style style:name="ce2" style:family="table-cell" style:parent-style-name="Default">
      <style:table-cell-properties fo:background-color="#003333"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</style:style>
    <style:style style:name="ce3" style:family="table-cell" style:parent-style-name="Default">
      <style:table-cell-properties fo:background-color="#003333" style:text-align-source="fix" style:repeat-content="false" fo:border="0.06pt solid #000000" style:vertical-align="middle"/>
      <style:paragraph-properties fo:text-align="center"/>
      <style:text-properties style:font-name="Adobe Ming Std L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B2"/>
      <style:map style:condition="cell-content()!=&quot;-&quot;" style:apply-style-name="ZieloneTlo" style:base-cell-address="ItemTypes.B2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B7"/>
      <style:map style:condition="cell-content()!=&quot;-&quot;" style:apply-style-name="ZieloneTlo" style:base-cell-address="ItemTypes.B7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B2"/>
      <style:map style:condition="cell-content()!=&quot;-&quot;" style:apply-style-name="ZieloneTlo" style:base-cell-address="ItemTypes.B2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B34"/>
      <style:map style:condition="cell-content()!=&quot;-&quot;" style:apply-style-name="ZieloneTlo" style:base-cell-address="ItemTypes.B34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C2"/>
      <style:map style:condition="cell-content()!=&quot;-&quot;" style:apply-style-name="ZieloneTlo" style:base-cell-address="ItemTypes.C2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0"/>
      <style:map style:condition="cell-content()!=&quot;-&quot;" style:apply-style-name="ZieloneTlo" style:base-cell-address="ItemTypes.D1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1"/>
      <style:map style:condition="cell-content()!=&quot;-&quot;" style:apply-style-name="ZieloneTlo" style:base-cell-address="ItemTypes.D11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2"/>
      <style:map style:condition="cell-content()!=&quot;-&quot;" style:apply-style-name="ZieloneTlo" style:base-cell-address="ItemTypes.D12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3"/>
      <style:map style:condition="cell-content()!=&quot;-&quot;" style:apply-style-name="ZieloneTlo" style:base-cell-address="ItemTypes.D13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4"/>
      <style:map style:condition="cell-content()!=&quot;-&quot;" style:apply-style-name="ZieloneTlo" style:base-cell-address="ItemTypes.D14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7"/>
      <style:map style:condition="cell-content()!=&quot;-&quot;" style:apply-style-name="ZieloneTlo" style:base-cell-address="ItemTypes.D17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8"/>
      <style:map style:condition="cell-content()!=&quot;-&quot;" style:apply-style-name="ZieloneTlo" style:base-cell-address="ItemTypes.D18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19"/>
      <style:map style:condition="cell-content()!=&quot;-&quot;" style:apply-style-name="ZieloneTlo" style:base-cell-address="ItemTypes.D19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0"/>
      <style:map style:condition="cell-content()!=&quot;-&quot;" style:apply-style-name="ZieloneTlo" style:base-cell-address="ItemTypes.D2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1"/>
      <style:map style:condition="cell-content()!=&quot;-&quot;" style:apply-style-name="ZieloneTlo" style:base-cell-address="ItemTypes.D21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2"/>
      <style:map style:condition="cell-content()!=&quot;-&quot;" style:apply-style-name="ZieloneTlo" style:base-cell-address="ItemTypes.D22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3"/>
      <style:map style:condition="cell-content()!=&quot;-&quot;" style:apply-style-name="ZieloneTlo" style:base-cell-address="ItemTypes.D23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4"/>
      <style:map style:condition="cell-content()!=&quot;-&quot;" style:apply-style-name="ZieloneTlo" style:base-cell-address="ItemTypes.D24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5"/>
      <style:map style:condition="cell-content()!=&quot;-&quot;" style:apply-style-name="ZieloneTlo" style:base-cell-address="ItemTypes.D25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6"/>
      <style:map style:condition="cell-content()!=&quot;-&quot;" style:apply-style-name="ZieloneTlo" style:base-cell-address="ItemTypes.D26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7"/>
      <style:map style:condition="cell-content()!=&quot;-&quot;" style:apply-style-name="ZieloneTlo" style:base-cell-address="ItemTypes.D27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8"/>
      <style:map style:condition="cell-content()!=&quot;-&quot;" style:apply-style-name="ZieloneTlo" style:base-cell-address="ItemTypes.D28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29"/>
      <style:map style:condition="cell-content()!=&quot;-&quot;" style:apply-style-name="ZieloneTlo" style:base-cell-address="ItemTypes.D29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30"/>
      <style:map style:condition="cell-content()!=&quot;-&quot;" style:apply-style-name="ZieloneTlo" style:base-cell-address="ItemTypes.D3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32"/>
      <style:map style:condition="cell-content()!=&quot;-&quot;" style:apply-style-name="ZieloneTlo" style:base-cell-address="ItemTypes.D32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D33"/>
      <style:map style:condition="cell-content()!=&quot;-&quot;" style:apply-style-name="ZieloneTlo" style:base-cell-address="ItemTypes.D33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C34"/>
      <style:map style:condition="cell-content()!=&quot;-&quot;" style:apply-style-name="ZieloneTlo" style:base-cell-address="ItemTypes.C34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9"/>
      <style:map style:condition="cell-content()!=&quot;-&quot;" style:apply-style-name="ZieloneTlo" style:base-cell-address="ItemTypes.E9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0"/>
      <style:map style:condition="cell-content()!=&quot;-&quot;" style:apply-style-name="ZieloneTlo" style:base-cell-address="ItemTypes.E1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1"/>
      <style:map style:condition="cell-content()!=&quot;-&quot;" style:apply-style-name="ZieloneTlo" style:base-cell-address="ItemTypes.E11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2"/>
      <style:map style:condition="cell-content()!=&quot;-&quot;" style:apply-style-name="ZieloneTlo" style:base-cell-address="ItemTypes.E12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3"/>
      <style:map style:condition="cell-content()!=&quot;-&quot;" style:apply-style-name="ZieloneTlo" style:base-cell-address="ItemTypes.E13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4"/>
      <style:map style:condition="cell-content()!=&quot;-&quot;" style:apply-style-name="ZieloneTlo" style:base-cell-address="ItemTypes.E14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5"/>
      <style:map style:condition="cell-content()!=&quot;-&quot;" style:apply-style-name="ZieloneTlo" style:base-cell-address="ItemTypes.E15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6"/>
      <style:map style:condition="cell-content()!=&quot;-&quot;" style:apply-style-name="ZieloneTlo" style:base-cell-address="ItemTypes.E16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7"/>
      <style:map style:condition="cell-content()!=&quot;-&quot;" style:apply-style-name="ZieloneTlo" style:base-cell-address="ItemTypes.E17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8"/>
      <style:map style:condition="cell-content()!=&quot;-&quot;" style:apply-style-name="ZieloneTlo" style:base-cell-address="ItemTypes.E18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19"/>
      <style:map style:condition="cell-content()!=&quot;-&quot;" style:apply-style-name="ZieloneTlo" style:base-cell-address="ItemTypes.E19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0"/>
      <style:map style:condition="cell-content()!=&quot;-&quot;" style:apply-style-name="ZieloneTlo" style:base-cell-address="ItemTypes.E2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1"/>
      <style:map style:condition="cell-content()!=&quot;-&quot;" style:apply-style-name="ZieloneTlo" style:base-cell-address="ItemTypes.E21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2"/>
      <style:map style:condition="cell-content()!=&quot;-&quot;" style:apply-style-name="ZieloneTlo" style:base-cell-address="ItemTypes.E22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3"/>
      <style:map style:condition="cell-content()!=&quot;-&quot;" style:apply-style-name="ZieloneTlo" style:base-cell-address="ItemTypes.E2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4"/>
      <style:map style:condition="cell-content()!=&quot;-&quot;" style:apply-style-name="ZieloneTlo" style:base-cell-address="ItemTypes.E24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5"/>
      <style:map style:condition="cell-content()!=&quot;-&quot;" style:apply-style-name="ZieloneTlo" style:base-cell-address="ItemTypes.E25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6"/>
      <style:map style:condition="cell-content()!=&quot;-&quot;" style:apply-style-name="ZieloneTlo" style:base-cell-address="ItemTypes.E26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7"/>
      <style:map style:condition="cell-content()!=&quot;-&quot;" style:apply-style-name="ZieloneTlo" style:base-cell-address="ItemTypes.E27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8"/>
      <style:map style:condition="cell-content()!=&quot;-&quot;" style:apply-style-name="ZieloneTlo" style:base-cell-address="ItemTypes.E28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29"/>
      <style:map style:condition="cell-content()!=&quot;-&quot;" style:apply-style-name="ZieloneTlo" style:base-cell-address="ItemTypes.E29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30"/>
      <style:map style:condition="cell-content()!=&quot;-&quot;" style:apply-style-name="ZieloneTlo" style:base-cell-address="ItemTypes.E30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31"/>
      <style:map style:condition="cell-content()!=&quot;-&quot;" style:apply-style-name="ZieloneTlo" style:base-cell-address="ItemTypes.E31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E32"/>
      <style:map style:condition="cell-content()!=&quot;-&quot;" style:apply-style-name="ZieloneTlo" style:base-cell-address="ItemTypes.E32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9"/>
      <style:map style:condition="cell-content()!=&quot;-&quot;" style:apply-style-name="ZieloneTlo" style:base-cell-address="ItemTypes.F9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0"/>
      <style:map style:condition="cell-content()!=&quot;-&quot;" style:apply-style-name="ZieloneTlo" style:base-cell-address="ItemTypes.F1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1"/>
      <style:map style:condition="cell-content()!=&quot;-&quot;" style:apply-style-name="ZieloneTlo" style:base-cell-address="ItemTypes.F11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2"/>
      <style:map style:condition="cell-content()!=&quot;-&quot;" style:apply-style-name="ZieloneTlo" style:base-cell-address="ItemTypes.F12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3"/>
      <style:map style:condition="cell-content()!=&quot;-&quot;" style:apply-style-name="ZieloneTlo" style:base-cell-address="ItemTypes.F13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4"/>
      <style:map style:condition="cell-content()!=&quot;-&quot;" style:apply-style-name="ZieloneTlo" style:base-cell-address="ItemTypes.F14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5"/>
      <style:map style:condition="cell-content()!=&quot;-&quot;" style:apply-style-name="ZieloneTlo" style:base-cell-address="ItemTypes.F15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6"/>
      <style:map style:condition="cell-content()!=&quot;-&quot;" style:apply-style-name="ZieloneTlo" style:base-cell-address="ItemTypes.F16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7"/>
      <style:map style:condition="cell-content()!=&quot;-&quot;" style:apply-style-name="ZieloneTlo" style:base-cell-address="ItemTypes.F17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8"/>
      <style:map style:condition="cell-content()!=&quot;-&quot;" style:apply-style-name="ZieloneTlo" style:base-cell-address="ItemTypes.F18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19"/>
      <style:map style:condition="cell-content()!=&quot;-&quot;" style:apply-style-name="ZieloneTlo" style:base-cell-address="ItemTypes.F19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0"/>
      <style:map style:condition="cell-content()!=&quot;-&quot;" style:apply-style-name="ZieloneTlo" style:base-cell-address="ItemTypes.F20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1"/>
      <style:map style:condition="cell-content()!=&quot;-&quot;" style:apply-style-name="ZieloneTlo" style:base-cell-address="ItemTypes.F21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2"/>
      <style:map style:condition="cell-content()!=&quot;-&quot;" style:apply-style-name="ZieloneTlo" style:base-cell-address="ItemTypes.F22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3"/>
      <style:map style:condition="cell-content()!=&quot;-&quot;" style:apply-style-name="ZieloneTlo" style:base-cell-address="ItemTypes.F23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4"/>
      <style:map style:condition="cell-content()!=&quot;-&quot;" style:apply-style-name="ZieloneTlo" style:base-cell-address="ItemTypes.F24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5"/>
      <style:map style:condition="cell-content()!=&quot;-&quot;" style:apply-style-name="ZieloneTlo" style:base-cell-address="ItemTypes.F25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6"/>
      <style:map style:condition="cell-content()!=&quot;-&quot;" style:apply-style-name="ZieloneTlo" style:base-cell-address="ItemTypes.F26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7"/>
      <style:map style:condition="cell-content()!=&quot;-&quot;" style:apply-style-name="ZieloneTlo" style:base-cell-address="ItemTypes.F27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8"/>
      <style:map style:condition="cell-content()!=&quot;-&quot;" style:apply-style-name="ZieloneTlo" style:base-cell-address="ItemTypes.F28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29"/>
      <style:map style:condition="cell-content()!=&quot;-&quot;" style:apply-style-name="ZieloneTlo" style:base-cell-address="ItemTypes.F29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30"/>
      <style:map style:condition="cell-content()!=&quot;-&quot;" style:apply-style-name="ZieloneTlo" style:base-cell-address="ItemTypes.F30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31"/>
      <style:map style:condition="cell-content()!=&quot;-&quot;" style:apply-style-name="ZieloneTlo" style:base-cell-address="ItemTypes.F31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F32"/>
      <style:map style:condition="cell-content()!=&quot;-&quot;" style:apply-style-name="ZieloneTlo" style:base-cell-address="ItemTypes.F32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7"/>
      <style:map style:condition="cell-content()!=&quot;-&quot;" style:apply-style-name="ZieloneTlo" style:base-cell-address="ItemTypes.G7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15"/>
      <style:map style:condition="cell-content()!=&quot;-&quot;" style:apply-style-name="ZieloneTlo" style:base-cell-address="ItemTypes.G15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16"/>
      <style:map style:condition="cell-content()!=&quot;-&quot;" style:apply-style-name="ZieloneTlo" style:base-cell-address="ItemTypes.G16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17"/>
      <style:map style:condition="cell-content()!=&quot;-&quot;" style:apply-style-name="ZieloneTlo" style:base-cell-address="ItemTypes.G17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18"/>
      <style:map style:condition="cell-content()!=&quot;-&quot;" style:apply-style-name="ZieloneTlo" style:base-cell-address="ItemTypes.G18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19"/>
      <style:map style:condition="cell-content()!=&quot;-&quot;" style:apply-style-name="ZieloneTlo" style:base-cell-address="ItemTypes.G19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0"/>
      <style:map style:condition="cell-content()!=&quot;-&quot;" style:apply-style-name="ZieloneTlo" style:base-cell-address="ItemTypes.G20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1"/>
      <style:map style:condition="cell-content()!=&quot;-&quot;" style:apply-style-name="ZieloneTlo" style:base-cell-address="ItemTypes.G21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2"/>
      <style:map style:condition="cell-content()!=&quot;-&quot;" style:apply-style-name="ZieloneTlo" style:base-cell-address="ItemTypes.G22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3"/>
      <style:map style:condition="cell-content()!=&quot;-&quot;" style:apply-style-name="ZieloneTlo" style:base-cell-address="ItemTypes.G23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4"/>
      <style:map style:condition="cell-content()!=&quot;-&quot;" style:apply-style-name="ZieloneTlo" style:base-cell-address="ItemTypes.G24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5"/>
      <style:map style:condition="cell-content()!=&quot;-&quot;" style:apply-style-name="ZieloneTlo" style:base-cell-address="ItemTypes.G25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6"/>
      <style:map style:condition="cell-content()!=&quot;-&quot;" style:apply-style-name="ZieloneTlo" style:base-cell-address="ItemTypes.G26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7"/>
      <style:map style:condition="cell-content()!=&quot;-&quot;" style:apply-style-name="ZieloneTlo" style:base-cell-address="ItemTypes.G27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8"/>
      <style:map style:condition="cell-content()!=&quot;-&quot;" style:apply-style-name="ZieloneTlo" style:base-cell-address="ItemTypes.G28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29"/>
      <style:map style:condition="cell-content()!=&quot;-&quot;" style:apply-style-name="ZieloneTlo" style:base-cell-address="ItemTypes.G29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30"/>
      <style:map style:condition="cell-content()!=&quot;-&quot;" style:apply-style-name="ZieloneTlo" style:base-cell-address="ItemTypes.G30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31"/>
      <style:map style:condition="cell-content()!=&quot;-&quot;" style:apply-style-name="ZieloneTlo" style:base-cell-address="ItemTypes.G31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32"/>
      <style:map style:condition="cell-content()!=&quot;-&quot;" style:apply-style-name="ZieloneTlo" style:base-cell-address="ItemTypes.G32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G33"/>
      <style:map style:condition="cell-content()!=&quot;-&quot;" style:apply-style-name="ZieloneTlo" style:base-cell-address="ItemTypes.G33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1"/>
      <style:map style:condition="cell-content()!=&quot;-&quot;" style:apply-style-name="ZieloneTlo" style:base-cell-address="ItemTypes.H11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2"/>
      <style:map style:condition="cell-content()!=&quot;-&quot;" style:apply-style-name="ZieloneTlo" style:base-cell-address="ItemTypes.H12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3"/>
      <style:map style:condition="cell-content()!=&quot;-&quot;" style:apply-style-name="ZieloneTlo" style:base-cell-address="ItemTypes.H13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4"/>
      <style:map style:condition="cell-content()!=&quot;-&quot;" style:apply-style-name="ZieloneTlo" style:base-cell-address="ItemTypes.H14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5"/>
      <style:map style:condition="cell-content()!=&quot;-&quot;" style:apply-style-name="ZieloneTlo" style:base-cell-address="ItemTypes.H15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7"/>
      <style:map style:condition="cell-content()!=&quot;-&quot;" style:apply-style-name="ZieloneTlo" style:base-cell-address="ItemTypes.H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8"/>
      <style:map style:condition="cell-content()!=&quot;-&quot;" style:apply-style-name="ZieloneTlo" style:base-cell-address="ItemTypes.H18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19"/>
      <style:map style:condition="cell-content()!=&quot;-&quot;" style:apply-style-name="ZieloneTlo" style:base-cell-address="ItemTypes.H19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0"/>
      <style:map style:condition="cell-content()!=&quot;-&quot;" style:apply-style-name="ZieloneTlo" style:base-cell-address="ItemTypes.H20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1"/>
      <style:map style:condition="cell-content()!=&quot;-&quot;" style:apply-style-name="ZieloneTlo" style:base-cell-address="ItemTypes.H21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2"/>
      <style:map style:condition="cell-content()!=&quot;-&quot;" style:apply-style-name="ZieloneTlo" style:base-cell-address="ItemTypes.H22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3"/>
      <style:map style:condition="cell-content()!=&quot;-&quot;" style:apply-style-name="ZieloneTlo" style:base-cell-address="ItemTypes.H23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4"/>
      <style:map style:condition="cell-content()!=&quot;-&quot;" style:apply-style-name="ZieloneTlo" style:base-cell-address="ItemTypes.H24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5"/>
      <style:map style:condition="cell-content()!=&quot;-&quot;" style:apply-style-name="ZieloneTlo" style:base-cell-address="ItemTypes.H25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6"/>
      <style:map style:condition="cell-content()!=&quot;-&quot;" style:apply-style-name="ZieloneTlo" style:base-cell-address="ItemTypes.H26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7"/>
      <style:map style:condition="cell-content()!=&quot;-&quot;" style:apply-style-name="ZieloneTlo" style:base-cell-address="ItemTypes.H27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8"/>
      <style:map style:condition="cell-content()!=&quot;-&quot;" style:apply-style-name="ZieloneTlo" style:base-cell-address="ItemTypes.H28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29"/>
      <style:map style:condition="cell-content()!=&quot;-&quot;" style:apply-style-name="ZieloneTlo" style:base-cell-address="ItemTypes.H29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30"/>
      <style:map style:condition="cell-content()!=&quot;-&quot;" style:apply-style-name="ZieloneTlo" style:base-cell-address="ItemTypes.H30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31"/>
      <style:map style:condition="cell-content()!=&quot;-&quot;" style:apply-style-name="ZieloneTlo" style:base-cell-address="ItemTypes.H3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32"/>
      <style:map style:condition="cell-content()!=&quot;-&quot;" style:apply-style-name="ZieloneTlo" style:base-cell-address="ItemTypes.H32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H33"/>
      <style:map style:condition="cell-content()!=&quot;-&quot;" style:apply-style-name="ZieloneTlo" style:base-cell-address="ItemTypes.H33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9"/>
      <style:map style:condition="cell-content()!=&quot;-&quot;" style:apply-style-name="ZieloneTlo" style:base-cell-address="ItemTypes.I9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0"/>
      <style:map style:condition="cell-content()!=&quot;-&quot;" style:apply-style-name="ZieloneTlo" style:base-cell-address="ItemTypes.I10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1"/>
      <style:map style:condition="cell-content()!=&quot;-&quot;" style:apply-style-name="ZieloneTlo" style:base-cell-address="ItemTypes.I11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2"/>
      <style:map style:condition="cell-content()!=&quot;-&quot;" style:apply-style-name="ZieloneTlo" style:base-cell-address="ItemTypes.I12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3"/>
      <style:map style:condition="cell-content()!=&quot;-&quot;" style:apply-style-name="ZieloneTlo" style:base-cell-address="ItemTypes.I13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4"/>
      <style:map style:condition="cell-content()!=&quot;-&quot;" style:apply-style-name="ZieloneTlo" style:base-cell-address="ItemTypes.I14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5"/>
      <style:map style:condition="cell-content()!=&quot;-&quot;" style:apply-style-name="ZieloneTlo" style:base-cell-address="ItemTypes.I15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6"/>
      <style:map style:condition="cell-content()!=&quot;-&quot;" style:apply-style-name="ZieloneTlo" style:base-cell-address="ItemTypes.I16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7"/>
      <style:map style:condition="cell-content()!=&quot;-&quot;" style:apply-style-name="ZieloneTlo" style:base-cell-address="ItemTypes.I17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8"/>
      <style:map style:condition="cell-content()!=&quot;-&quot;" style:apply-style-name="ZieloneTlo" style:base-cell-address="ItemTypes.I18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19"/>
      <style:map style:condition="cell-content()!=&quot;-&quot;" style:apply-style-name="ZieloneTlo" style:base-cell-address="ItemTypes.I19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0"/>
      <style:map style:condition="cell-content()!=&quot;-&quot;" style:apply-style-name="ZieloneTlo" style:base-cell-address="ItemTypes.I20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1"/>
      <style:map style:condition="cell-content()!=&quot;-&quot;" style:apply-style-name="ZieloneTlo" style:base-cell-address="ItemTypes.I21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2"/>
      <style:map style:condition="cell-content()!=&quot;-&quot;" style:apply-style-name="ZieloneTlo" style:base-cell-address="ItemTypes.I22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3"/>
      <style:map style:condition="cell-content()!=&quot;-&quot;" style:apply-style-name="ZieloneTlo" style:base-cell-address="ItemTypes.I23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4"/>
      <style:map style:condition="cell-content()!=&quot;-&quot;" style:apply-style-name="ZieloneTlo" style:base-cell-address="ItemTypes.I24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5"/>
      <style:map style:condition="cell-content()!=&quot;-&quot;" style:apply-style-name="ZieloneTlo" style:base-cell-address="ItemTypes.I25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6"/>
      <style:map style:condition="cell-content()!=&quot;-&quot;" style:apply-style-name="ZieloneTlo" style:base-cell-address="ItemTypes.I26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7"/>
      <style:map style:condition="cell-content()!=&quot;-&quot;" style:apply-style-name="ZieloneTlo" style:base-cell-address="ItemTypes.I27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8"/>
      <style:map style:condition="cell-content()!=&quot;-&quot;" style:apply-style-name="ZieloneTlo" style:base-cell-address="ItemTypes.I28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29"/>
      <style:map style:condition="cell-content()!=&quot;-&quot;" style:apply-style-name="ZieloneTlo" style:base-cell-address="ItemTypes.I29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30"/>
      <style:map style:condition="cell-content()!=&quot;-&quot;" style:apply-style-name="ZieloneTlo" style:base-cell-address="ItemTypes.I30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31"/>
      <style:map style:condition="cell-content()!=&quot;-&quot;" style:apply-style-name="ZieloneTlo" style:base-cell-address="ItemTypes.I31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32"/>
      <style:map style:condition="cell-content()!=&quot;-&quot;" style:apply-style-name="ZieloneTlo" style:base-cell-address="ItemTypes.I32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I33"/>
      <style:map style:condition="cell-content()!=&quot;-&quot;" style:apply-style-name="ZieloneTlo" style:base-cell-address="ItemTypes.I33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9"/>
      <style:map style:condition="cell-content()!=&quot;-&quot;" style:apply-style-name="ZieloneTlo" style:base-cell-address="ItemTypes.J9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10"/>
      <style:map style:condition="cell-content()!=&quot;-&quot;" style:apply-style-name="ZieloneTlo" style:base-cell-address="ItemTypes.J10"/>
    </style:style>
    <style:style style:name="ce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11"/>
      <style:map style:condition="cell-content()!=&quot;-&quot;" style:apply-style-name="ZieloneTlo" style:base-cell-address="ItemTypes.J11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12"/>
      <style:map style:condition="cell-content()!=&quot;-&quot;" style:apply-style-name="ZieloneTlo" style:base-cell-address="ItemTypes.J12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15"/>
      <style:map style:condition="cell-content()!=&quot;-&quot;" style:apply-style-name="ZieloneTlo" style:base-cell-address="ItemTypes.J15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2"/>
      <style:map style:condition="cell-content()!=&quot;-&quot;" style:apply-style-name="ZieloneTlo" style:base-cell-address="ItemTypes.J22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3"/>
      <style:map style:condition="cell-content()!=&quot;-&quot;" style:apply-style-name="ZieloneTlo" style:base-cell-address="ItemTypes.J23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4"/>
      <style:map style:condition="cell-content()!=&quot;-&quot;" style:apply-style-name="ZieloneTlo" style:base-cell-address="ItemTypes.J24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5"/>
      <style:map style:condition="cell-content()!=&quot;-&quot;" style:apply-style-name="ZieloneTlo" style:base-cell-address="ItemTypes.J25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6"/>
      <style:map style:condition="cell-content()!=&quot;-&quot;" style:apply-style-name="ZieloneTlo" style:base-cell-address="ItemTypes.J26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7"/>
      <style:map style:condition="cell-content()!=&quot;-&quot;" style:apply-style-name="ZieloneTlo" style:base-cell-address="ItemTypes.J27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8"/>
      <style:map style:condition="cell-content()!=&quot;-&quot;" style:apply-style-name="ZieloneTlo" style:base-cell-address="ItemTypes.J28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29"/>
      <style:map style:condition="cell-content()!=&quot;-&quot;" style:apply-style-name="ZieloneTlo" style:base-cell-address="ItemTypes.J29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30"/>
      <style:map style:condition="cell-content()!=&quot;-&quot;" style:apply-style-name="ZieloneTlo" style:base-cell-address="ItemTypes.J30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31"/>
      <style:map style:condition="cell-content()!=&quot;-&quot;" style:apply-style-name="ZieloneTlo" style:base-cell-address="ItemTypes.J31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32"/>
      <style:map style:condition="cell-content()!=&quot;-&quot;" style:apply-style-name="ZieloneTlo" style:base-cell-address="ItemTypes.J32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J33"/>
      <style:map style:condition="cell-content()!=&quot;-&quot;" style:apply-style-name="ZieloneTlo" style:base-cell-address="ItemTypes.J33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9"/>
      <style:map style:condition="cell-content()!=&quot;-&quot;" style:apply-style-name="ZieloneTlo" style:base-cell-address="ItemTypes.K9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0"/>
      <style:map style:condition="cell-content()!=&quot;-&quot;" style:apply-style-name="ZieloneTlo" style:base-cell-address="ItemTypes.K10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1"/>
      <style:map style:condition="cell-content()!=&quot;-&quot;" style:apply-style-name="ZieloneTlo" style:base-cell-address="ItemTypes.K11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2"/>
      <style:map style:condition="cell-content()!=&quot;-&quot;" style:apply-style-name="ZieloneTlo" style:base-cell-address="ItemTypes.K12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3"/>
      <style:map style:condition="cell-content()!=&quot;-&quot;" style:apply-style-name="ZieloneTlo" style:base-cell-address="ItemTypes.K13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4"/>
      <style:map style:condition="cell-content()!=&quot;-&quot;" style:apply-style-name="ZieloneTlo" style:base-cell-address="ItemTypes.K14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5"/>
      <style:map style:condition="cell-content()!=&quot;-&quot;" style:apply-style-name="ZieloneTlo" style:base-cell-address="ItemTypes.K15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2"/>
      <style:map style:condition="cell-content()!=&quot;-&quot;" style:apply-style-name="ZieloneTlo" style:base-cell-address="ItemTypes.K22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3"/>
      <style:map style:condition="cell-content()!=&quot;-&quot;" style:apply-style-name="ZieloneTlo" style:base-cell-address="ItemTypes.K23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4"/>
      <style:map style:condition="cell-content()!=&quot;-&quot;" style:apply-style-name="ZieloneTlo" style:base-cell-address="ItemTypes.K24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5"/>
      <style:map style:condition="cell-content()!=&quot;-&quot;" style:apply-style-name="ZieloneTlo" style:base-cell-address="ItemTypes.K25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6"/>
      <style:map style:condition="cell-content()!=&quot;-&quot;" style:apply-style-name="ZieloneTlo" style:base-cell-address="ItemTypes.K26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7"/>
      <style:map style:condition="cell-content()!=&quot;-&quot;" style:apply-style-name="ZieloneTlo" style:base-cell-address="ItemTypes.K27"/>
    </style:style>
    <style:style style:name="ce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8"/>
      <style:map style:condition="cell-content()!=&quot;-&quot;" style:apply-style-name="ZieloneTlo" style:base-cell-address="ItemTypes.K28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9"/>
      <style:map style:condition="cell-content()!=&quot;-&quot;" style:apply-style-name="ZieloneTlo" style:base-cell-address="ItemTypes.K29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0"/>
      <style:map style:condition="cell-content()!=&quot;-&quot;" style:apply-style-name="ZieloneTlo" style:base-cell-address="ItemTypes.K30"/>
    </style:style>
    <style:style style:name="ce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1"/>
      <style:map style:condition="cell-content()!=&quot;-&quot;" style:apply-style-name="ZieloneTlo" style:base-cell-address="ItemTypes.K31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2"/>
      <style:map style:condition="cell-content()!=&quot;-&quot;" style:apply-style-name="ZieloneTlo" style:base-cell-address="ItemTypes.K32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3"/>
      <style:map style:condition="cell-content()!=&quot;-&quot;" style:apply-style-name="ZieloneTlo" style:base-cell-address="ItemTypes.K33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9"/>
      <style:map style:condition="cell-content()!=&quot;-&quot;" style:apply-style-name="ZieloneTlo" style:base-cell-address="ItemTypes.K9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0"/>
      <style:map style:condition="cell-content()!=&quot;-&quot;" style:apply-style-name="ZieloneTlo" style:base-cell-address="ItemTypes.K10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1"/>
      <style:map style:condition="cell-content()!=&quot;-&quot;" style:apply-style-name="ZieloneTlo" style:base-cell-address="ItemTypes.K11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2"/>
      <style:map style:condition="cell-content()!=&quot;-&quot;" style:apply-style-name="ZieloneTlo" style:base-cell-address="ItemTypes.K12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3"/>
      <style:map style:condition="cell-content()!=&quot;-&quot;" style:apply-style-name="ZieloneTlo" style:base-cell-address="ItemTypes.K13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4"/>
      <style:map style:condition="cell-content()!=&quot;-&quot;" style:apply-style-name="ZieloneTlo" style:base-cell-address="ItemTypes.K14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15"/>
      <style:map style:condition="cell-content()!=&quot;-&quot;" style:apply-style-name="ZieloneTlo" style:base-cell-address="ItemTypes.K15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8"/>
      <style:map style:condition="cell-content()!=&quot;-&quot;" style:apply-style-name="ZieloneTlo" style:base-cell-address="ItemTypes.K28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29"/>
      <style:map style:condition="cell-content()!=&quot;-&quot;" style:apply-style-name="ZieloneTlo" style:base-cell-address="ItemTypes.K29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0"/>
      <style:map style:condition="cell-content()!=&quot;-&quot;" style:apply-style-name="ZieloneTlo" style:base-cell-address="ItemTypes.K30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1"/>
      <style:map style:condition="cell-content()!=&quot;-&quot;" style:apply-style-name="ZieloneTlo" style:base-cell-address="ItemTypes.K31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2"/>
      <style:map style:condition="cell-content()!=&quot;-&quot;" style:apply-style-name="ZieloneTlo" style:base-cell-address="ItemTypes.K32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K33"/>
      <style:map style:condition="cell-content()!=&quot;-&quot;" style:apply-style-name="ZieloneTlo" style:base-cell-address="ItemTypes.K33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"/>
      <style:map style:condition="cell-content()!=&quot;-&quot;" style:apply-style-name="ZieloneTlo" style:base-cell-address="ItemTypes.M2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"/>
      <style:map style:condition="cell-content()!=&quot;-&quot;" style:apply-style-name="ZieloneTlo" style:base-cell-address="ItemTypes.M3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13"/>
      <style:map style:condition="cell-content()!=&quot;-&quot;" style:apply-style-name="ZieloneTlo" style:base-cell-address="ItemTypes.M13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14"/>
      <style:map style:condition="cell-content()!=&quot;-&quot;" style:apply-style-name="ZieloneTlo" style:base-cell-address="ItemTypes.M14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15"/>
      <style:map style:condition="cell-content()!=&quot;-&quot;" style:apply-style-name="ZieloneTlo" style:base-cell-address="ItemTypes.M15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2"/>
      <style:map style:condition="cell-content()!=&quot;-&quot;" style:apply-style-name="ZieloneTlo" style:base-cell-address="ItemTypes.M22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3"/>
      <style:map style:condition="cell-content()!=&quot;-&quot;" style:apply-style-name="ZieloneTlo" style:base-cell-address="ItemTypes.M23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4"/>
      <style:map style:condition="cell-content()!=&quot;-&quot;" style:apply-style-name="ZieloneTlo" style:base-cell-address="ItemTypes.M24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5"/>
      <style:map style:condition="cell-content()!=&quot;-&quot;" style:apply-style-name="ZieloneTlo" style:base-cell-address="ItemTypes.M25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6"/>
      <style:map style:condition="cell-content()!=&quot;-&quot;" style:apply-style-name="ZieloneTlo" style:base-cell-address="ItemTypes.M26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7"/>
      <style:map style:condition="cell-content()!=&quot;-&quot;" style:apply-style-name="ZieloneTlo" style:base-cell-address="ItemTypes.M27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8"/>
      <style:map style:condition="cell-content()!=&quot;-&quot;" style:apply-style-name="ZieloneTlo" style:base-cell-address="ItemTypes.M28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29"/>
      <style:map style:condition="cell-content()!=&quot;-&quot;" style:apply-style-name="ZieloneTlo" style:base-cell-address="ItemTypes.M29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0"/>
      <style:map style:condition="cell-content()!=&quot;-&quot;" style:apply-style-name="ZieloneTlo" style:base-cell-address="ItemTypes.M30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1"/>
      <style:map style:condition="cell-content()!=&quot;-&quot;" style:apply-style-name="ZieloneTlo" style:base-cell-address="ItemTypes.M31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2"/>
      <style:map style:condition="cell-content()!=&quot;-&quot;" style:apply-style-name="ZieloneTlo" style:base-cell-address="ItemTypes.M32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3"/>
      <style:map style:condition="cell-content()!=&quot;-&quot;" style:apply-style-name="ZieloneTlo" style:base-cell-address="ItemTypes.M33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temTypes.M34"/>
      <style:map style:condition="cell-content()!=&quot;-&quot;" style:apply-style-name="ZieloneTlo" style:base-cell-address="ItemTypes.M34"/>
    </style:style>
    <style:style style:name="ce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"/>
      <style:map style:condition="cell-content()!=&quot;-&quot;" style:apply-style-name="ZieloneTlo" style:base-cell-address="Rarity.B2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3"/>
      <style:map style:condition="cell-content()!=&quot;-&quot;" style:apply-style-name="ZieloneTlo" style:base-cell-address="Rarity.B3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4"/>
      <style:map style:condition="cell-content()!=&quot;-&quot;" style:apply-style-name="ZieloneTlo" style:base-cell-address="Rarity.B4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5"/>
      <style:map style:condition="cell-content()!=&quot;-&quot;" style:apply-style-name="ZieloneTlo" style:base-cell-address="Rarity.B5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6"/>
      <style:map style:condition="cell-content()!=&quot;-&quot;" style:apply-style-name="ZieloneTlo" style:base-cell-address="Rarity.B6"/>
    </style:style>
    <style:style style:name="ce21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"/>
      <style:map style:condition="cell-content()!=&quot;-&quot;" style:apply-style-name="ZieloneTlo" style:base-cell-address="Rarity.B2"/>
    </style:style>
    <style:style style:name="ce21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8"/>
      <style:map style:condition="cell-content()!=&quot;-&quot;" style:apply-style-name="ZieloneTlo" style:base-cell-address="Rarity.B8"/>
    </style:style>
    <style:style style:name="ce22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9"/>
      <style:map style:condition="cell-content()!=&quot;-&quot;" style:apply-style-name="ZieloneTlo" style:base-cell-address="Rarity.B9"/>
    </style:style>
    <style:style style:name="ce22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0"/>
      <style:map style:condition="cell-content()!=&quot;-&quot;" style:apply-style-name="ZieloneTlo" style:base-cell-address="Rarity.B10"/>
    </style:style>
    <style:style style:name="ce22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1"/>
      <style:map style:condition="cell-content()!=&quot;-&quot;" style:apply-style-name="ZieloneTlo" style:base-cell-address="Rarity.B11"/>
    </style:style>
    <style:style style:name="ce2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2"/>
      <style:map style:condition="cell-content()!=&quot;-&quot;" style:apply-style-name="ZieloneTlo" style:base-cell-address="Rarity.B12"/>
    </style:style>
    <style:style style:name="ce22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4"/>
      <style:map style:condition="cell-content()!=&quot;-&quot;" style:apply-style-name="ZieloneTlo" style:base-cell-address="Rarity.B14"/>
    </style:style>
    <style:style style:name="ce22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6"/>
      <style:map style:condition="cell-content()!=&quot;-&quot;" style:apply-style-name="ZieloneTlo" style:base-cell-address="Rarity.B16"/>
    </style:style>
    <style:style style:name="ce22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7"/>
      <style:map style:condition="cell-content()!=&quot;-&quot;" style:apply-style-name="ZieloneTlo" style:base-cell-address="Rarity.B17"/>
    </style:style>
    <style:style style:name="ce22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8"/>
      <style:map style:condition="cell-content()!=&quot;-&quot;" style:apply-style-name="ZieloneTlo" style:base-cell-address="Rarity.B18"/>
    </style:style>
    <style:style style:name="ce2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19"/>
      <style:map style:condition="cell-content()!=&quot;-&quot;" style:apply-style-name="ZieloneTlo" style:base-cell-address="Rarity.B19"/>
    </style:style>
    <style:style style:name="ce2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0"/>
      <style:map style:condition="cell-content()!=&quot;-&quot;" style:apply-style-name="ZieloneTlo" style:base-cell-address="Rarity.B20"/>
    </style:style>
    <style:style style:name="ce23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1"/>
      <style:map style:condition="cell-content()!=&quot;-&quot;" style:apply-style-name="ZieloneTlo" style:base-cell-address="Rarity.B21"/>
    </style:style>
    <style:style style:name="ce23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2"/>
      <style:map style:condition="cell-content()!=&quot;-&quot;" style:apply-style-name="ZieloneTlo" style:base-cell-address="Rarity.B22"/>
    </style:style>
    <style:style style:name="ce23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3"/>
      <style:map style:condition="cell-content()!=&quot;-&quot;" style:apply-style-name="ZieloneTlo" style:base-cell-address="Rarity.B23"/>
    </style:style>
    <style:style style:name="ce23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4"/>
      <style:map style:condition="cell-content()!=&quot;-&quot;" style:apply-style-name="ZieloneTlo" style:base-cell-address="Rarity.B24"/>
    </style:style>
    <style:style style:name="ce23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5"/>
      <style:map style:condition="cell-content()!=&quot;-&quot;" style:apply-style-name="ZieloneTlo" style:base-cell-address="Rarity.B25"/>
    </style:style>
    <style:style style:name="ce23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6"/>
      <style:map style:condition="cell-content()!=&quot;-&quot;" style:apply-style-name="ZieloneTlo" style:base-cell-address="Rarity.B26"/>
    </style:style>
    <style:style style:name="ce23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7"/>
      <style:map style:condition="cell-content()!=&quot;-&quot;" style:apply-style-name="ZieloneTlo" style:base-cell-address="Rarity.B27"/>
    </style:style>
    <style:style style:name="ce23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8"/>
      <style:map style:condition="cell-content()!=&quot;-&quot;" style:apply-style-name="ZieloneTlo" style:base-cell-address="Rarity.B28"/>
    </style:style>
    <style:style style:name="ce23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29"/>
      <style:map style:condition="cell-content()!=&quot;-&quot;" style:apply-style-name="ZieloneTlo" style:base-cell-address="Rarity.B29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30"/>
      <style:map style:condition="cell-content()!=&quot;-&quot;" style:apply-style-name="ZieloneTlo" style:base-cell-address="Rarity.B30"/>
    </style:style>
    <style:style style:name="ce24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33"/>
      <style:map style:condition="cell-content()!=&quot;-&quot;" style:apply-style-name="ZieloneTlo" style:base-cell-address="Rarity.B33"/>
    </style:style>
    <style:style style:name="ce24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B34"/>
      <style:map style:condition="cell-content()!=&quot;-&quot;" style:apply-style-name="ZieloneTlo" style:base-cell-address="Rarity.B34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2"/>
      <style:map style:condition="cell-content()!=&quot;-&quot;" style:apply-style-name="ZieloneTlo" style:base-cell-address="Rarity.C2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"/>
      <style:map style:condition="cell-content()!=&quot;-&quot;" style:apply-style-name="ZieloneTlo" style:base-cell-address="Rarity.C3"/>
    </style:style>
    <style:style style:name="ce2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4"/>
      <style:map style:condition="cell-content()!=&quot;-&quot;" style:apply-style-name="ZieloneTlo" style:base-cell-address="Rarity.C4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5"/>
      <style:map style:condition="cell-content()!=&quot;-&quot;" style:apply-style-name="ZieloneTlo" style:base-cell-address="Rarity.C5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6"/>
      <style:map style:condition="cell-content()!=&quot;-&quot;" style:apply-style-name="ZieloneTlo" style:base-cell-address="Rarity.C6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0"/>
      <style:map style:condition="cell-content()!=&quot;-&quot;" style:apply-style-name="ZieloneTlo" style:base-cell-address="Rarity.C30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1"/>
      <style:map style:condition="cell-content()!=&quot;-&quot;" style:apply-style-name="ZieloneTlo" style:base-cell-address="Rarity.C31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2"/>
      <style:map style:condition="cell-content()!=&quot;-&quot;" style:apply-style-name="ZieloneTlo" style:base-cell-address="Rarity.C32"/>
    </style:style>
    <style:style style:name="ce25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3"/>
      <style:map style:condition="cell-content()!=&quot;-&quot;" style:apply-style-name="ZieloneTlo" style:base-cell-address="Rarity.C33"/>
    </style:style>
    <style:style style:name="ce25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C34"/>
      <style:map style:condition="cell-content()!=&quot;-&quot;" style:apply-style-name="ZieloneTlo" style:base-cell-address="Rarity.C34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2"/>
      <style:map style:condition="cell-content()!=&quot;-&quot;" style:apply-style-name="ZieloneTlo" style:base-cell-address="Rarity.D2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"/>
      <style:map style:condition="cell-content()!=&quot;-&quot;" style:apply-style-name="ZieloneTlo" style:base-cell-address="Rarity.D3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4"/>
      <style:map style:condition="cell-content()!=&quot;-&quot;" style:apply-style-name="ZieloneTlo" style:base-cell-address="Rarity.D4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5"/>
      <style:map style:condition="cell-content()!=&quot;-&quot;" style:apply-style-name="ZieloneTlo" style:base-cell-address="Rarity.D5"/>
    </style:style>
    <style:style style:name="ce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6"/>
      <style:map style:condition="cell-content()!=&quot;-&quot;" style:apply-style-name="ZieloneTlo" style:base-cell-address="Rarity.D6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0"/>
      <style:map style:condition="cell-content()!=&quot;-&quot;" style:apply-style-name="ZieloneTlo" style:base-cell-address="Rarity.D30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1"/>
      <style:map style:condition="cell-content()!=&quot;-&quot;" style:apply-style-name="ZieloneTlo" style:base-cell-address="Rarity.D31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2"/>
      <style:map style:condition="cell-content()!=&quot;-&quot;" style:apply-style-name="ZieloneTlo" style:base-cell-address="Rarity.D32"/>
    </style:style>
    <style:style style:name="ce26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3"/>
      <style:map style:condition="cell-content()!=&quot;-&quot;" style:apply-style-name="ZieloneTlo" style:base-cell-address="Rarity.D33"/>
    </style:style>
    <style:style style:name="ce26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D34"/>
      <style:map style:condition="cell-content()!=&quot;-&quot;" style:apply-style-name="ZieloneTlo" style:base-cell-address="Rarity.D34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2"/>
      <style:map style:condition="cell-content()!=&quot;-&quot;" style:apply-style-name="ZieloneTlo" style:base-cell-address="Rarity.E2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"/>
      <style:map style:condition="cell-content()!=&quot;-&quot;" style:apply-style-name="ZieloneTlo" style:base-cell-address="Rarity.E3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4"/>
      <style:map style:condition="cell-content()!=&quot;-&quot;" style:apply-style-name="ZieloneTlo" style:base-cell-address="Rarity.E4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5"/>
      <style:map style:condition="cell-content()!=&quot;-&quot;" style:apply-style-name="ZieloneTlo" style:base-cell-address="Rarity.E5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6"/>
      <style:map style:condition="cell-content()!=&quot;-&quot;" style:apply-style-name="ZieloneTlo" style:base-cell-address="Rarity.E6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0"/>
      <style:map style:condition="cell-content()!=&quot;-&quot;" style:apply-style-name="ZieloneTlo" style:base-cell-address="Rarity.E30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1"/>
      <style:map style:condition="cell-content()!=&quot;-&quot;" style:apply-style-name="ZieloneTlo" style:base-cell-address="Rarity.E31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2"/>
      <style:map style:condition="cell-content()!=&quot;-&quot;" style:apply-style-name="ZieloneTlo" style:base-cell-address="Rarity.E32"/>
    </style:style>
    <style:style style:name="ce27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3"/>
      <style:map style:condition="cell-content()!=&quot;-&quot;" style:apply-style-name="ZieloneTlo" style:base-cell-address="Rarity.E33"/>
    </style:style>
    <style:style style:name="ce27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E34"/>
      <style:map style:condition="cell-content()!=&quot;-&quot;" style:apply-style-name="ZieloneTlo" style:base-cell-address="Rarity.E34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2"/>
      <style:map style:condition="cell-content()!=&quot;-&quot;" style:apply-style-name="ZieloneTlo" style:base-cell-address="Rarity.F2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"/>
      <style:map style:condition="cell-content()!=&quot;-&quot;" style:apply-style-name="ZieloneTlo" style:base-cell-address="Rarity.F3"/>
    </style:style>
    <style:style style:name="ce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4"/>
      <style:map style:condition="cell-content()!=&quot;-&quot;" style:apply-style-name="ZieloneTlo" style:base-cell-address="Rarity.F4"/>
    </style:style>
    <style:style style:name="ce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5"/>
      <style:map style:condition="cell-content()!=&quot;-&quot;" style:apply-style-name="ZieloneTlo" style:base-cell-address="Rarity.F5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6"/>
      <style:map style:condition="cell-content()!=&quot;-&quot;" style:apply-style-name="ZieloneTlo" style:base-cell-address="Rarity.F6"/>
    </style:style>
    <style:style style:name="ce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0"/>
      <style:map style:condition="cell-content()!=&quot;-&quot;" style:apply-style-name="ZieloneTlo" style:base-cell-address="Rarity.F30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1"/>
      <style:map style:condition="cell-content()!=&quot;-&quot;" style:apply-style-name="ZieloneTlo" style:base-cell-address="Rarity.F31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2"/>
      <style:map style:condition="cell-content()!=&quot;-&quot;" style:apply-style-name="ZieloneTlo" style:base-cell-address="Rarity.F32"/>
    </style:style>
    <style:style style:name="ce28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3"/>
      <style:map style:condition="cell-content()!=&quot;-&quot;" style:apply-style-name="ZieloneTlo" style:base-cell-address="Rarity.F33"/>
    </style:style>
    <style:style style:name="ce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Rarity.F34"/>
      <style:map style:condition="cell-content()!=&quot;-&quot;" style:apply-style-name="ZieloneTlo" style:base-cell-address="Rarity.F34"/>
    </style:style>
    <style:style style:name="ce2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"/>
      <style:map style:condition="cell-content()!=&quot;-&quot;" style:apply-style-name="ZieloneTlo" style:base-cell-address="Improvement.B2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3"/>
      <style:map style:condition="cell-content()!=&quot;-&quot;" style:apply-style-name="ZieloneTlo" style:base-cell-address="Improvement.B3"/>
    </style:style>
    <style:style style:name="ce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4"/>
      <style:map style:condition="cell-content()!=&quot;-&quot;" style:apply-style-name="ZieloneTlo" style:base-cell-address="Improvement.B4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5"/>
      <style:map style:condition="cell-content()!=&quot;-&quot;" style:apply-style-name="ZieloneTlo" style:base-cell-address="Improvement.B5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6"/>
      <style:map style:condition="cell-content()!=&quot;-&quot;" style:apply-style-name="ZieloneTlo" style:base-cell-address="Improvement.B6"/>
    </style:style>
    <style:style style:name="ce28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"/>
      <style:map style:condition="cell-content()!=&quot;-&quot;" style:apply-style-name="ZieloneTlo" style:base-cell-address="Improvement.B2"/>
    </style:style>
    <style:style style:name="ce28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8"/>
      <style:map style:condition="cell-content()!=&quot;-&quot;" style:apply-style-name="ZieloneTlo" style:base-cell-address="Improvement.B8"/>
    </style:style>
    <style:style style:name="ce28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9"/>
      <style:map style:condition="cell-content()!=&quot;-&quot;" style:apply-style-name="ZieloneTlo" style:base-cell-address="Improvement.B9"/>
    </style:style>
    <style:style style:name="ce29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0"/>
      <style:map style:condition="cell-content()!=&quot;-&quot;" style:apply-style-name="ZieloneTlo" style:base-cell-address="Improvement.B10"/>
    </style:style>
    <style:style style:name="ce29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1"/>
      <style:map style:condition="cell-content()!=&quot;-&quot;" style:apply-style-name="ZieloneTlo" style:base-cell-address="Improvement.B11"/>
    </style:style>
    <style:style style:name="ce29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2"/>
      <style:map style:condition="cell-content()!=&quot;-&quot;" style:apply-style-name="ZieloneTlo" style:base-cell-address="Improvement.B12"/>
    </style:style>
    <style:style style:name="ce29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4"/>
      <style:map style:condition="cell-content()!=&quot;-&quot;" style:apply-style-name="ZieloneTlo" style:base-cell-address="Improvement.B14"/>
    </style:style>
    <style:style style:name="ce29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6"/>
      <style:map style:condition="cell-content()!=&quot;-&quot;" style:apply-style-name="ZieloneTlo" style:base-cell-address="Improvement.B16"/>
    </style:style>
    <style:style style:name="ce29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7"/>
      <style:map style:condition="cell-content()!=&quot;-&quot;" style:apply-style-name="ZieloneTlo" style:base-cell-address="Improvement.B17"/>
    </style:style>
    <style:style style:name="ce29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8"/>
      <style:map style:condition="cell-content()!=&quot;-&quot;" style:apply-style-name="ZieloneTlo" style:base-cell-address="Improvement.B18"/>
    </style:style>
    <style:style style:name="ce29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19"/>
      <style:map style:condition="cell-content()!=&quot;-&quot;" style:apply-style-name="ZieloneTlo" style:base-cell-address="Improvement.B19"/>
    </style:style>
    <style:style style:name="ce29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0"/>
      <style:map style:condition="cell-content()!=&quot;-&quot;" style:apply-style-name="ZieloneTlo" style:base-cell-address="Improvement.B20"/>
    </style:style>
    <style:style style:name="ce29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1"/>
      <style:map style:condition="cell-content()!=&quot;-&quot;" style:apply-style-name="ZieloneTlo" style:base-cell-address="Improvement.B21"/>
    </style:style>
    <style:style style:name="ce30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2"/>
      <style:map style:condition="cell-content()!=&quot;-&quot;" style:apply-style-name="ZieloneTlo" style:base-cell-address="Improvement.B22"/>
    </style:style>
    <style:style style:name="ce30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3"/>
      <style:map style:condition="cell-content()!=&quot;-&quot;" style:apply-style-name="ZieloneTlo" style:base-cell-address="Improvement.B23"/>
    </style:style>
    <style:style style:name="ce30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4"/>
      <style:map style:condition="cell-content()!=&quot;-&quot;" style:apply-style-name="ZieloneTlo" style:base-cell-address="Improvement.B24"/>
    </style:style>
    <style:style style:name="ce30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5"/>
      <style:map style:condition="cell-content()!=&quot;-&quot;" style:apply-style-name="ZieloneTlo" style:base-cell-address="Improvement.B25"/>
    </style:style>
    <style:style style:name="ce30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6"/>
      <style:map style:condition="cell-content()!=&quot;-&quot;" style:apply-style-name="ZieloneTlo" style:base-cell-address="Improvement.B26"/>
    </style:style>
    <style:style style:name="ce30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7"/>
      <style:map style:condition="cell-content()!=&quot;-&quot;" style:apply-style-name="ZieloneTlo" style:base-cell-address="Improvement.B27"/>
    </style:style>
    <style:style style:name="ce30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8"/>
      <style:map style:condition="cell-content()!=&quot;-&quot;" style:apply-style-name="ZieloneTlo" style:base-cell-address="Improvement.B28"/>
    </style:style>
    <style:style style:name="ce30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29"/>
      <style:map style:condition="cell-content()!=&quot;-&quot;" style:apply-style-name="ZieloneTlo" style:base-cell-address="Improvement.B29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30"/>
      <style:map style:condition="cell-content()!=&quot;-&quot;" style:apply-style-name="ZieloneTlo" style:base-cell-address="Improvement.B30"/>
    </style:style>
    <style:style style:name="ce30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33"/>
      <style:map style:condition="cell-content()!=&quot;-&quot;" style:apply-style-name="ZieloneTlo" style:base-cell-address="Improvement.B33"/>
    </style:style>
    <style:style style:name="ce3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B34"/>
      <style:map style:condition="cell-content()!=&quot;-&quot;" style:apply-style-name="ZieloneTlo" style:base-cell-address="Improvement.B34"/>
    </style:style>
    <style:style style:name="ce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2"/>
      <style:map style:condition="cell-content()!=&quot;-&quot;" style:apply-style-name="ZieloneTlo" style:base-cell-address="Improvement.C2"/>
    </style:style>
    <style:style style:name="ce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"/>
      <style:map style:condition="cell-content()!=&quot;-&quot;" style:apply-style-name="ZieloneTlo" style:base-cell-address="Improvement.C3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4"/>
      <style:map style:condition="cell-content()!=&quot;-&quot;" style:apply-style-name="ZieloneTlo" style:base-cell-address="Improvement.C4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5"/>
      <style:map style:condition="cell-content()!=&quot;-&quot;" style:apply-style-name="ZieloneTlo" style:base-cell-address="Improvement.C5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6"/>
      <style:map style:condition="cell-content()!=&quot;-&quot;" style:apply-style-name="ZieloneTlo" style:base-cell-address="Improvement.C6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0"/>
      <style:map style:condition="cell-content()!=&quot;-&quot;" style:apply-style-name="ZieloneTlo" style:base-cell-address="Improvement.C30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1"/>
      <style:map style:condition="cell-content()!=&quot;-&quot;" style:apply-style-name="ZieloneTlo" style:base-cell-address="Improvement.C31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2"/>
      <style:map style:condition="cell-content()!=&quot;-&quot;" style:apply-style-name="ZieloneTlo" style:base-cell-address="Improvement.C32"/>
    </style:style>
    <style:style style:name="ce31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3"/>
      <style:map style:condition="cell-content()!=&quot;-&quot;" style:apply-style-name="ZieloneTlo" style:base-cell-address="Improvement.C33"/>
    </style:style>
    <style:style style:name="ce32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C34"/>
      <style:map style:condition="cell-content()!=&quot;-&quot;" style:apply-style-name="ZieloneTlo" style:base-cell-address="Improvement.C34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2"/>
      <style:map style:condition="cell-content()!=&quot;-&quot;" style:apply-style-name="ZieloneTlo" style:base-cell-address="Improvement.D2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"/>
      <style:map style:condition="cell-content()!=&quot;-&quot;" style:apply-style-name="ZieloneTlo" style:base-cell-address="Improvement.D3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4"/>
      <style:map style:condition="cell-content()!=&quot;-&quot;" style:apply-style-name="ZieloneTlo" style:base-cell-address="Improvement.D4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5"/>
      <style:map style:condition="cell-content()!=&quot;-&quot;" style:apply-style-name="ZieloneTlo" style:base-cell-address="Improvement.D5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6"/>
      <style:map style:condition="cell-content()!=&quot;-&quot;" style:apply-style-name="ZieloneTlo" style:base-cell-address="Improvement.D6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0"/>
      <style:map style:condition="cell-content()!=&quot;-&quot;" style:apply-style-name="ZieloneTlo" style:base-cell-address="Improvement.D30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1"/>
      <style:map style:condition="cell-content()!=&quot;-&quot;" style:apply-style-name="ZieloneTlo" style:base-cell-address="Improvement.D31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2"/>
      <style:map style:condition="cell-content()!=&quot;-&quot;" style:apply-style-name="ZieloneTlo" style:base-cell-address="Improvement.D32"/>
    </style:style>
    <style:style style:name="ce3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3"/>
      <style:map style:condition="cell-content()!=&quot;-&quot;" style:apply-style-name="ZieloneTlo" style:base-cell-address="Improvement.D33"/>
    </style:style>
    <style:style style:name="ce33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D34"/>
      <style:map style:condition="cell-content()!=&quot;-&quot;" style:apply-style-name="ZieloneTlo" style:base-cell-address="Improvement.D34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2"/>
      <style:map style:condition="cell-content()!=&quot;-&quot;" style:apply-style-name="ZieloneTlo" style:base-cell-address="Improvement.E2"/>
    </style:style>
    <style:style style:name="ce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"/>
      <style:map style:condition="cell-content()!=&quot;-&quot;" style:apply-style-name="ZieloneTlo" style:base-cell-address="Improvement.E3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4"/>
      <style:map style:condition="cell-content()!=&quot;-&quot;" style:apply-style-name="ZieloneTlo" style:base-cell-address="Improvement.E4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5"/>
      <style:map style:condition="cell-content()!=&quot;-&quot;" style:apply-style-name="ZieloneTlo" style:base-cell-address="Improvement.E5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6"/>
      <style:map style:condition="cell-content()!=&quot;-&quot;" style:apply-style-name="ZieloneTlo" style:base-cell-address="Improvement.E6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0"/>
      <style:map style:condition="cell-content()!=&quot;-&quot;" style:apply-style-name="ZieloneTlo" style:base-cell-address="Improvement.E30"/>
    </style:style>
    <style:style style:name="ce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1"/>
      <style:map style:condition="cell-content()!=&quot;-&quot;" style:apply-style-name="ZieloneTlo" style:base-cell-address="Improvement.E31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2"/>
      <style:map style:condition="cell-content()!=&quot;-&quot;" style:apply-style-name="ZieloneTlo" style:base-cell-address="Improvement.E32"/>
    </style:style>
    <style:style style:name="ce33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3"/>
      <style:map style:condition="cell-content()!=&quot;-&quot;" style:apply-style-name="ZieloneTlo" style:base-cell-address="Improvement.E33"/>
    </style:style>
    <style:style style:name="ce34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E34"/>
      <style:map style:condition="cell-content()!=&quot;-&quot;" style:apply-style-name="ZieloneTlo" style:base-cell-address="Improvement.E34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2"/>
      <style:map style:condition="cell-content()!=&quot;-&quot;" style:apply-style-name="ZieloneTlo" style:base-cell-address="Improvement.F2"/>
    </style:style>
    <style:style style:name="ce3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"/>
      <style:map style:condition="cell-content()!=&quot;-&quot;" style:apply-style-name="ZieloneTlo" style:base-cell-address="Improvement.F3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4"/>
      <style:map style:condition="cell-content()!=&quot;-&quot;" style:apply-style-name="ZieloneTlo" style:base-cell-address="Improvement.F4"/>
    </style:style>
    <style:style style:name="ce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5"/>
      <style:map style:condition="cell-content()!=&quot;-&quot;" style:apply-style-name="ZieloneTlo" style:base-cell-address="Improvement.F5"/>
    </style:style>
    <style:style style:name="ce3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6"/>
      <style:map style:condition="cell-content()!=&quot;-&quot;" style:apply-style-name="ZieloneTlo" style:base-cell-address="Improvement.F6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0"/>
      <style:map style:condition="cell-content()!=&quot;-&quot;" style:apply-style-name="ZieloneTlo" style:base-cell-address="Improvement.F30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1"/>
      <style:map style:condition="cell-content()!=&quot;-&quot;" style:apply-style-name="ZieloneTlo" style:base-cell-address="Improvement.F31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2"/>
      <style:map style:condition="cell-content()!=&quot;-&quot;" style:apply-style-name="ZieloneTlo" style:base-cell-address="Improvement.F32"/>
    </style:style>
    <style:style style:name="ce34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3"/>
      <style:map style:condition="cell-content()!=&quot;-&quot;" style:apply-style-name="ZieloneTlo" style:base-cell-address="Improvement.F33"/>
    </style:style>
    <style:style style:name="ce35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F34"/>
      <style:map style:condition="cell-content()!=&quot;-&quot;" style:apply-style-name="ZieloneTlo" style:base-cell-address="Improvement.F34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"/>
      <style:map style:condition="cell-content()!=&quot;-&quot;" style:apply-style-name="ZieloneTlo" style:base-cell-address="Improvement.G2"/>
    </style:style>
    <style:style style:name="ce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"/>
      <style:map style:condition="cell-content()!=&quot;-&quot;" style:apply-style-name="ZieloneTlo" style:base-cell-address="Improvement.G3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4"/>
      <style:map style:condition="cell-content()!=&quot;-&quot;" style:apply-style-name="ZieloneTlo" style:base-cell-address="Improvement.G4"/>
    </style:style>
    <style:style style:name="ce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5"/>
      <style:map style:condition="cell-content()!=&quot;-&quot;" style:apply-style-name="ZieloneTlo" style:base-cell-address="Improvement.G5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6"/>
      <style:map style:condition="cell-content()!=&quot;-&quot;" style:apply-style-name="ZieloneTlo" style:base-cell-address="Improvement.G6"/>
    </style:style>
    <style:style style:name="ce35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7"/>
      <style:map style:condition="cell-content()!=&quot;-&quot;" style:apply-style-name="ZieloneTlo" style:base-cell-address="Improvement.G7"/>
    </style:style>
    <style:style style:name="ce35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8"/>
      <style:map style:condition="cell-content()!=&quot;-&quot;" style:apply-style-name="ZieloneTlo" style:base-cell-address="Improvement.G8"/>
    </style:style>
    <style:style style:name="ce35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9"/>
      <style:map style:condition="cell-content()!=&quot;-&quot;" style:apply-style-name="ZieloneTlo" style:base-cell-address="Improvement.G9"/>
    </style:style>
    <style:style style:name="ce3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0"/>
      <style:map style:condition="cell-content()!=&quot;-&quot;" style:apply-style-name="ZieloneTlo" style:base-cell-address="Improvement.G10"/>
    </style:style>
    <style:style style:name="ce36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1"/>
      <style:map style:condition="cell-content()!=&quot;-&quot;" style:apply-style-name="ZieloneTlo" style:base-cell-address="Improvement.G11"/>
    </style:style>
    <style:style style:name="ce36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2"/>
      <style:map style:condition="cell-content()!=&quot;-&quot;" style:apply-style-name="ZieloneTlo" style:base-cell-address="Improvement.G12"/>
    </style:style>
    <style:style style:name="ce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7"/>
      <style:map style:condition="cell-content()!=&quot;-&quot;" style:apply-style-name="ZieloneTlo" style:base-cell-address="Improvement.G7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4"/>
      <style:map style:condition="cell-content()!=&quot;-&quot;" style:apply-style-name="ZieloneTlo" style:base-cell-address="Improvement.G14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6"/>
      <style:map style:condition="cell-content()!=&quot;-&quot;" style:apply-style-name="ZieloneTlo" style:base-cell-address="Improvement.G16"/>
    </style:style>
    <style:style style:name="ce36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7"/>
      <style:map style:condition="cell-content()!=&quot;-&quot;" style:apply-style-name="ZieloneTlo" style:base-cell-address="Improvement.G17"/>
    </style:style>
    <style:style style:name="ce36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8"/>
      <style:map style:condition="cell-content()!=&quot;-&quot;" style:apply-style-name="ZieloneTlo" style:base-cell-address="Improvement.G18"/>
    </style:style>
    <style:style style:name="ce36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19"/>
      <style:map style:condition="cell-content()!=&quot;-&quot;" style:apply-style-name="ZieloneTlo" style:base-cell-address="Improvement.G19"/>
    </style:style>
    <style:style style:name="ce36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0"/>
      <style:map style:condition="cell-content()!=&quot;-&quot;" style:apply-style-name="ZieloneTlo" style:base-cell-address="Improvement.G20"/>
    </style:style>
    <style:style style:name="ce36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1"/>
      <style:map style:condition="cell-content()!=&quot;-&quot;" style:apply-style-name="ZieloneTlo" style:base-cell-address="Improvement.G21"/>
    </style:style>
    <style:style style:name="ce37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2"/>
      <style:map style:condition="cell-content()!=&quot;-&quot;" style:apply-style-name="ZieloneTlo" style:base-cell-address="Improvement.G22"/>
    </style:style>
    <style:style style:name="ce37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3"/>
      <style:map style:condition="cell-content()!=&quot;-&quot;" style:apply-style-name="ZieloneTlo" style:base-cell-address="Improvement.G23"/>
    </style:style>
    <style:style style:name="ce37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4"/>
      <style:map style:condition="cell-content()!=&quot;-&quot;" style:apply-style-name="ZieloneTlo" style:base-cell-address="Improvement.G24"/>
    </style:style>
    <style:style style:name="ce37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5"/>
      <style:map style:condition="cell-content()!=&quot;-&quot;" style:apply-style-name="ZieloneTlo" style:base-cell-address="Improvement.G25"/>
    </style:style>
    <style:style style:name="ce37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6"/>
      <style:map style:condition="cell-content()!=&quot;-&quot;" style:apply-style-name="ZieloneTlo" style:base-cell-address="Improvement.G26"/>
    </style:style>
    <style:style style:name="ce37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7"/>
      <style:map style:condition="cell-content()!=&quot;-&quot;" style:apply-style-name="ZieloneTlo" style:base-cell-address="Improvement.G27"/>
    </style:style>
    <style:style style:name="ce37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8"/>
      <style:map style:condition="cell-content()!=&quot;-&quot;" style:apply-style-name="ZieloneTlo" style:base-cell-address="Improvement.G28"/>
    </style:style>
    <style:style style:name="ce37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29"/>
      <style:map style:condition="cell-content()!=&quot;-&quot;" style:apply-style-name="ZieloneTlo" style:base-cell-address="Improvement.G29"/>
    </style:style>
    <style:style style:name="ce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0"/>
      <style:map style:condition="cell-content()!=&quot;-&quot;" style:apply-style-name="ZieloneTlo" style:base-cell-address="Improvement.G30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1"/>
      <style:map style:condition="cell-content()!=&quot;-&quot;" style:apply-style-name="ZieloneTlo" style:base-cell-address="Improvement.G31"/>
    </style:style>
    <style:style style:name="ce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2"/>
      <style:map style:condition="cell-content()!=&quot;-&quot;" style:apply-style-name="ZieloneTlo" style:base-cell-address="Improvement.G32"/>
    </style:style>
    <style:style style:name="ce38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3"/>
      <style:map style:condition="cell-content()!=&quot;-&quot;" style:apply-style-name="ZieloneTlo" style:base-cell-address="Improvement.G33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Bold SemiConden" fo:font-size="15pt" style:font-size-asian="15pt" style:font-size-complex="15pt"/>
      <style:map style:condition="cell-content()=&quot;-&quot;" style:apply-style-name="CzerwoneTlo" style:base-cell-address="Improvement.G34"/>
      <style:map style:condition="cell-content()!=&quot;-&quot;" style:apply-style-name="ZieloneTlo" style:base-cell-address="Improvement.G34"/>
    </style:style>
  </office:automatic-styles>
  <office:body>
    <office:spreadsheet>
      <table:table table:name="ItemTypes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6"/>
        <table:table-column table:style-name="co8" table:default-cell-style-name="Default"/>
        <table:table-row table:style-name="ro1">
          <table:table-cell table:style-name="ce1" office:value-type="string" calcext:value-type="string">
            <text:p>Properties / Item type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Glove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exturePath</text:p>
          </table:table-cell>
          <table:table-cell table:style-name="ce4" office:value-type="string" calcext:value-type="string">
            <text:p>+</text:p>
          </table:table-cell>
          <table:table-cell table:number-columns-repeated="9" office:value-type="string" calcext:value-type="string">
            <text:p>+</text:p>
          </table:table-cell>
          <table:table-cell table:style-name="ce195" office:value-type="string" calcext:value-type="string">
            <text:p>+</text:p>
          </table:table-cell>
          <table:table-cell office:value-type="string" calcext:value-type="string">
            <text:p>Path to a texture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table:style-name="ce4" office:value-type="string" calcext:value-type="string">
            <text:p>+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Item full nam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4" office:value-type="string" calcext:value-type="string">
            <text:p>+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Item type</text:p>
          </table:table-cell>
        </table:table-row>
        <table:table-row table:style-name="ro2">
          <table:table-cell office:value-type="string" calcext:value-type="string">
            <text:p>MaximumQuantity</text:p>
          </table:table-cell>
          <table:table-cell table:style-name="ce4" office:value-type="string" calcext:value-type="string">
            <text:p>+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Maximum quantity</text:p>
          </table:table-cell>
        </table:table-row>
        <table:table-row table:style-name="ro2">
          <table:table-cell office:value-type="string" calcext:value-type="string">
            <text:p>RequiredLevel</text:p>
          </table:table-cell>
          <table:table-cell table:style-name="ce4" office:value-type="string" calcext:value-type="string">
            <text:p>+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Level required for use</text:p>
          </table:table-cell>
        </table:table-row>
        <table:table-row table:style-name="ro2">
          <table:table-cell office:value-type="string" calcext:value-type="string">
            <text:p>MinimumDamage</text:p>
          </table:table-cell>
          <table:table-cell table:number-columns-repeated="4" office:value-type="string" calcext:value-type="string">
            <text:p>-</text:p>
          </table:table-cell>
          <table:table-cell table:style-name="ce79" office:value-type="string" calcext:value-type="string">
            <text:p>0-296 (666)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inimum attack damage</text:p>
          </table:table-cell>
        </table:table-row>
        <table:table-row table:style-name="ro2">
          <table:table-cell office:value-type="string" calcext:value-type="string">
            <text:p>MaximumDamage</text:p>
          </table:table-cell>
          <table:table-cell table:style-name="ce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-296 (666)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ximum attack damage</text:p>
          </table:table-cell>
        </table:table-row>
        <table:table-row table:style-name="ro2">
          <table:table-cell office:value-type="string" calcext:value-type="string">
            <text:p>Strength</text:p>
          </table:table-cell>
          <table:table-cell table:number-columns-repeated="2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2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63" office:value-type="string" calcext:value-type="string">
            <text:p>0-88 (200)</text:p>
          </table:table-cell>
          <table:table-cell table:style-name="ce182" office:value-type="string" calcext:value-type="string">
            <text:p>0-88 (2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itional maximum attack damage</text:p>
          </table:table-cell>
        </table:table-row>
        <table:table-row table:style-name="ro2">
          <table:table-cell office:value-type="string" calcext:value-type="string">
            <text:p>Vitality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-222 (500)</text:p>
          </table:table-cell>
          <table:table-cell table:style-name="ce122" office:value-type="string" calcext:value-type="string">
            <text:p>0-222 (500)</text:p>
          </table:table-cell>
          <table:table-cell table:style-name="ce147" office:value-type="string" calcext:value-type="string">
            <text:p>-</text:p>
          </table:table-cell>
          <table:table-cell table:style-name="ce164" office:value-type="string" calcext:value-type="string">
            <text:p>0-1555 (3500)</text:p>
          </table:table-cell>
          <table:table-cell table:style-name="ce183" office:value-type="string" calcext:value-type="string">
            <text:p>0-1555 (35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itional life</text:p>
          </table:table-cell>
        </table:table-row>
        <table:table-row table:style-name="ro2">
          <table:table-cell office:value-type="string" calcext:value-type="string">
            <text:p>Evasion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23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165" office:value-type="string" calcext:value-type="string">
            <text:p>0-15 (35)</text:p>
          </table:table-cell>
          <table:table-cell table:style-name="ce184" office:value-type="string" calcext:value-type="string">
            <text:p>0-15 (3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cent chance to avoid attack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166" office:value-type="string" calcext:value-type="string">
            <text:p>0-444 (1000)</text:p>
          </table:table-cell>
          <table:table-cell table:style-name="ce185" office:value-type="string" calcext:value-type="string">
            <text:p>0-444 (10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itional mana</text:p>
          </table:table-cell>
        </table:table-row>
        <table:table-row table:style-name="ro2">
          <table:table-cell office:value-type="string" calcext:value-type="string">
            <text:p>AttackSpeed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1.0 – 2.5 (2.5)</text:p>
          </table:table-cell>
          <table:table-cell table:style-name="ce101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197" office:value-type="string" calcext:value-type="string">
            <text:p>-</text:p>
          </table:table-cell>
          <table:table-cell office:value-type="string" calcext:value-type="string">
            <text:p>How quick are spells recharged</text:p>
          </table:table-cell>
        </table:table-row>
        <table:table-row table:style-name="ro2">
          <table:table-cell office:value-type="string" calcext:value-type="string">
            <text:p>MovementSpeed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0-22 (50)</text:p>
          </table:table-cell>
          <table:table-cell table:style-name="ce168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office:value-type="string" calcext:value-type="string">
            <text:p>Percent of additional movement speed</text:p>
          </table:table-cell>
        </table:table-row>
        <table:table-row table:style-name="ro2">
          <table:table-cell office:value-type="string" calcext:value-type="string">
            <text:p>LifeSteal</text:p>
          </table:table-cell>
          <table:table-cell table:number-columns-repeated="2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80" office:value-type="string" calcext:value-type="string">
            <text:p>0-20 (20)</text:p>
          </table:table-cell>
          <table:table-cell table:style-name="ce103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199" office:value-type="string" calcext:value-type="string">
            <text:p>-</text:p>
          </table:table-cell>
          <table:table-cell office:value-type="string" calcext:value-type="string">
            <text:p>Percent of life steal</text:p>
          </table:table-cell>
        </table:table-row>
        <table:table-row table:style-name="ro2">
          <table:table-cell office:value-type="string" calcext:value-type="string">
            <text:p>IceResistance</text:p>
          </table:table-cell>
          <table:table-cell table:number-columns-repeated="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0-20 (45)</text:p>
          </table:table-cell>
          <table:table-cell table:style-name="ce128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ice damage</text:p>
          </table:table-cell>
        </table:table-row>
        <table:table-row table:style-name="ro2">
          <table:table-cell office:value-type="string" calcext:value-type="string">
            <text:p>DarknessResistance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104" office:value-type="string" calcext:value-type="string">
            <text:p>0-20 (45)</text:p>
          </table:table-cell>
          <table:table-cell table:style-name="ce129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darkness damage</text:p>
          </table:table-cell>
        </table:table-row>
        <table:table-row table:style-name="ro2">
          <table:table-cell office:value-type="string" calcext:value-type="string">
            <text:p>FireResistance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105" office:value-type="string" calcext:value-type="string">
            <text:p>0-20 (45)</text:p>
          </table:table-cell>
          <table:table-cell table:style-name="ce130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fire damage</text:p>
          </table:table-cell>
        </table:table-row>
        <table:table-row table:style-name="ro2">
          <table:table-cell office:value-type="string" calcext:value-type="string">
            <text:p>WaterResistance</text:p>
          </table:table-cell>
          <table:table-cell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106" office:value-type="string" calcext:value-type="string">
            <text:p>0-20 (45)</text:p>
          </table:table-cell>
          <table:table-cell table:style-name="ce131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water damage</text:p>
          </table:table-cell>
        </table:table-row>
        <table:table-row table:style-name="ro2">
          <table:table-cell office:value-type="string" calcext:value-type="string">
            <text:p>LightResistance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107" office:value-type="string" calcext:value-type="string">
            <text:p>0-20 (45)</text:p>
          </table:table-cell>
          <table:table-cell table:style-name="ce132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light damage</text:p>
          </table:table-cell>
        </table:table-row>
        <table:table-row table:style-name="ro2">
          <table:table-cell office:value-type="string" calcext:value-type="string">
            <text:p>EarthResistanc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108" office:value-type="string" calcext:value-type="string">
            <text:p>0-20 (45)</text:p>
          </table:table-cell>
          <table:table-cell table:style-name="ce133" office:value-type="string" calcext:value-type="string">
            <text:p>0-20 (45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ercent of ignored earth damage</text:p>
          </table:table-cell>
        </table:table-row>
        <table:table-row table:style-name="ro2">
          <table:table-cell office:value-type="string" calcext:value-type="string">
            <text:p>IceElement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7" office:value-type="string" calcext:value-type="string">
            <text:p>0-22 (50)</text:p>
          </table:table-cell>
          <table:table-cell table:style-name="ce109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5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0" office:value-type="string" calcext:value-type="string">
            <text:p>0-22 (50)</text:p>
          </table:table-cell>
          <table:table-cell office:value-type="string" calcext:value-type="string">
            <text:p>Percent of damage being transformed to ice damage. Damage is multiplied by 3</text:p>
          </table:table-cell>
        </table:table-row>
        <table:table-row table:style-name="ro2">
          <table:table-cell office:value-type="string" calcext:value-type="string">
            <text:p>DarknessElement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8" office:value-type="string" calcext:value-type="string">
            <text:p>0-22 (50)</text:p>
          </table:table-cell>
          <table:table-cell table:style-name="ce110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1" office:value-type="string" calcext:value-type="string">
            <text:p>0-22 (50)</text:p>
          </table:table-cell>
          <table:table-cell office:value-type="string" calcext:value-type="string">
            <text:p>Percent of damage being transformed to darkness damage. Damage is multiplied by 3</text:p>
          </table:table-cell>
        </table:table-row>
        <table:table-row table:style-name="ro2">
          <table:table-cell office:value-type="string" calcext:value-type="string">
            <text:p>FireElement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9" office:value-type="string" calcext:value-type="string">
            <text:p>0-22 (50)</text:p>
          </table:table-cell>
          <table:table-cell table:style-name="ce111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2" office:value-type="string" calcext:value-type="string">
            <text:p>0-22 (50)</text:p>
          </table:table-cell>
          <table:table-cell office:value-type="string" calcext:value-type="string">
            <text:p>Percent of damage being transformed to fire damage. Damage is multiplied by 3</text:p>
          </table:table-cell>
        </table:table-row>
        <table:table-row table:style-name="ro2">
          <table:table-cell office:value-type="string" calcext:value-type="string">
            <text:p>WaterElement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0" office:value-type="string" calcext:value-type="string">
            <text:p>0-22 (50)</text:p>
          </table:table-cell>
          <table:table-cell table:style-name="ce112" office:value-type="string" calcext:value-type="string">
            <text:p>-</text:p>
          </table:table-cell>
          <table:table-cell table:style-name="ce137" office:value-type="string" calcext:value-type="string">
            <text:p>-</text:p>
          </table:table-cell>
          <table:table-cell table:style-name="ce154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3" office:value-type="string" calcext:value-type="string">
            <text:p>0-22 (50)</text:p>
          </table:table-cell>
          <table:table-cell office:value-type="string" calcext:value-type="string">
            <text:p>Percent of damage being transformed to water damage. Damage is multiplied by 3</text:p>
          </table:table-cell>
        </table:table-row>
        <table:table-row table:style-name="ro2">
          <table:table-cell office:value-type="string" calcext:value-type="string">
            <text:p>LightElement</text:p>
          </table:table-cell>
          <table:table-cell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1" office:value-type="string" calcext:value-type="string">
            <text:p>0-22 (50)</text:p>
          </table:table-cell>
          <table:table-cell table:style-name="ce113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155" office:value-type="string" calcext:value-type="string">
            <text:p>-</text:p>
          </table:table-cell>
          <table:table-cell table:style-name="ce1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4" office:value-type="string" calcext:value-type="string">
            <text:p>0-22 (50)</text:p>
          </table:table-cell>
          <table:table-cell office:value-type="string" calcext:value-type="string">
            <text:p>Percent of damage being transformed to light damage. Damage is multiplied by 3</text:p>
          </table:table-cell>
        </table:table-row>
        <table:table-row table:style-name="ro2">
          <table:table-cell office:value-type="string" calcext:value-type="string">
            <text:p>EarthElement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92" office:value-type="string" calcext:value-type="string">
            <text:p>0-22 (50)</text:p>
          </table:table-cell>
          <table:table-cell table:style-name="ce114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7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05" office:value-type="string" calcext:value-type="string">
            <text:p>0-22 (50)</text:p>
          </table:table-cell>
          <table:table-cell office:value-type="string" calcext:value-type="string">
            <text:p>Percent of damage being transformed to earth damage. Damage is multiplied by 3</text:p>
          </table:table-cell>
        </table:table-row>
        <table:table-row table:style-name="ro3">
          <table:table-cell office:value-type="string" calcext:value-type="string">
            <text:p>HealthRegen</text:p>
          </table:table-cell>
          <table:table-cell office:value-type="string" calcext:value-type="string">
            <text:p>-</text:p>
          </table:table-cell>
          <table:table-cell table:style-name="ce25" office:value-type="string" calcext:value-type="string">
            <text:p>+</text:p>
          </table:table-cell>
          <table:table-cell table:style-name="ce50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140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176" office:value-type="string" calcext:value-type="string">
            <text:p>-</text:p>
          </table:table-cell>
          <table:table-cell table:style-name="ce189" office:value-type="string" calcext:value-type="string">
            <text:p>-</text:p>
          </table:table-cell>
          <table:table-cell table:style-name="ce206" office:value-type="string" calcext:value-type="string">
            <text:p>-</text:p>
          </table:table-cell>
          <table:table-cell office:value-type="string" calcext:value-type="string">
            <text:p>Restored health on use</text:p>
          </table:table-cell>
        </table:table-row>
        <table:table-row table:style-name="ro3">
          <table:table-cell office:value-type="string" calcext:value-type="string">
            <text:p>ManaRegen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+</text:p>
          </table:table-cell>
          <table:table-cell table:style-name="ce51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style-name="ce141" office:value-type="string" calcext:value-type="string">
            <text:p>-</text:p>
          </table:table-cell>
          <table:table-cell table:style-name="ce158" office:value-type="string" calcext:value-type="string">
            <text:p>-</text:p>
          </table:table-cell>
          <table:table-cell table:style-name="ce177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207" office:value-type="string" calcext:value-type="string">
            <text:p>-</text:p>
          </table:table-cell>
          <table:table-cell office:value-type="string" calcext:value-type="string">
            <text:p>Restored mana on use</text:p>
          </table:table-cell>
        </table:table-row>
        <table:table-row table:style-name="ro2">
          <table:table-cell office:value-type="string" calcext:value-type="string">
            <text:p>SpellNam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2" office:value-type="string" calcext:value-type="string">
            <text:p>+</text:p>
          </table:table-cell>
          <table:table-cell table:style-name="ce76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178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office:value-type="string" calcext:value-type="string">
            <text:p>Activated spell name on use</text:p>
          </table:table-cell>
        </table:table-row>
        <table:table-row table:style-name="ro2">
          <table:table-cell office:value-type="string" calcext:value-type="string">
            <text:p>InventorySizeWidth</text:p>
          </table:table-cell>
          <table:table-cell table:number-columns-repeated="2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7" office:value-type="string" calcext:value-type="string">
            <text:p>+</text:p>
          </table:table-cell>
          <table:table-cell table:style-name="ce96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179" office:value-type="string" calcext:value-type="string">
            <text:p>-</text:p>
          </table:table-cell>
          <table:table-cell table:style-name="ce192" office:value-type="string" calcext:value-type="string">
            <text:p>-</text:p>
          </table:table-cell>
          <table:table-cell table:style-name="ce209" office:value-type="string" calcext:value-type="string">
            <text:p>-</text:p>
          </table:table-cell>
          <table:table-cell office:value-type="string" calcext:value-type="string">
            <text:p>Width of inventory if equipped</text:p>
          </table:table-cell>
        </table:table-row>
        <table:table-row table:style-name="ro2">
          <table:table-cell office:value-type="string" calcext:value-type="string">
            <text:p>InventorySizeHeigh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78" office:value-type="string" calcext:value-type="string">
            <text:p>+</text:p>
          </table:table-cell>
          <table:table-cell table:style-name="ce9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4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93"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office:value-type="string" calcext:value-type="string">
            <text:p>Height of inventory if equipped</text:p>
          </table:table-cell>
        </table:table-row>
        <table:table-row table:style-name="ro3">
          <table:table-cell office:value-type="string" calcext:value-type="string">
            <text:p>Rarity</text:p>
          </table:table-cell>
          <table:table-cell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98" office:value-type="string" calcext:value-type="string">
            <text:p>+</text:p>
          </table:table-cell>
          <table:table-cell table:style-name="ce120" office:value-type="string" calcext:value-type="string">
            <text:p>+</text:p>
          </table:table-cell>
          <table:table-cell table:style-name="ce145" office:value-type="string" calcext:value-type="string">
            <text:p>+</text:p>
          </table:table-cell>
          <table:table-cell table:style-name="ce162" office:value-type="string" calcext:value-type="string">
            <text:p>+</text:p>
          </table:table-cell>
          <table:table-cell table:style-name="ce181" office:value-type="string" calcext:value-type="string">
            <text:p>+</text:p>
          </table:table-cell>
          <table:table-cell table:style-name="ce194" office:value-type="string" calcext:value-type="string">
            <text:p>+</text:p>
          </table:table-cell>
          <table:table-cell table:style-name="ce211" office:value-type="string" calcext:value-type="string">
            <text:p>+</text:p>
          </table:table-cell>
          <table:table-cell office:value-type="string" calcext:value-type="string">
            <text:p>Rarity</text:p>
          </table:table-cell>
        </table:table-row>
        <table:table-row table:style-name="ro2">
          <table:table-cell office:value-type="string" calcext:value-type="string">
            <text:p>Improvement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30" office:value-type="string" calcext:value-type="string">
            <text:p>-</text:p>
          </table:table-cell>
          <table:table-cell table:number-columns-repeated="6" table:style-name="ce30" office:value-type="string" calcext:value-type="string">
            <text:p>+</text:p>
          </table:table-cell>
          <table:table-cell table:style-name="ce212" office:value-type="string" calcext:value-type="string">
            <text:p>+</text:p>
          </table:table-cell>
          <table:table-cell office:value-type="string" calcext:value-type="string">
            <text:p>Level of item 0 – 5</text:p>
          </table:table-cell>
        </table:table-row>
        <calcext:conditional-formats>
          <calcext:conditional-format calcext:target-range-address="ItemTypes.M16:ItemTypes.M21 ItemTypes.M3:ItemTypes.M12">
            <calcext:condition calcext:apply-style-name="CzerwoneTlo" calcext:value="=&quot;-&quot;" calcext:base-cell-address="ItemTypes.M3"/>
            <calcext:condition calcext:apply-style-name="ZieloneTlo" calcext:value="!=&quot;-&quot;" calcext:base-cell-address="ItemTypes.M3"/>
          </calcext:conditional-format>
          <calcext:conditional-format calcext:target-range-address="ItemTypes.M34:ItemTypes.M34">
            <calcext:condition calcext:apply-style-name="CzerwoneTlo" calcext:value="=&quot;-&quot;" calcext:base-cell-address="ItemTypes.M34"/>
            <calcext:condition calcext:apply-style-name="ZieloneTlo" calcext:value="!=&quot;-&quot;" calcext:base-cell-address="ItemTypes.M34"/>
          </calcext:conditional-format>
          <calcext:conditional-format calcext:target-range-address="ItemTypes.M33:ItemTypes.M33">
            <calcext:condition calcext:apply-style-name="CzerwoneTlo" calcext:value="=&quot;-&quot;" calcext:base-cell-address="ItemTypes.M33"/>
            <calcext:condition calcext:apply-style-name="ZieloneTlo" calcext:value="!=&quot;-&quot;" calcext:base-cell-address="ItemTypes.M33"/>
          </calcext:conditional-format>
          <calcext:conditional-format calcext:target-range-address="ItemTypes.M31:ItemTypes.M31">
            <calcext:condition calcext:apply-style-name="CzerwoneTlo" calcext:value="=&quot;-&quot;" calcext:base-cell-address="ItemTypes.M31"/>
            <calcext:condition calcext:apply-style-name="ZieloneTlo" calcext:value="!=&quot;-&quot;" calcext:base-cell-address="ItemTypes.M31"/>
          </calcext:conditional-format>
          <calcext:conditional-format calcext:target-range-address="ItemTypes.M32:ItemTypes.M32">
            <calcext:condition calcext:apply-style-name="CzerwoneTlo" calcext:value="=&quot;-&quot;" calcext:base-cell-address="ItemTypes.M32"/>
            <calcext:condition calcext:apply-style-name="ZieloneTlo" calcext:value="!=&quot;-&quot;" calcext:base-cell-address="ItemTypes.M32"/>
          </calcext:conditional-format>
          <calcext:conditional-format calcext:target-range-address="ItemTypes.M30:ItemTypes.M30">
            <calcext:condition calcext:apply-style-name="CzerwoneTlo" calcext:value="=&quot;-&quot;" calcext:base-cell-address="ItemTypes.M30"/>
            <calcext:condition calcext:apply-style-name="ZieloneTlo" calcext:value="!=&quot;-&quot;" calcext:base-cell-address="ItemTypes.M30"/>
          </calcext:conditional-format>
          <calcext:conditional-format calcext:target-range-address="ItemTypes.M28:ItemTypes.M28">
            <calcext:condition calcext:apply-style-name="CzerwoneTlo" calcext:value="=&quot;-&quot;" calcext:base-cell-address="ItemTypes.M28"/>
            <calcext:condition calcext:apply-style-name="ZieloneTlo" calcext:value="!=&quot;-&quot;" calcext:base-cell-address="ItemTypes.M28"/>
          </calcext:conditional-format>
          <calcext:conditional-format calcext:target-range-address="ItemTypes.M29:ItemTypes.M29">
            <calcext:condition calcext:apply-style-name="CzerwoneTlo" calcext:value="=&quot;-&quot;" calcext:base-cell-address="ItemTypes.M29"/>
            <calcext:condition calcext:apply-style-name="ZieloneTlo" calcext:value="!=&quot;-&quot;" calcext:base-cell-address="ItemTypes.M29"/>
          </calcext:conditional-format>
          <calcext:conditional-format calcext:target-range-address="ItemTypes.M15:ItemTypes.M15">
            <calcext:condition calcext:apply-style-name="CzerwoneTlo" calcext:value="=&quot;-&quot;" calcext:base-cell-address="ItemTypes.M15"/>
            <calcext:condition calcext:apply-style-name="ZieloneTlo" calcext:value="!=&quot;-&quot;" calcext:base-cell-address="ItemTypes.M15"/>
          </calcext:conditional-format>
          <calcext:conditional-format calcext:target-range-address="ItemTypes.M22:ItemTypes.M22">
            <calcext:condition calcext:apply-style-name="CzerwoneTlo" calcext:value="=&quot;-&quot;" calcext:base-cell-address="ItemTypes.M22"/>
            <calcext:condition calcext:apply-style-name="ZieloneTlo" calcext:value="!=&quot;-&quot;" calcext:base-cell-address="ItemTypes.M22"/>
          </calcext:conditional-format>
          <calcext:conditional-format calcext:target-range-address="ItemTypes.M23:ItemTypes.M23">
            <calcext:condition calcext:apply-style-name="CzerwoneTlo" calcext:value="=&quot;-&quot;" calcext:base-cell-address="ItemTypes.M23"/>
            <calcext:condition calcext:apply-style-name="ZieloneTlo" calcext:value="!=&quot;-&quot;" calcext:base-cell-address="ItemTypes.M23"/>
          </calcext:conditional-format>
          <calcext:conditional-format calcext:target-range-address="ItemTypes.M25:ItemTypes.M25">
            <calcext:condition calcext:apply-style-name="CzerwoneTlo" calcext:value="=&quot;-&quot;" calcext:base-cell-address="ItemTypes.M25"/>
            <calcext:condition calcext:apply-style-name="ZieloneTlo" calcext:value="!=&quot;-&quot;" calcext:base-cell-address="ItemTypes.M25"/>
          </calcext:conditional-format>
          <calcext:conditional-format calcext:target-range-address="ItemTypes.M24:ItemTypes.M24">
            <calcext:condition calcext:apply-style-name="CzerwoneTlo" calcext:value="=&quot;-&quot;" calcext:base-cell-address="ItemTypes.M24"/>
            <calcext:condition calcext:apply-style-name="ZieloneTlo" calcext:value="!=&quot;-&quot;" calcext:base-cell-address="ItemTypes.M24"/>
          </calcext:conditional-format>
          <calcext:conditional-format calcext:target-range-address="ItemTypes.M26:ItemTypes.M26">
            <calcext:condition calcext:apply-style-name="CzerwoneTlo" calcext:value="=&quot;-&quot;" calcext:base-cell-address="ItemTypes.M26"/>
            <calcext:condition calcext:apply-style-name="ZieloneTlo" calcext:value="!=&quot;-&quot;" calcext:base-cell-address="ItemTypes.M26"/>
          </calcext:conditional-format>
          <calcext:conditional-format calcext:target-range-address="ItemTypes.M27:ItemTypes.M27">
            <calcext:condition calcext:apply-style-name="CzerwoneTlo" calcext:value="=&quot;-&quot;" calcext:base-cell-address="ItemTypes.M27"/>
            <calcext:condition calcext:apply-style-name="ZieloneTlo" calcext:value="!=&quot;-&quot;" calcext:base-cell-address="ItemTypes.M27"/>
          </calcext:conditional-format>
          <calcext:conditional-format calcext:target-range-address="ItemTypes.M13:ItemTypes.M13">
            <calcext:condition calcext:apply-style-name="CzerwoneTlo" calcext:value="=&quot;-&quot;" calcext:base-cell-address="ItemTypes.M13"/>
            <calcext:condition calcext:apply-style-name="ZieloneTlo" calcext:value="!=&quot;-&quot;" calcext:base-cell-address="ItemTypes.M13"/>
          </calcext:conditional-format>
          <calcext:conditional-format calcext:target-range-address="ItemTypes.M14:ItemTypes.M14">
            <calcext:condition calcext:apply-style-name="CzerwoneTlo" calcext:value="=&quot;-&quot;" calcext:base-cell-address="ItemTypes.M14"/>
            <calcext:condition calcext:apply-style-name="ZieloneTlo" calcext:value="!=&quot;-&quot;" calcext:base-cell-address="ItemTypes.M14"/>
          </calcext:conditional-format>
          <calcext:conditional-format calcext:target-range-address="ItemTypes.M2:ItemTypes.M2">
            <calcext:condition calcext:apply-style-name="CzerwoneTlo" calcext:value="=&quot;-&quot;" calcext:base-cell-address="ItemTypes.M2"/>
            <calcext:condition calcext:apply-style-name="ZieloneTlo" calcext:value="!=&quot;-&quot;" calcext:base-cell-address="ItemTypes.M2"/>
          </calcext:conditional-format>
          <calcext:conditional-format calcext:target-range-address="ItemTypes.C2:ItemTypes.K6 ItemTypes.D31:ItemTypes.D31 ItemTypes.H16:ItemTypes.H16 ItemTypes.I16:ItemTypes.K21 ItemTypes.D15:ItemTypes.D16 ItemTypes.G9:ItemTypes.H10 ItemTypes.G11:ItemTypes.G14 ItemTypes.K22:ItemTypes.K27 ItemTypes.D9:ItemTypes.D9 ItemTypes.J13:ItemTypes.J14 ItemTypes.C8:ItemTypes.K8 ItemTypes.D7:ItemTypes.F7 ItemTypes.G7:ItemTypes.K7">
            <calcext:condition calcext:apply-style-name="CzerwoneTlo" calcext:value="=&quot;-&quot;" calcext:base-cell-address="ItemTypes.C2"/>
            <calcext:condition calcext:apply-style-name="ZieloneTlo" calcext:value="!=&quot;-&quot;" calcext:base-cell-address="ItemTypes.C2"/>
          </calcext:conditional-format>
          <calcext:conditional-format calcext:target-range-address="ItemTypes.D33:ItemTypes.F33">
            <calcext:condition calcext:apply-style-name="CzerwoneTlo" calcext:value="=&quot;-&quot;" calcext:base-cell-address="ItemTypes.D33"/>
            <calcext:condition calcext:apply-style-name="ZieloneTlo" calcext:value="!=&quot;-&quot;" calcext:base-cell-address="ItemTypes.D33"/>
          </calcext:conditional-format>
          <calcext:conditional-format calcext:target-range-address="ItemTypes.C34:ItemTypes.K34">
            <calcext:condition calcext:apply-style-name="CzerwoneTlo" calcext:value="=&quot;-&quot;" calcext:base-cell-address="ItemTypes.C34"/>
            <calcext:condition calcext:apply-style-name="ZieloneTlo" calcext:value="!=&quot;-&quot;" calcext:base-cell-address="ItemTypes.C34"/>
          </calcext:conditional-format>
          <calcext:conditional-format calcext:target-range-address="ItemTypes.G33:ItemTypes.G33">
            <calcext:condition calcext:apply-style-name="CzerwoneTlo" calcext:value="=&quot;-&quot;" calcext:base-cell-address="ItemTypes.G33"/>
            <calcext:condition calcext:apply-style-name="ZieloneTlo" calcext:value="!=&quot;-&quot;" calcext:base-cell-address="ItemTypes.G33"/>
          </calcext:conditional-format>
          <calcext:conditional-format calcext:target-range-address="ItemTypes.H33:ItemTypes.H33">
            <calcext:condition calcext:apply-style-name="CzerwoneTlo" calcext:value="=&quot;-&quot;" calcext:base-cell-address="ItemTypes.H33"/>
            <calcext:condition calcext:apply-style-name="ZieloneTlo" calcext:value="!=&quot;-&quot;" calcext:base-cell-address="ItemTypes.H33"/>
          </calcext:conditional-format>
          <calcext:conditional-format calcext:target-range-address="ItemTypes.I33:ItemTypes.I33">
            <calcext:condition calcext:apply-style-name="CzerwoneTlo" calcext:value="=&quot;-&quot;" calcext:base-cell-address="ItemTypes.I33"/>
            <calcext:condition calcext:apply-style-name="ZieloneTlo" calcext:value="!=&quot;-&quot;" calcext:base-cell-address="ItemTypes.I33"/>
          </calcext:conditional-format>
          <calcext:conditional-format calcext:target-range-address="ItemTypes.J33:ItemTypes.J33">
            <calcext:condition calcext:apply-style-name="CzerwoneTlo" calcext:value="=&quot;-&quot;" calcext:base-cell-address="ItemTypes.J33"/>
            <calcext:condition calcext:apply-style-name="ZieloneTlo" calcext:value="!=&quot;-&quot;" calcext:base-cell-address="ItemTypes.J33"/>
          </calcext:conditional-format>
          <calcext:conditional-format calcext:target-range-address="ItemTypes.K33:ItemTypes.K33">
            <calcext:condition calcext:apply-style-name="CzerwoneTlo" calcext:value="=&quot;-&quot;" calcext:base-cell-address="ItemTypes.K33"/>
            <calcext:condition calcext:apply-style-name="ZieloneTlo" calcext:value="!=&quot;-&quot;" calcext:base-cell-address="ItemTypes.K33"/>
          </calcext:conditional-format>
          <calcext:conditional-format calcext:target-range-address="ItemTypes.K33:ItemTypes.K33">
            <calcext:condition calcext:apply-style-name="CzerwoneTlo" calcext:value="=&quot;-&quot;" calcext:base-cell-address="ItemTypes.K33"/>
            <calcext:condition calcext:apply-style-name="ZieloneTlo" calcext:value="!=&quot;-&quot;" calcext:base-cell-address="ItemTypes.K33"/>
          </calcext:conditional-format>
          <calcext:conditional-format calcext:target-range-address="ItemTypes.F32:ItemTypes.F32">
            <calcext:condition calcext:apply-style-name="CzerwoneTlo" calcext:value="=&quot;-&quot;" calcext:base-cell-address="ItemTypes.F32"/>
            <calcext:condition calcext:apply-style-name="ZieloneTlo" calcext:value="!=&quot;-&quot;" calcext:base-cell-address="ItemTypes.F32"/>
          </calcext:conditional-format>
          <calcext:conditional-format calcext:target-range-address="ItemTypes.F31:ItemTypes.F31">
            <calcext:condition calcext:apply-style-name="CzerwoneTlo" calcext:value="=&quot;-&quot;" calcext:base-cell-address="ItemTypes.F31"/>
            <calcext:condition calcext:apply-style-name="ZieloneTlo" calcext:value="!=&quot;-&quot;" calcext:base-cell-address="ItemTypes.F31"/>
          </calcext:conditional-format>
          <calcext:conditional-format calcext:target-range-address="ItemTypes.D32:ItemTypes.D32">
            <calcext:condition calcext:apply-style-name="CzerwoneTlo" calcext:value="=&quot;-&quot;" calcext:base-cell-address="ItemTypes.D32"/>
            <calcext:condition calcext:apply-style-name="ZieloneTlo" calcext:value="!=&quot;-&quot;" calcext:base-cell-address="ItemTypes.D32"/>
          </calcext:conditional-format>
          <calcext:conditional-format calcext:target-range-address="ItemTypes.E31:ItemTypes.E31">
            <calcext:condition calcext:apply-style-name="CzerwoneTlo" calcext:value="=&quot;-&quot;" calcext:base-cell-address="ItemTypes.E31"/>
            <calcext:condition calcext:apply-style-name="ZieloneTlo" calcext:value="!=&quot;-&quot;" calcext:base-cell-address="ItemTypes.E31"/>
          </calcext:conditional-format>
          <calcext:conditional-format calcext:target-range-address="ItemTypes.E32:ItemTypes.E32">
            <calcext:condition calcext:apply-style-name="CzerwoneTlo" calcext:value="=&quot;-&quot;" calcext:base-cell-address="ItemTypes.E32"/>
            <calcext:condition calcext:apply-style-name="ZieloneTlo" calcext:value="!=&quot;-&quot;" calcext:base-cell-address="ItemTypes.E32"/>
          </calcext:conditional-format>
          <calcext:conditional-format calcext:target-range-address="ItemTypes.G31:ItemTypes.G31">
            <calcext:condition calcext:apply-style-name="CzerwoneTlo" calcext:value="=&quot;-&quot;" calcext:base-cell-address="ItemTypes.G31"/>
            <calcext:condition calcext:apply-style-name="ZieloneTlo" calcext:value="!=&quot;-&quot;" calcext:base-cell-address="ItemTypes.G31"/>
          </calcext:conditional-format>
          <calcext:conditional-format calcext:target-range-address="ItemTypes.H31:ItemTypes.H31">
            <calcext:condition calcext:apply-style-name="CzerwoneTlo" calcext:value="=&quot;-&quot;" calcext:base-cell-address="ItemTypes.H31"/>
            <calcext:condition calcext:apply-style-name="ZieloneTlo" calcext:value="!=&quot;-&quot;" calcext:base-cell-address="ItemTypes.H31"/>
          </calcext:conditional-format>
          <calcext:conditional-format calcext:target-range-address="ItemTypes.I31:ItemTypes.I31">
            <calcext:condition calcext:apply-style-name="CzerwoneTlo" calcext:value="=&quot;-&quot;" calcext:base-cell-address="ItemTypes.I31"/>
            <calcext:condition calcext:apply-style-name="ZieloneTlo" calcext:value="!=&quot;-&quot;" calcext:base-cell-address="ItemTypes.I31"/>
          </calcext:conditional-format>
          <calcext:conditional-format calcext:target-range-address="ItemTypes.J31:ItemTypes.J31">
            <calcext:condition calcext:apply-style-name="CzerwoneTlo" calcext:value="=&quot;-&quot;" calcext:base-cell-address="ItemTypes.J31"/>
            <calcext:condition calcext:apply-style-name="ZieloneTlo" calcext:value="!=&quot;-&quot;" calcext:base-cell-address="ItemTypes.J31"/>
          </calcext:conditional-format>
          <calcext:conditional-format calcext:target-range-address="ItemTypes.K31:ItemTypes.K31">
            <calcext:condition calcext:apply-style-name="CzerwoneTlo" calcext:value="=&quot;-&quot;" calcext:base-cell-address="ItemTypes.K31"/>
            <calcext:condition calcext:apply-style-name="ZieloneTlo" calcext:value="!=&quot;-&quot;" calcext:base-cell-address="ItemTypes.K31"/>
          </calcext:conditional-format>
          <calcext:conditional-format calcext:target-range-address="ItemTypes.K31:ItemTypes.K31">
            <calcext:condition calcext:apply-style-name="CzerwoneTlo" calcext:value="=&quot;-&quot;" calcext:base-cell-address="ItemTypes.K31"/>
            <calcext:condition calcext:apply-style-name="ZieloneTlo" calcext:value="!=&quot;-&quot;" calcext:base-cell-address="ItemTypes.K31"/>
          </calcext:conditional-format>
          <calcext:conditional-format calcext:target-range-address="ItemTypes.K32:ItemTypes.K32">
            <calcext:condition calcext:apply-style-name="CzerwoneTlo" calcext:value="=&quot;-&quot;" calcext:base-cell-address="ItemTypes.K32"/>
            <calcext:condition calcext:apply-style-name="ZieloneTlo" calcext:value="!=&quot;-&quot;" calcext:base-cell-address="ItemTypes.K32"/>
          </calcext:conditional-format>
          <calcext:conditional-format calcext:target-range-address="ItemTypes.K32:ItemTypes.K32">
            <calcext:condition calcext:apply-style-name="CzerwoneTlo" calcext:value="=&quot;-&quot;" calcext:base-cell-address="ItemTypes.K32"/>
            <calcext:condition calcext:apply-style-name="ZieloneTlo" calcext:value="!=&quot;-&quot;" calcext:base-cell-address="ItemTypes.K32"/>
          </calcext:conditional-format>
          <calcext:conditional-format calcext:target-range-address="ItemTypes.J32:ItemTypes.J32">
            <calcext:condition calcext:apply-style-name="CzerwoneTlo" calcext:value="=&quot;-&quot;" calcext:base-cell-address="ItemTypes.J32"/>
            <calcext:condition calcext:apply-style-name="ZieloneTlo" calcext:value="!=&quot;-&quot;" calcext:base-cell-address="ItemTypes.J32"/>
          </calcext:conditional-format>
          <calcext:conditional-format calcext:target-range-address="ItemTypes.I32:ItemTypes.I32">
            <calcext:condition calcext:apply-style-name="CzerwoneTlo" calcext:value="=&quot;-&quot;" calcext:base-cell-address="ItemTypes.I32"/>
            <calcext:condition calcext:apply-style-name="ZieloneTlo" calcext:value="!=&quot;-&quot;" calcext:base-cell-address="ItemTypes.I32"/>
          </calcext:conditional-format>
          <calcext:conditional-format calcext:target-range-address="ItemTypes.H32:ItemTypes.H32">
            <calcext:condition calcext:apply-style-name="CzerwoneTlo" calcext:value="=&quot;-&quot;" calcext:base-cell-address="ItemTypes.H32"/>
            <calcext:condition calcext:apply-style-name="ZieloneTlo" calcext:value="!=&quot;-&quot;" calcext:base-cell-address="ItemTypes.H32"/>
          </calcext:conditional-format>
          <calcext:conditional-format calcext:target-range-address="ItemTypes.G32:ItemTypes.G32">
            <calcext:condition calcext:apply-style-name="CzerwoneTlo" calcext:value="=&quot;-&quot;" calcext:base-cell-address="ItemTypes.G32"/>
            <calcext:condition calcext:apply-style-name="ZieloneTlo" calcext:value="!=&quot;-&quot;" calcext:base-cell-address="ItemTypes.G32"/>
          </calcext:conditional-format>
          <calcext:conditional-format calcext:target-range-address="ItemTypes.E30:ItemTypes.E30">
            <calcext:condition calcext:apply-style-name="CzerwoneTlo" calcext:value="=&quot;-&quot;" calcext:base-cell-address="ItemTypes.E30"/>
            <calcext:condition calcext:apply-style-name="ZieloneTlo" calcext:value="!=&quot;-&quot;" calcext:base-cell-address="ItemTypes.E30"/>
          </calcext:conditional-format>
          <calcext:conditional-format calcext:target-range-address="ItemTypes.D30:ItemTypes.D30">
            <calcext:condition calcext:apply-style-name="CzerwoneTlo" calcext:value="=&quot;-&quot;" calcext:base-cell-address="ItemTypes.D30"/>
            <calcext:condition calcext:apply-style-name="ZieloneTlo" calcext:value="!=&quot;-&quot;" calcext:base-cell-address="ItemTypes.D30"/>
          </calcext:conditional-format>
          <calcext:conditional-format calcext:target-range-address="ItemTypes.F30:ItemTypes.F30">
            <calcext:condition calcext:apply-style-name="CzerwoneTlo" calcext:value="=&quot;-&quot;" calcext:base-cell-address="ItemTypes.F30"/>
            <calcext:condition calcext:apply-style-name="ZieloneTlo" calcext:value="!=&quot;-&quot;" calcext:base-cell-address="ItemTypes.F30"/>
          </calcext:conditional-format>
          <calcext:conditional-format calcext:target-range-address="ItemTypes.G30:ItemTypes.G30">
            <calcext:condition calcext:apply-style-name="CzerwoneTlo" calcext:value="=&quot;-&quot;" calcext:base-cell-address="ItemTypes.G30"/>
            <calcext:condition calcext:apply-style-name="ZieloneTlo" calcext:value="!=&quot;-&quot;" calcext:base-cell-address="ItemTypes.G30"/>
          </calcext:conditional-format>
          <calcext:conditional-format calcext:target-range-address="ItemTypes.H30:ItemTypes.H30">
            <calcext:condition calcext:apply-style-name="CzerwoneTlo" calcext:value="=&quot;-&quot;" calcext:base-cell-address="ItemTypes.H30"/>
            <calcext:condition calcext:apply-style-name="ZieloneTlo" calcext:value="!=&quot;-&quot;" calcext:base-cell-address="ItemTypes.H30"/>
          </calcext:conditional-format>
          <calcext:conditional-format calcext:target-range-address="ItemTypes.I30:ItemTypes.I30">
            <calcext:condition calcext:apply-style-name="CzerwoneTlo" calcext:value="=&quot;-&quot;" calcext:base-cell-address="ItemTypes.I30"/>
            <calcext:condition calcext:apply-style-name="ZieloneTlo" calcext:value="!=&quot;-&quot;" calcext:base-cell-address="ItemTypes.I30"/>
          </calcext:conditional-format>
          <calcext:conditional-format calcext:target-range-address="ItemTypes.J30:ItemTypes.J30">
            <calcext:condition calcext:apply-style-name="CzerwoneTlo" calcext:value="=&quot;-&quot;" calcext:base-cell-address="ItemTypes.J30"/>
            <calcext:condition calcext:apply-style-name="ZieloneTlo" calcext:value="!=&quot;-&quot;" calcext:base-cell-address="ItemTypes.J30"/>
          </calcext:conditional-format>
          <calcext:conditional-format calcext:target-range-address="ItemTypes.K30:ItemTypes.K30">
            <calcext:condition calcext:apply-style-name="CzerwoneTlo" calcext:value="=&quot;-&quot;" calcext:base-cell-address="ItemTypes.K30"/>
            <calcext:condition calcext:apply-style-name="ZieloneTlo" calcext:value="!=&quot;-&quot;" calcext:base-cell-address="ItemTypes.K30"/>
          </calcext:conditional-format>
          <calcext:conditional-format calcext:target-range-address="ItemTypes.K30:ItemTypes.K30">
            <calcext:condition calcext:apply-style-name="CzerwoneTlo" calcext:value="=&quot;-&quot;" calcext:base-cell-address="ItemTypes.K30"/>
            <calcext:condition calcext:apply-style-name="ZieloneTlo" calcext:value="!=&quot;-&quot;" calcext:base-cell-address="ItemTypes.K30"/>
          </calcext:conditional-format>
          <calcext:conditional-format calcext:target-range-address="ItemTypes.D29:ItemTypes.D29">
            <calcext:condition calcext:apply-style-name="CzerwoneTlo" calcext:value="=&quot;-&quot;" calcext:base-cell-address="ItemTypes.D29"/>
            <calcext:condition calcext:apply-style-name="ZieloneTlo" calcext:value="!=&quot;-&quot;" calcext:base-cell-address="ItemTypes.D29"/>
          </calcext:conditional-format>
          <calcext:conditional-format calcext:target-range-address="ItemTypes.D28:ItemTypes.D28">
            <calcext:condition calcext:apply-style-name="CzerwoneTlo" calcext:value="=&quot;-&quot;" calcext:base-cell-address="ItemTypes.D28"/>
            <calcext:condition calcext:apply-style-name="ZieloneTlo" calcext:value="!=&quot;-&quot;" calcext:base-cell-address="ItemTypes.D28"/>
          </calcext:conditional-format>
          <calcext:conditional-format calcext:target-range-address="ItemTypes.E28:ItemTypes.E28">
            <calcext:condition calcext:apply-style-name="CzerwoneTlo" calcext:value="=&quot;-&quot;" calcext:base-cell-address="ItemTypes.E28"/>
            <calcext:condition calcext:apply-style-name="ZieloneTlo" calcext:value="!=&quot;-&quot;" calcext:base-cell-address="ItemTypes.E28"/>
          </calcext:conditional-format>
          <calcext:conditional-format calcext:target-range-address="ItemTypes.E29:ItemTypes.E29">
            <calcext:condition calcext:apply-style-name="CzerwoneTlo" calcext:value="=&quot;-&quot;" calcext:base-cell-address="ItemTypes.E29"/>
            <calcext:condition calcext:apply-style-name="ZieloneTlo" calcext:value="!=&quot;-&quot;" calcext:base-cell-address="ItemTypes.E29"/>
          </calcext:conditional-format>
          <calcext:conditional-format calcext:target-range-address="ItemTypes.F28:ItemTypes.F28">
            <calcext:condition calcext:apply-style-name="CzerwoneTlo" calcext:value="=&quot;-&quot;" calcext:base-cell-address="ItemTypes.F28"/>
            <calcext:condition calcext:apply-style-name="ZieloneTlo" calcext:value="!=&quot;-&quot;" calcext:base-cell-address="ItemTypes.F28"/>
          </calcext:conditional-format>
          <calcext:conditional-format calcext:target-range-address="ItemTypes.F29:ItemTypes.F29">
            <calcext:condition calcext:apply-style-name="CzerwoneTlo" calcext:value="=&quot;-&quot;" calcext:base-cell-address="ItemTypes.F29"/>
            <calcext:condition calcext:apply-style-name="ZieloneTlo" calcext:value="!=&quot;-&quot;" calcext:base-cell-address="ItemTypes.F29"/>
          </calcext:conditional-format>
          <calcext:conditional-format calcext:target-range-address="ItemTypes.G28:ItemTypes.G28">
            <calcext:condition calcext:apply-style-name="CzerwoneTlo" calcext:value="=&quot;-&quot;" calcext:base-cell-address="ItemTypes.G28"/>
            <calcext:condition calcext:apply-style-name="ZieloneTlo" calcext:value="!=&quot;-&quot;" calcext:base-cell-address="ItemTypes.G28"/>
          </calcext:conditional-format>
          <calcext:conditional-format calcext:target-range-address="ItemTypes.G29:ItemTypes.G29">
            <calcext:condition calcext:apply-style-name="CzerwoneTlo" calcext:value="=&quot;-&quot;" calcext:base-cell-address="ItemTypes.G29"/>
            <calcext:condition calcext:apply-style-name="ZieloneTlo" calcext:value="!=&quot;-&quot;" calcext:base-cell-address="ItemTypes.G29"/>
          </calcext:conditional-format>
          <calcext:conditional-format calcext:target-range-address="ItemTypes.H29:ItemTypes.H29">
            <calcext:condition calcext:apply-style-name="CzerwoneTlo" calcext:value="=&quot;-&quot;" calcext:base-cell-address="ItemTypes.H29"/>
            <calcext:condition calcext:apply-style-name="ZieloneTlo" calcext:value="!=&quot;-&quot;" calcext:base-cell-address="ItemTypes.H29"/>
          </calcext:conditional-format>
          <calcext:conditional-format calcext:target-range-address="ItemTypes.H28:ItemTypes.H28">
            <calcext:condition calcext:apply-style-name="CzerwoneTlo" calcext:value="=&quot;-&quot;" calcext:base-cell-address="ItemTypes.H28"/>
            <calcext:condition calcext:apply-style-name="ZieloneTlo" calcext:value="!=&quot;-&quot;" calcext:base-cell-address="ItemTypes.H28"/>
          </calcext:conditional-format>
          <calcext:conditional-format calcext:target-range-address="ItemTypes.I28:ItemTypes.I28">
            <calcext:condition calcext:apply-style-name="CzerwoneTlo" calcext:value="=&quot;-&quot;" calcext:base-cell-address="ItemTypes.I28"/>
            <calcext:condition calcext:apply-style-name="ZieloneTlo" calcext:value="!=&quot;-&quot;" calcext:base-cell-address="ItemTypes.I28"/>
          </calcext:conditional-format>
          <calcext:conditional-format calcext:target-range-address="ItemTypes.I29:ItemTypes.I29">
            <calcext:condition calcext:apply-style-name="CzerwoneTlo" calcext:value="=&quot;-&quot;" calcext:base-cell-address="ItemTypes.I29"/>
            <calcext:condition calcext:apply-style-name="ZieloneTlo" calcext:value="!=&quot;-&quot;" calcext:base-cell-address="ItemTypes.I29"/>
          </calcext:conditional-format>
          <calcext:conditional-format calcext:target-range-address="ItemTypes.J29:ItemTypes.J29">
            <calcext:condition calcext:apply-style-name="CzerwoneTlo" calcext:value="=&quot;-&quot;" calcext:base-cell-address="ItemTypes.J29"/>
            <calcext:condition calcext:apply-style-name="ZieloneTlo" calcext:value="!=&quot;-&quot;" calcext:base-cell-address="ItemTypes.J29"/>
          </calcext:conditional-format>
          <calcext:conditional-format calcext:target-range-address="ItemTypes.J28:ItemTypes.J28">
            <calcext:condition calcext:apply-style-name="CzerwoneTlo" calcext:value="=&quot;-&quot;" calcext:base-cell-address="ItemTypes.J28"/>
            <calcext:condition calcext:apply-style-name="ZieloneTlo" calcext:value="!=&quot;-&quot;" calcext:base-cell-address="ItemTypes.J28"/>
          </calcext:conditional-format>
          <calcext:conditional-format calcext:target-range-address="ItemTypes.K28:ItemTypes.K28">
            <calcext:condition calcext:apply-style-name="CzerwoneTlo" calcext:value="=&quot;-&quot;" calcext:base-cell-address="ItemTypes.K28"/>
            <calcext:condition calcext:apply-style-name="ZieloneTlo" calcext:value="!=&quot;-&quot;" calcext:base-cell-address="ItemTypes.K28"/>
          </calcext:conditional-format>
          <calcext:conditional-format calcext:target-range-address="ItemTypes.K29:ItemTypes.K29">
            <calcext:condition calcext:apply-style-name="CzerwoneTlo" calcext:value="=&quot;-&quot;" calcext:base-cell-address="ItemTypes.K29"/>
            <calcext:condition calcext:apply-style-name="ZieloneTlo" calcext:value="!=&quot;-&quot;" calcext:base-cell-address="ItemTypes.K29"/>
          </calcext:conditional-format>
          <calcext:conditional-format calcext:target-range-address="ItemTypes.K29:ItemTypes.K29">
            <calcext:condition calcext:apply-style-name="CzerwoneTlo" calcext:value="=&quot;-&quot;" calcext:base-cell-address="ItemTypes.K29"/>
            <calcext:condition calcext:apply-style-name="ZieloneTlo" calcext:value="!=&quot;-&quot;" calcext:base-cell-address="ItemTypes.K29"/>
          </calcext:conditional-format>
          <calcext:conditional-format calcext:target-range-address="ItemTypes.K28:ItemTypes.K28">
            <calcext:condition calcext:apply-style-name="CzerwoneTlo" calcext:value="=&quot;-&quot;" calcext:base-cell-address="ItemTypes.K28"/>
            <calcext:condition calcext:apply-style-name="ZieloneTlo" calcext:value="!=&quot;-&quot;" calcext:base-cell-address="ItemTypes.K28"/>
          </calcext:conditional-format>
          <calcext:conditional-format calcext:target-range-address="ItemTypes.I16:ItemTypes.I16">
            <calcext:condition calcext:apply-style-name="CzerwoneTlo" calcext:value="=&quot;-&quot;" calcext:base-cell-address="ItemTypes.I16"/>
            <calcext:condition calcext:apply-style-name="ZieloneTlo" calcext:value="!=&quot;-&quot;" calcext:base-cell-address="ItemTypes.I16"/>
          </calcext:conditional-format>
          <calcext:conditional-format calcext:target-range-address="ItemTypes.H17:ItemTypes.H17">
            <calcext:condition calcext:apply-style-name="CzerwoneTlo" calcext:value="=&quot;-&quot;" calcext:base-cell-address="ItemTypes.H17"/>
            <calcext:condition calcext:apply-style-name="ZieloneTlo" calcext:value="!=&quot;-&quot;" calcext:base-cell-address="ItemTypes.H17"/>
          </calcext:conditional-format>
          <calcext:conditional-format calcext:target-range-address="ItemTypes.H18:ItemTypes.H18">
            <calcext:condition calcext:apply-style-name="CzerwoneTlo" calcext:value="=&quot;-&quot;" calcext:base-cell-address="ItemTypes.H18"/>
            <calcext:condition calcext:apply-style-name="ZieloneTlo" calcext:value="!=&quot;-&quot;" calcext:base-cell-address="ItemTypes.H18"/>
          </calcext:conditional-format>
          <calcext:conditional-format calcext:target-range-address="ItemTypes.H19:ItemTypes.H19">
            <calcext:condition calcext:apply-style-name="CzerwoneTlo" calcext:value="=&quot;-&quot;" calcext:base-cell-address="ItemTypes.H19"/>
            <calcext:condition calcext:apply-style-name="ZieloneTlo" calcext:value="!=&quot;-&quot;" calcext:base-cell-address="ItemTypes.H19"/>
          </calcext:conditional-format>
          <calcext:conditional-format calcext:target-range-address="ItemTypes.H20:ItemTypes.H20">
            <calcext:condition calcext:apply-style-name="CzerwoneTlo" calcext:value="=&quot;-&quot;" calcext:base-cell-address="ItemTypes.H20"/>
            <calcext:condition calcext:apply-style-name="ZieloneTlo" calcext:value="!=&quot;-&quot;" calcext:base-cell-address="ItemTypes.H20"/>
          </calcext:conditional-format>
          <calcext:conditional-format calcext:target-range-address="ItemTypes.H21:ItemTypes.H21">
            <calcext:condition calcext:apply-style-name="CzerwoneTlo" calcext:value="=&quot;-&quot;" calcext:base-cell-address="ItemTypes.H21"/>
            <calcext:condition calcext:apply-style-name="ZieloneTlo" calcext:value="!=&quot;-&quot;" calcext:base-cell-address="ItemTypes.H21"/>
          </calcext:conditional-format>
          <calcext:conditional-format calcext:target-range-address="ItemTypes.I21:ItemTypes.I21">
            <calcext:condition calcext:apply-style-name="CzerwoneTlo" calcext:value="=&quot;-&quot;" calcext:base-cell-address="ItemTypes.I21"/>
            <calcext:condition calcext:apply-style-name="ZieloneTlo" calcext:value="!=&quot;-&quot;" calcext:base-cell-address="ItemTypes.I21"/>
          </calcext:conditional-format>
          <calcext:conditional-format calcext:target-range-address="ItemTypes.I20:ItemTypes.I20">
            <calcext:condition calcext:apply-style-name="CzerwoneTlo" calcext:value="=&quot;-&quot;" calcext:base-cell-address="ItemTypes.I20"/>
            <calcext:condition calcext:apply-style-name="ZieloneTlo" calcext:value="!=&quot;-&quot;" calcext:base-cell-address="ItemTypes.I20"/>
          </calcext:conditional-format>
          <calcext:conditional-format calcext:target-range-address="ItemTypes.I19:ItemTypes.I19">
            <calcext:condition calcext:apply-style-name="CzerwoneTlo" calcext:value="=&quot;-&quot;" calcext:base-cell-address="ItemTypes.I19"/>
            <calcext:condition calcext:apply-style-name="ZieloneTlo" calcext:value="!=&quot;-&quot;" calcext:base-cell-address="ItemTypes.I19"/>
          </calcext:conditional-format>
          <calcext:conditional-format calcext:target-range-address="ItemTypes.I18:ItemTypes.I18">
            <calcext:condition calcext:apply-style-name="CzerwoneTlo" calcext:value="=&quot;-&quot;" calcext:base-cell-address="ItemTypes.I18"/>
            <calcext:condition calcext:apply-style-name="ZieloneTlo" calcext:value="!=&quot;-&quot;" calcext:base-cell-address="ItemTypes.I18"/>
          </calcext:conditional-format>
          <calcext:conditional-format calcext:target-range-address="ItemTypes.I17:ItemTypes.I17">
            <calcext:condition calcext:apply-style-name="CzerwoneTlo" calcext:value="=&quot;-&quot;" calcext:base-cell-address="ItemTypes.I17"/>
            <calcext:condition calcext:apply-style-name="ZieloneTlo" calcext:value="!=&quot;-&quot;" calcext:base-cell-address="ItemTypes.I17"/>
          </calcext:conditional-format>
          <calcext:conditional-format calcext:target-range-address="ItemTypes.E16:ItemTypes.E16">
            <calcext:condition calcext:apply-style-name="CzerwoneTlo" calcext:value="=&quot;-&quot;" calcext:base-cell-address="ItemTypes.E16"/>
            <calcext:condition calcext:apply-style-name="ZieloneTlo" calcext:value="!=&quot;-&quot;" calcext:base-cell-address="ItemTypes.E16"/>
          </calcext:conditional-format>
          <calcext:conditional-format calcext:target-range-address="ItemTypes.F16:ItemTypes.F16">
            <calcext:condition calcext:apply-style-name="CzerwoneTlo" calcext:value="=&quot;-&quot;" calcext:base-cell-address="ItemTypes.F16"/>
            <calcext:condition calcext:apply-style-name="ZieloneTlo" calcext:value="!=&quot;-&quot;" calcext:base-cell-address="ItemTypes.F16"/>
          </calcext:conditional-format>
          <calcext:conditional-format calcext:target-range-address="ItemTypes.G16:ItemTypes.G16">
            <calcext:condition calcext:apply-style-name="CzerwoneTlo" calcext:value="=&quot;-&quot;" calcext:base-cell-address="ItemTypes.G16"/>
            <calcext:condition calcext:apply-style-name="ZieloneTlo" calcext:value="!=&quot;-&quot;" calcext:base-cell-address="ItemTypes.G16"/>
          </calcext:conditional-format>
          <calcext:conditional-format calcext:target-range-address="ItemTypes.G17:ItemTypes.G17">
            <calcext:condition calcext:apply-style-name="CzerwoneTlo" calcext:value="=&quot;-&quot;" calcext:base-cell-address="ItemTypes.G17"/>
            <calcext:condition calcext:apply-style-name="ZieloneTlo" calcext:value="!=&quot;-&quot;" calcext:base-cell-address="ItemTypes.G17"/>
          </calcext:conditional-format>
          <calcext:conditional-format calcext:target-range-address="ItemTypes.F17:ItemTypes.F17">
            <calcext:condition calcext:apply-style-name="CzerwoneTlo" calcext:value="=&quot;-&quot;" calcext:base-cell-address="ItemTypes.F17"/>
            <calcext:condition calcext:apply-style-name="ZieloneTlo" calcext:value="!=&quot;-&quot;" calcext:base-cell-address="ItemTypes.F17"/>
          </calcext:conditional-format>
          <calcext:conditional-format calcext:target-range-address="ItemTypes.E17:ItemTypes.E17">
            <calcext:condition calcext:apply-style-name="CzerwoneTlo" calcext:value="=&quot;-&quot;" calcext:base-cell-address="ItemTypes.E17"/>
            <calcext:condition calcext:apply-style-name="ZieloneTlo" calcext:value="!=&quot;-&quot;" calcext:base-cell-address="ItemTypes.E17"/>
          </calcext:conditional-format>
          <calcext:conditional-format calcext:target-range-address="ItemTypes.D17:ItemTypes.D17">
            <calcext:condition calcext:apply-style-name="CzerwoneTlo" calcext:value="=&quot;-&quot;" calcext:base-cell-address="ItemTypes.D17"/>
            <calcext:condition calcext:apply-style-name="ZieloneTlo" calcext:value="!=&quot;-&quot;" calcext:base-cell-address="ItemTypes.D17"/>
          </calcext:conditional-format>
          <calcext:conditional-format calcext:target-range-address="ItemTypes.D18:ItemTypes.D18">
            <calcext:condition calcext:apply-style-name="CzerwoneTlo" calcext:value="=&quot;-&quot;" calcext:base-cell-address="ItemTypes.D18"/>
            <calcext:condition calcext:apply-style-name="ZieloneTlo" calcext:value="!=&quot;-&quot;" calcext:base-cell-address="ItemTypes.D18"/>
          </calcext:conditional-format>
          <calcext:conditional-format calcext:target-range-address="ItemTypes.E18:ItemTypes.E18">
            <calcext:condition calcext:apply-style-name="CzerwoneTlo" calcext:value="=&quot;-&quot;" calcext:base-cell-address="ItemTypes.E18"/>
            <calcext:condition calcext:apply-style-name="ZieloneTlo" calcext:value="!=&quot;-&quot;" calcext:base-cell-address="ItemTypes.E18"/>
          </calcext:conditional-format>
          <calcext:conditional-format calcext:target-range-address="ItemTypes.F18:ItemTypes.F18">
            <calcext:condition calcext:apply-style-name="CzerwoneTlo" calcext:value="=&quot;-&quot;" calcext:base-cell-address="ItemTypes.F18"/>
            <calcext:condition calcext:apply-style-name="ZieloneTlo" calcext:value="!=&quot;-&quot;" calcext:base-cell-address="ItemTypes.F18"/>
          </calcext:conditional-format>
          <calcext:conditional-format calcext:target-range-address="ItemTypes.G18:ItemTypes.G18">
            <calcext:condition calcext:apply-style-name="CzerwoneTlo" calcext:value="=&quot;-&quot;" calcext:base-cell-address="ItemTypes.G18"/>
            <calcext:condition calcext:apply-style-name="ZieloneTlo" calcext:value="!=&quot;-&quot;" calcext:base-cell-address="ItemTypes.G18"/>
          </calcext:conditional-format>
          <calcext:conditional-format calcext:target-range-address="ItemTypes.G19:ItemTypes.G19">
            <calcext:condition calcext:apply-style-name="CzerwoneTlo" calcext:value="=&quot;-&quot;" calcext:base-cell-address="ItemTypes.G19"/>
            <calcext:condition calcext:apply-style-name="ZieloneTlo" calcext:value="!=&quot;-&quot;" calcext:base-cell-address="ItemTypes.G19"/>
          </calcext:conditional-format>
          <calcext:conditional-format calcext:target-range-address="ItemTypes.F19:ItemTypes.F19">
            <calcext:condition calcext:apply-style-name="CzerwoneTlo" calcext:value="=&quot;-&quot;" calcext:base-cell-address="ItemTypes.F19"/>
            <calcext:condition calcext:apply-style-name="ZieloneTlo" calcext:value="!=&quot;-&quot;" calcext:base-cell-address="ItemTypes.F19"/>
          </calcext:conditional-format>
          <calcext:conditional-format calcext:target-range-address="ItemTypes.E19:ItemTypes.E19">
            <calcext:condition calcext:apply-style-name="CzerwoneTlo" calcext:value="=&quot;-&quot;" calcext:base-cell-address="ItemTypes.E19"/>
            <calcext:condition calcext:apply-style-name="ZieloneTlo" calcext:value="!=&quot;-&quot;" calcext:base-cell-address="ItemTypes.E19"/>
          </calcext:conditional-format>
          <calcext:conditional-format calcext:target-range-address="ItemTypes.D19:ItemTypes.D19">
            <calcext:condition calcext:apply-style-name="CzerwoneTlo" calcext:value="=&quot;-&quot;" calcext:base-cell-address="ItemTypes.D19"/>
            <calcext:condition calcext:apply-style-name="ZieloneTlo" calcext:value="!=&quot;-&quot;" calcext:base-cell-address="ItemTypes.D19"/>
          </calcext:conditional-format>
          <calcext:conditional-format calcext:target-range-address="ItemTypes.D20:ItemTypes.D20">
            <calcext:condition calcext:apply-style-name="CzerwoneTlo" calcext:value="=&quot;-&quot;" calcext:base-cell-address="ItemTypes.D20"/>
            <calcext:condition calcext:apply-style-name="ZieloneTlo" calcext:value="!=&quot;-&quot;" calcext:base-cell-address="ItemTypes.D20"/>
          </calcext:conditional-format>
          <calcext:conditional-format calcext:target-range-address="ItemTypes.E20:ItemTypes.E20">
            <calcext:condition calcext:apply-style-name="CzerwoneTlo" calcext:value="=&quot;-&quot;" calcext:base-cell-address="ItemTypes.E20"/>
            <calcext:condition calcext:apply-style-name="ZieloneTlo" calcext:value="!=&quot;-&quot;" calcext:base-cell-address="ItemTypes.E20"/>
          </calcext:conditional-format>
          <calcext:conditional-format calcext:target-range-address="ItemTypes.F20:ItemTypes.F20">
            <calcext:condition calcext:apply-style-name="CzerwoneTlo" calcext:value="=&quot;-&quot;" calcext:base-cell-address="ItemTypes.F20"/>
            <calcext:condition calcext:apply-style-name="ZieloneTlo" calcext:value="!=&quot;-&quot;" calcext:base-cell-address="ItemTypes.F20"/>
          </calcext:conditional-format>
          <calcext:conditional-format calcext:target-range-address="ItemTypes.G20:ItemTypes.G20">
            <calcext:condition calcext:apply-style-name="CzerwoneTlo" calcext:value="=&quot;-&quot;" calcext:base-cell-address="ItemTypes.G20"/>
            <calcext:condition calcext:apply-style-name="ZieloneTlo" calcext:value="!=&quot;-&quot;" calcext:base-cell-address="ItemTypes.G20"/>
          </calcext:conditional-format>
          <calcext:conditional-format calcext:target-range-address="ItemTypes.G21:ItemTypes.G21">
            <calcext:condition calcext:apply-style-name="CzerwoneTlo" calcext:value="=&quot;-&quot;" calcext:base-cell-address="ItemTypes.G21"/>
            <calcext:condition calcext:apply-style-name="ZieloneTlo" calcext:value="!=&quot;-&quot;" calcext:base-cell-address="ItemTypes.G21"/>
          </calcext:conditional-format>
          <calcext:conditional-format calcext:target-range-address="ItemTypes.F21:ItemTypes.F21">
            <calcext:condition calcext:apply-style-name="CzerwoneTlo" calcext:value="=&quot;-&quot;" calcext:base-cell-address="ItemTypes.F21"/>
            <calcext:condition calcext:apply-style-name="ZieloneTlo" calcext:value="!=&quot;-&quot;" calcext:base-cell-address="ItemTypes.F21"/>
          </calcext:conditional-format>
          <calcext:conditional-format calcext:target-range-address="ItemTypes.E21:ItemTypes.E21">
            <calcext:condition calcext:apply-style-name="CzerwoneTlo" calcext:value="=&quot;-&quot;" calcext:base-cell-address="ItemTypes.E21"/>
            <calcext:condition calcext:apply-style-name="ZieloneTlo" calcext:value="!=&quot;-&quot;" calcext:base-cell-address="ItemTypes.E21"/>
          </calcext:conditional-format>
          <calcext:conditional-format calcext:target-range-address="ItemTypes.D21:ItemTypes.D21">
            <calcext:condition calcext:apply-style-name="CzerwoneTlo" calcext:value="=&quot;-&quot;" calcext:base-cell-address="ItemTypes.D21"/>
            <calcext:condition calcext:apply-style-name="ZieloneTlo" calcext:value="!=&quot;-&quot;" calcext:base-cell-address="ItemTypes.D21"/>
          </calcext:conditional-format>
          <calcext:conditional-format calcext:target-range-address="ItemTypes.E15:ItemTypes.E15">
            <calcext:condition calcext:apply-style-name="CzerwoneTlo" calcext:value="=&quot;-&quot;" calcext:base-cell-address="ItemTypes.E15"/>
            <calcext:condition calcext:apply-style-name="ZieloneTlo" calcext:value="!=&quot;-&quot;" calcext:base-cell-address="ItemTypes.E15"/>
          </calcext:conditional-format>
          <calcext:conditional-format calcext:target-range-address="ItemTypes.F15:ItemTypes.F15">
            <calcext:condition calcext:apply-style-name="CzerwoneTlo" calcext:value="=&quot;-&quot;" calcext:base-cell-address="ItemTypes.F15"/>
            <calcext:condition calcext:apply-style-name="ZieloneTlo" calcext:value="!=&quot;-&quot;" calcext:base-cell-address="ItemTypes.F15"/>
          </calcext:conditional-format>
          <calcext:conditional-format calcext:target-range-address="ItemTypes.G15:ItemTypes.G15">
            <calcext:condition calcext:apply-style-name="CzerwoneTlo" calcext:value="=&quot;-&quot;" calcext:base-cell-address="ItemTypes.G15"/>
            <calcext:condition calcext:apply-style-name="ZieloneTlo" calcext:value="!=&quot;-&quot;" calcext:base-cell-address="ItemTypes.G15"/>
          </calcext:conditional-format>
          <calcext:conditional-format calcext:target-range-address="ItemTypes.H15:ItemTypes.H15">
            <calcext:condition calcext:apply-style-name="CzerwoneTlo" calcext:value="=&quot;-&quot;" calcext:base-cell-address="ItemTypes.H15"/>
            <calcext:condition calcext:apply-style-name="ZieloneTlo" calcext:value="!=&quot;-&quot;" calcext:base-cell-address="ItemTypes.H15"/>
          </calcext:conditional-format>
          <calcext:conditional-format calcext:target-range-address="ItemTypes.I15:ItemTypes.I15">
            <calcext:condition calcext:apply-style-name="CzerwoneTlo" calcext:value="=&quot;-&quot;" calcext:base-cell-address="ItemTypes.I15"/>
            <calcext:condition calcext:apply-style-name="ZieloneTlo" calcext:value="!=&quot;-&quot;" calcext:base-cell-address="ItemTypes.I15"/>
          </calcext:conditional-format>
          <calcext:conditional-format calcext:target-range-address="ItemTypes.J15:ItemTypes.J15">
            <calcext:condition calcext:apply-style-name="CzerwoneTlo" calcext:value="=&quot;-&quot;" calcext:base-cell-address="ItemTypes.J15"/>
            <calcext:condition calcext:apply-style-name="ZieloneTlo" calcext:value="!=&quot;-&quot;" calcext:base-cell-address="ItemTypes.J15"/>
          </calcext:conditional-format>
          <calcext:conditional-format calcext:target-range-address="ItemTypes.K15:ItemTypes.K15">
            <calcext:condition calcext:apply-style-name="CzerwoneTlo" calcext:value="=&quot;-&quot;" calcext:base-cell-address="ItemTypes.K15"/>
            <calcext:condition calcext:apply-style-name="ZieloneTlo" calcext:value="!=&quot;-&quot;" calcext:base-cell-address="ItemTypes.K15"/>
          </calcext:conditional-format>
          <calcext:conditional-format calcext:target-range-address="ItemTypes.K15:ItemTypes.K15">
            <calcext:condition calcext:apply-style-name="CzerwoneTlo" calcext:value="=&quot;-&quot;" calcext:base-cell-address="ItemTypes.K15"/>
            <calcext:condition calcext:apply-style-name="ZieloneTlo" calcext:value="!=&quot;-&quot;" calcext:base-cell-address="ItemTypes.K15"/>
          </calcext:conditional-format>
          <calcext:conditional-format calcext:target-range-address="ItemTypes.I9:ItemTypes.I9">
            <calcext:condition calcext:apply-style-name="CzerwoneTlo" calcext:value="=&quot;-&quot;" calcext:base-cell-address="ItemTypes.I9"/>
            <calcext:condition calcext:apply-style-name="ZieloneTlo" calcext:value="!=&quot;-&quot;" calcext:base-cell-address="ItemTypes.I9"/>
          </calcext:conditional-format>
          <calcext:conditional-format calcext:target-range-address="ItemTypes.H11:ItemTypes.H11">
            <calcext:condition calcext:apply-style-name="CzerwoneTlo" calcext:value="=&quot;-&quot;" calcext:base-cell-address="ItemTypes.H11"/>
            <calcext:condition calcext:apply-style-name="ZieloneTlo" calcext:value="!=&quot;-&quot;" calcext:base-cell-address="ItemTypes.H11"/>
          </calcext:conditional-format>
          <calcext:conditional-format calcext:target-range-address="ItemTypes.I11:ItemTypes.I11">
            <calcext:condition calcext:apply-style-name="CzerwoneTlo" calcext:value="=&quot;-&quot;" calcext:base-cell-address="ItemTypes.I11"/>
            <calcext:condition calcext:apply-style-name="ZieloneTlo" calcext:value="!=&quot;-&quot;" calcext:base-cell-address="ItemTypes.I11"/>
          </calcext:conditional-format>
          <calcext:conditional-format calcext:target-range-address="ItemTypes.H12:ItemTypes.H12">
            <calcext:condition calcext:apply-style-name="CzerwoneTlo" calcext:value="=&quot;-&quot;" calcext:base-cell-address="ItemTypes.H12"/>
            <calcext:condition calcext:apply-style-name="ZieloneTlo" calcext:value="!=&quot;-&quot;" calcext:base-cell-address="ItemTypes.H12"/>
          </calcext:conditional-format>
          <calcext:conditional-format calcext:target-range-address="ItemTypes.I12:ItemTypes.I12">
            <calcext:condition calcext:apply-style-name="CzerwoneTlo" calcext:value="=&quot;-&quot;" calcext:base-cell-address="ItemTypes.I12"/>
            <calcext:condition calcext:apply-style-name="ZieloneTlo" calcext:value="!=&quot;-&quot;" calcext:base-cell-address="ItemTypes.I12"/>
          </calcext:conditional-format>
          <calcext:conditional-format calcext:target-range-address="ItemTypes.H13:ItemTypes.H13">
            <calcext:condition calcext:apply-style-name="CzerwoneTlo" calcext:value="=&quot;-&quot;" calcext:base-cell-address="ItemTypes.H13"/>
            <calcext:condition calcext:apply-style-name="ZieloneTlo" calcext:value="!=&quot;-&quot;" calcext:base-cell-address="ItemTypes.H13"/>
          </calcext:conditional-format>
          <calcext:conditional-format calcext:target-range-address="ItemTypes.I13:ItemTypes.I13">
            <calcext:condition calcext:apply-style-name="CzerwoneTlo" calcext:value="=&quot;-&quot;" calcext:base-cell-address="ItemTypes.I13"/>
            <calcext:condition calcext:apply-style-name="ZieloneTlo" calcext:value="!=&quot;-&quot;" calcext:base-cell-address="ItemTypes.I13"/>
          </calcext:conditional-format>
          <calcext:conditional-format calcext:target-range-address="ItemTypes.H14:ItemTypes.H14">
            <calcext:condition calcext:apply-style-name="CzerwoneTlo" calcext:value="=&quot;-&quot;" calcext:base-cell-address="ItemTypes.H14"/>
            <calcext:condition calcext:apply-style-name="ZieloneTlo" calcext:value="!=&quot;-&quot;" calcext:base-cell-address="ItemTypes.H14"/>
          </calcext:conditional-format>
          <calcext:conditional-format calcext:target-range-address="ItemTypes.I14:ItemTypes.I14">
            <calcext:condition calcext:apply-style-name="CzerwoneTlo" calcext:value="=&quot;-&quot;" calcext:base-cell-address="ItemTypes.I14"/>
            <calcext:condition calcext:apply-style-name="ZieloneTlo" calcext:value="!=&quot;-&quot;" calcext:base-cell-address="ItemTypes.I14"/>
          </calcext:conditional-format>
          <calcext:conditional-format calcext:target-range-address="ItemTypes.H22:ItemTypes.H22">
            <calcext:condition calcext:apply-style-name="CzerwoneTlo" calcext:value="=&quot;-&quot;" calcext:base-cell-address="ItemTypes.H22"/>
            <calcext:condition calcext:apply-style-name="ZieloneTlo" calcext:value="!=&quot;-&quot;" calcext:base-cell-address="ItemTypes.H22"/>
          </calcext:conditional-format>
          <calcext:conditional-format calcext:target-range-address="ItemTypes.I23:ItemTypes.I23">
            <calcext:condition calcext:apply-style-name="CzerwoneTlo" calcext:value="=&quot;-&quot;" calcext:base-cell-address="ItemTypes.I23"/>
            <calcext:condition calcext:apply-style-name="ZieloneTlo" calcext:value="!=&quot;-&quot;" calcext:base-cell-address="ItemTypes.I23"/>
          </calcext:conditional-format>
          <calcext:conditional-format calcext:target-range-address="ItemTypes.H23:ItemTypes.H23">
            <calcext:condition calcext:apply-style-name="CzerwoneTlo" calcext:value="=&quot;-&quot;" calcext:base-cell-address="ItemTypes.H23"/>
            <calcext:condition calcext:apply-style-name="ZieloneTlo" calcext:value="!=&quot;-&quot;" calcext:base-cell-address="ItemTypes.H23"/>
          </calcext:conditional-format>
          <calcext:conditional-format calcext:target-range-address="ItemTypes.I22:ItemTypes.I22">
            <calcext:condition calcext:apply-style-name="CzerwoneTlo" calcext:value="=&quot;-&quot;" calcext:base-cell-address="ItemTypes.I22"/>
            <calcext:condition calcext:apply-style-name="ZieloneTlo" calcext:value="!=&quot;-&quot;" calcext:base-cell-address="ItemTypes.I22"/>
          </calcext:conditional-format>
          <calcext:conditional-format calcext:target-range-address="ItemTypes.H25:ItemTypes.H25">
            <calcext:condition calcext:apply-style-name="CzerwoneTlo" calcext:value="=&quot;-&quot;" calcext:base-cell-address="ItemTypes.H25"/>
            <calcext:condition calcext:apply-style-name="ZieloneTlo" calcext:value="!=&quot;-&quot;" calcext:base-cell-address="ItemTypes.H25"/>
          </calcext:conditional-format>
          <calcext:conditional-format calcext:target-range-address="ItemTypes.I24:ItemTypes.I24">
            <calcext:condition calcext:apply-style-name="CzerwoneTlo" calcext:value="=&quot;-&quot;" calcext:base-cell-address="ItemTypes.I24"/>
            <calcext:condition calcext:apply-style-name="ZieloneTlo" calcext:value="!=&quot;-&quot;" calcext:base-cell-address="ItemTypes.I24"/>
          </calcext:conditional-format>
          <calcext:conditional-format calcext:target-range-address="ItemTypes.I25:ItemTypes.I25">
            <calcext:condition calcext:apply-style-name="CzerwoneTlo" calcext:value="=&quot;-&quot;" calcext:base-cell-address="ItemTypes.I25"/>
            <calcext:condition calcext:apply-style-name="ZieloneTlo" calcext:value="!=&quot;-&quot;" calcext:base-cell-address="ItemTypes.I25"/>
          </calcext:conditional-format>
          <calcext:conditional-format calcext:target-range-address="ItemTypes.H24:ItemTypes.H24">
            <calcext:condition calcext:apply-style-name="CzerwoneTlo" calcext:value="=&quot;-&quot;" calcext:base-cell-address="ItemTypes.H24"/>
            <calcext:condition calcext:apply-style-name="ZieloneTlo" calcext:value="!=&quot;-&quot;" calcext:base-cell-address="ItemTypes.H24"/>
          </calcext:conditional-format>
          <calcext:conditional-format calcext:target-range-address="ItemTypes.H26:ItemTypes.H26">
            <calcext:condition calcext:apply-style-name="CzerwoneTlo" calcext:value="=&quot;-&quot;" calcext:base-cell-address="ItemTypes.H26"/>
            <calcext:condition calcext:apply-style-name="ZieloneTlo" calcext:value="!=&quot;-&quot;" calcext:base-cell-address="ItemTypes.H26"/>
          </calcext:conditional-format>
          <calcext:conditional-format calcext:target-range-address="ItemTypes.I26:ItemTypes.I26">
            <calcext:condition calcext:apply-style-name="CzerwoneTlo" calcext:value="=&quot;-&quot;" calcext:base-cell-address="ItemTypes.I26"/>
            <calcext:condition calcext:apply-style-name="ZieloneTlo" calcext:value="!=&quot;-&quot;" calcext:base-cell-address="ItemTypes.I26"/>
          </calcext:conditional-format>
          <calcext:conditional-format calcext:target-range-address="ItemTypes.I27:ItemTypes.I27">
            <calcext:condition calcext:apply-style-name="CzerwoneTlo" calcext:value="=&quot;-&quot;" calcext:base-cell-address="ItemTypes.I27"/>
            <calcext:condition calcext:apply-style-name="ZieloneTlo" calcext:value="!=&quot;-&quot;" calcext:base-cell-address="ItemTypes.I27"/>
          </calcext:conditional-format>
          <calcext:conditional-format calcext:target-range-address="ItemTypes.H27:ItemTypes.H27">
            <calcext:condition calcext:apply-style-name="CzerwoneTlo" calcext:value="=&quot;-&quot;" calcext:base-cell-address="ItemTypes.H27"/>
            <calcext:condition calcext:apply-style-name="ZieloneTlo" calcext:value="!=&quot;-&quot;" calcext:base-cell-address="ItemTypes.H27"/>
          </calcext:conditional-format>
          <calcext:conditional-format calcext:target-range-address="ItemTypes.J12:ItemTypes.J12">
            <calcext:condition calcext:apply-style-name="CzerwoneTlo" calcext:value="=&quot;-&quot;" calcext:base-cell-address="ItemTypes.J12"/>
            <calcext:condition calcext:apply-style-name="ZieloneTlo" calcext:value="!=&quot;-&quot;" calcext:base-cell-address="ItemTypes.J12"/>
          </calcext:conditional-format>
          <calcext:conditional-format calcext:target-range-address="ItemTypes.J10:ItemTypes.J10">
            <calcext:condition calcext:apply-style-name="CzerwoneTlo" calcext:value="=&quot;-&quot;" calcext:base-cell-address="ItemTypes.J10"/>
            <calcext:condition calcext:apply-style-name="ZieloneTlo" calcext:value="!=&quot;-&quot;" calcext:base-cell-address="ItemTypes.J10"/>
          </calcext:conditional-format>
          <calcext:conditional-format calcext:target-range-address="ItemTypes.J11:ItemTypes.J11">
            <calcext:condition calcext:apply-style-name="CzerwoneTlo" calcext:value="=&quot;-&quot;" calcext:base-cell-address="ItemTypes.J11"/>
            <calcext:condition calcext:apply-style-name="ZieloneTlo" calcext:value="!=&quot;-&quot;" calcext:base-cell-address="ItemTypes.J11"/>
          </calcext:conditional-format>
          <calcext:conditional-format calcext:target-range-address="ItemTypes.J9:ItemTypes.J9">
            <calcext:condition calcext:apply-style-name="CzerwoneTlo" calcext:value="=&quot;-&quot;" calcext:base-cell-address="ItemTypes.J9"/>
            <calcext:condition calcext:apply-style-name="ZieloneTlo" calcext:value="!=&quot;-&quot;" calcext:base-cell-address="ItemTypes.J9"/>
          </calcext:conditional-format>
          <calcext:conditional-format calcext:target-range-address="ItemTypes.J22:ItemTypes.J22">
            <calcext:condition calcext:apply-style-name="CzerwoneTlo" calcext:value="=&quot;-&quot;" calcext:base-cell-address="ItemTypes.J22"/>
            <calcext:condition calcext:apply-style-name="ZieloneTlo" calcext:value="!=&quot;-&quot;" calcext:base-cell-address="ItemTypes.J22"/>
          </calcext:conditional-format>
          <calcext:conditional-format calcext:target-range-address="ItemTypes.J23:ItemTypes.J23">
            <calcext:condition calcext:apply-style-name="CzerwoneTlo" calcext:value="=&quot;-&quot;" calcext:base-cell-address="ItemTypes.J23"/>
            <calcext:condition calcext:apply-style-name="ZieloneTlo" calcext:value="!=&quot;-&quot;" calcext:base-cell-address="ItemTypes.J23"/>
          </calcext:conditional-format>
          <calcext:conditional-format calcext:target-range-address="ItemTypes.J25:ItemTypes.J25">
            <calcext:condition calcext:apply-style-name="CzerwoneTlo" calcext:value="=&quot;-&quot;" calcext:base-cell-address="ItemTypes.J25"/>
            <calcext:condition calcext:apply-style-name="ZieloneTlo" calcext:value="!=&quot;-&quot;" calcext:base-cell-address="ItemTypes.J25"/>
          </calcext:conditional-format>
          <calcext:conditional-format calcext:target-range-address="ItemTypes.J26:ItemTypes.J26">
            <calcext:condition calcext:apply-style-name="CzerwoneTlo" calcext:value="=&quot;-&quot;" calcext:base-cell-address="ItemTypes.J26"/>
            <calcext:condition calcext:apply-style-name="ZieloneTlo" calcext:value="!=&quot;-&quot;" calcext:base-cell-address="ItemTypes.J26"/>
          </calcext:conditional-format>
          <calcext:conditional-format calcext:target-range-address="ItemTypes.J24:ItemTypes.J24">
            <calcext:condition calcext:apply-style-name="CzerwoneTlo" calcext:value="=&quot;-&quot;" calcext:base-cell-address="ItemTypes.J24"/>
            <calcext:condition calcext:apply-style-name="ZieloneTlo" calcext:value="!=&quot;-&quot;" calcext:base-cell-address="ItemTypes.J24"/>
          </calcext:conditional-format>
          <calcext:conditional-format calcext:target-range-address="ItemTypes.J27:ItemTypes.J27">
            <calcext:condition calcext:apply-style-name="CzerwoneTlo" calcext:value="=&quot;-&quot;" calcext:base-cell-address="ItemTypes.J27"/>
            <calcext:condition calcext:apply-style-name="ZieloneTlo" calcext:value="!=&quot;-&quot;" calcext:base-cell-address="ItemTypes.J27"/>
          </calcext:conditional-format>
          <calcext:conditional-format calcext:target-range-address="ItemTypes.F23:ItemTypes.F23">
            <calcext:condition calcext:apply-style-name="CzerwoneTlo" calcext:value="=&quot;-&quot;" calcext:base-cell-address="ItemTypes.F23"/>
            <calcext:condition calcext:apply-style-name="ZieloneTlo" calcext:value="!=&quot;-&quot;" calcext:base-cell-address="ItemTypes.F23"/>
          </calcext:conditional-format>
          <calcext:conditional-format calcext:target-range-address="ItemTypes.F22:ItemTypes.F22">
            <calcext:condition calcext:apply-style-name="CzerwoneTlo" calcext:value="=&quot;-&quot;" calcext:base-cell-address="ItemTypes.F22"/>
            <calcext:condition calcext:apply-style-name="ZieloneTlo" calcext:value="!=&quot;-&quot;" calcext:base-cell-address="ItemTypes.F22"/>
          </calcext:conditional-format>
          <calcext:conditional-format calcext:target-range-address="ItemTypes.F25:ItemTypes.F25">
            <calcext:condition calcext:apply-style-name="CzerwoneTlo" calcext:value="=&quot;-&quot;" calcext:base-cell-address="ItemTypes.F25"/>
            <calcext:condition calcext:apply-style-name="ZieloneTlo" calcext:value="!=&quot;-&quot;" calcext:base-cell-address="ItemTypes.F25"/>
          </calcext:conditional-format>
          <calcext:conditional-format calcext:target-range-address="ItemTypes.F26:ItemTypes.F26">
            <calcext:condition calcext:apply-style-name="CzerwoneTlo" calcext:value="=&quot;-&quot;" calcext:base-cell-address="ItemTypes.F26"/>
            <calcext:condition calcext:apply-style-name="ZieloneTlo" calcext:value="!=&quot;-&quot;" calcext:base-cell-address="ItemTypes.F26"/>
          </calcext:conditional-format>
          <calcext:conditional-format calcext:target-range-address="ItemTypes.F24:ItemTypes.F24">
            <calcext:condition calcext:apply-style-name="CzerwoneTlo" calcext:value="=&quot;-&quot;" calcext:base-cell-address="ItemTypes.F24"/>
            <calcext:condition calcext:apply-style-name="ZieloneTlo" calcext:value="!=&quot;-&quot;" calcext:base-cell-address="ItemTypes.F24"/>
          </calcext:conditional-format>
          <calcext:conditional-format calcext:target-range-address="ItemTypes.F27:ItemTypes.F27">
            <calcext:condition calcext:apply-style-name="CzerwoneTlo" calcext:value="=&quot;-&quot;" calcext:base-cell-address="ItemTypes.F27"/>
            <calcext:condition calcext:apply-style-name="ZieloneTlo" calcext:value="!=&quot;-&quot;" calcext:base-cell-address="ItemTypes.F27"/>
          </calcext:conditional-format>
          <calcext:conditional-format calcext:target-range-address="ItemTypes.F14:ItemTypes.F14">
            <calcext:condition calcext:apply-style-name="CzerwoneTlo" calcext:value="=&quot;-&quot;" calcext:base-cell-address="ItemTypes.F14"/>
            <calcext:condition calcext:apply-style-name="ZieloneTlo" calcext:value="!=&quot;-&quot;" calcext:base-cell-address="ItemTypes.F14"/>
          </calcext:conditional-format>
          <calcext:conditional-format calcext:target-range-address="ItemTypes.F13:ItemTypes.F13">
            <calcext:condition calcext:apply-style-name="CzerwoneTlo" calcext:value="=&quot;-&quot;" calcext:base-cell-address="ItemTypes.F13"/>
            <calcext:condition calcext:apply-style-name="ZieloneTlo" calcext:value="!=&quot;-&quot;" calcext:base-cell-address="ItemTypes.F13"/>
          </calcext:conditional-format>
          <calcext:conditional-format calcext:target-range-address="ItemTypes.F12:ItemTypes.F12">
            <calcext:condition calcext:apply-style-name="CzerwoneTlo" calcext:value="=&quot;-&quot;" calcext:base-cell-address="ItemTypes.F12"/>
            <calcext:condition calcext:apply-style-name="ZieloneTlo" calcext:value="!=&quot;-&quot;" calcext:base-cell-address="ItemTypes.F12"/>
          </calcext:conditional-format>
          <calcext:conditional-format calcext:target-range-address="ItemTypes.F11:ItemTypes.F11">
            <calcext:condition calcext:apply-style-name="CzerwoneTlo" calcext:value="=&quot;-&quot;" calcext:base-cell-address="ItemTypes.F11"/>
            <calcext:condition calcext:apply-style-name="ZieloneTlo" calcext:value="!=&quot;-&quot;" calcext:base-cell-address="ItemTypes.F11"/>
          </calcext:conditional-format>
          <calcext:conditional-format calcext:target-range-address="ItemTypes.F10:ItemTypes.F10">
            <calcext:condition calcext:apply-style-name="CzerwoneTlo" calcext:value="=&quot;-&quot;" calcext:base-cell-address="ItemTypes.F10"/>
            <calcext:condition calcext:apply-style-name="ZieloneTlo" calcext:value="!=&quot;-&quot;" calcext:base-cell-address="ItemTypes.F10"/>
          </calcext:conditional-format>
          <calcext:conditional-format calcext:target-range-address="ItemTypes.F9:ItemTypes.F9">
            <calcext:condition calcext:apply-style-name="CzerwoneTlo" calcext:value="=&quot;-&quot;" calcext:base-cell-address="ItemTypes.F9"/>
            <calcext:condition calcext:apply-style-name="ZieloneTlo" calcext:value="!=&quot;-&quot;" calcext:base-cell-address="ItemTypes.F9"/>
          </calcext:conditional-format>
          <calcext:conditional-format calcext:target-range-address="ItemTypes.D10:ItemTypes.D10">
            <calcext:condition calcext:apply-style-name="CzerwoneTlo" calcext:value="=&quot;-&quot;" calcext:base-cell-address="ItemTypes.D10"/>
            <calcext:condition calcext:apply-style-name="ZieloneTlo" calcext:value="!=&quot;-&quot;" calcext:base-cell-address="ItemTypes.D10"/>
          </calcext:conditional-format>
          <calcext:conditional-format calcext:target-range-address="ItemTypes.D11:ItemTypes.D11">
            <calcext:condition calcext:apply-style-name="CzerwoneTlo" calcext:value="=&quot;-&quot;" calcext:base-cell-address="ItemTypes.D11"/>
            <calcext:condition calcext:apply-style-name="ZieloneTlo" calcext:value="!=&quot;-&quot;" calcext:base-cell-address="ItemTypes.D11"/>
          </calcext:conditional-format>
          <calcext:conditional-format calcext:target-range-address="ItemTypes.D12:ItemTypes.D12">
            <calcext:condition calcext:apply-style-name="CzerwoneTlo" calcext:value="=&quot;-&quot;" calcext:base-cell-address="ItemTypes.D12"/>
            <calcext:condition calcext:apply-style-name="ZieloneTlo" calcext:value="!=&quot;-&quot;" calcext:base-cell-address="ItemTypes.D12"/>
          </calcext:conditional-format>
          <calcext:conditional-format calcext:target-range-address="ItemTypes.D13:ItemTypes.D13">
            <calcext:condition calcext:apply-style-name="CzerwoneTlo" calcext:value="=&quot;-&quot;" calcext:base-cell-address="ItemTypes.D13"/>
            <calcext:condition calcext:apply-style-name="ZieloneTlo" calcext:value="!=&quot;-&quot;" calcext:base-cell-address="ItemTypes.D13"/>
          </calcext:conditional-format>
          <calcext:conditional-format calcext:target-range-address="ItemTypes.D14:ItemTypes.D14">
            <calcext:condition calcext:apply-style-name="CzerwoneTlo" calcext:value="=&quot;-&quot;" calcext:base-cell-address="ItemTypes.D14"/>
            <calcext:condition calcext:apply-style-name="ZieloneTlo" calcext:value="!=&quot;-&quot;" calcext:base-cell-address="ItemTypes.D14"/>
          </calcext:conditional-format>
          <calcext:conditional-format calcext:target-range-address="ItemTypes.E14:ItemTypes.E14">
            <calcext:condition calcext:apply-style-name="CzerwoneTlo" calcext:value="=&quot;-&quot;" calcext:base-cell-address="ItemTypes.E14"/>
            <calcext:condition calcext:apply-style-name="ZieloneTlo" calcext:value="!=&quot;-&quot;" calcext:base-cell-address="ItemTypes.E14"/>
          </calcext:conditional-format>
          <calcext:conditional-format calcext:target-range-address="ItemTypes.E13:ItemTypes.E13">
            <calcext:condition calcext:apply-style-name="CzerwoneTlo" calcext:value="=&quot;-&quot;" calcext:base-cell-address="ItemTypes.E13"/>
            <calcext:condition calcext:apply-style-name="ZieloneTlo" calcext:value="!=&quot;-&quot;" calcext:base-cell-address="ItemTypes.E13"/>
          </calcext:conditional-format>
          <calcext:conditional-format calcext:target-range-address="ItemTypes.E12:ItemTypes.E12">
            <calcext:condition calcext:apply-style-name="CzerwoneTlo" calcext:value="=&quot;-&quot;" calcext:base-cell-address="ItemTypes.E12"/>
            <calcext:condition calcext:apply-style-name="ZieloneTlo" calcext:value="!=&quot;-&quot;" calcext:base-cell-address="ItemTypes.E12"/>
          </calcext:conditional-format>
          <calcext:conditional-format calcext:target-range-address="ItemTypes.E11:ItemTypes.E11">
            <calcext:condition calcext:apply-style-name="CzerwoneTlo" calcext:value="=&quot;-&quot;" calcext:base-cell-address="ItemTypes.E11"/>
            <calcext:condition calcext:apply-style-name="ZieloneTlo" calcext:value="!=&quot;-&quot;" calcext:base-cell-address="ItemTypes.E11"/>
          </calcext:conditional-format>
          <calcext:conditional-format calcext:target-range-address="ItemTypes.E10:ItemTypes.E10">
            <calcext:condition calcext:apply-style-name="CzerwoneTlo" calcext:value="=&quot;-&quot;" calcext:base-cell-address="ItemTypes.E10"/>
            <calcext:condition calcext:apply-style-name="ZieloneTlo" calcext:value="!=&quot;-&quot;" calcext:base-cell-address="ItemTypes.E10"/>
          </calcext:conditional-format>
          <calcext:conditional-format calcext:target-range-address="ItemTypes.E9:ItemTypes.E9">
            <calcext:condition calcext:apply-style-name="CzerwoneTlo" calcext:value="=&quot;-&quot;" calcext:base-cell-address="ItemTypes.E9"/>
            <calcext:condition calcext:apply-style-name="ZieloneTlo" calcext:value="!=&quot;-&quot;" calcext:base-cell-address="ItemTypes.E9"/>
          </calcext:conditional-format>
          <calcext:conditional-format calcext:target-range-address="ItemTypes.D22:ItemTypes.D22">
            <calcext:condition calcext:apply-style-name="CzerwoneTlo" calcext:value="=&quot;-&quot;" calcext:base-cell-address="ItemTypes.D22"/>
            <calcext:condition calcext:apply-style-name="ZieloneTlo" calcext:value="!=&quot;-&quot;" calcext:base-cell-address="ItemTypes.D22"/>
          </calcext:conditional-format>
          <calcext:conditional-format calcext:target-range-address="ItemTypes.E22:ItemTypes.E22">
            <calcext:condition calcext:apply-style-name="CzerwoneTlo" calcext:value="=&quot;-&quot;" calcext:base-cell-address="ItemTypes.E22"/>
            <calcext:condition calcext:apply-style-name="ZieloneTlo" calcext:value="!=&quot;-&quot;" calcext:base-cell-address="ItemTypes.E22"/>
          </calcext:conditional-format>
          <calcext:conditional-format calcext:target-range-address="ItemTypes.E23:ItemTypes.E23">
            <calcext:condition calcext:apply-style-name="CzerwoneTlo" calcext:value="=&quot;-&quot;" calcext:base-cell-address="ItemTypes.E23"/>
            <calcext:condition calcext:apply-style-name="ZieloneTlo" calcext:value="!=&quot;-&quot;" calcext:base-cell-address="ItemTypes.E23"/>
          </calcext:conditional-format>
          <calcext:conditional-format calcext:target-range-address="ItemTypes.D23:ItemTypes.D23">
            <calcext:condition calcext:apply-style-name="CzerwoneTlo" calcext:value="=&quot;-&quot;" calcext:base-cell-address="ItemTypes.D23"/>
            <calcext:condition calcext:apply-style-name="ZieloneTlo" calcext:value="!=&quot;-&quot;" calcext:base-cell-address="ItemTypes.D23"/>
          </calcext:conditional-format>
          <calcext:conditional-format calcext:target-range-address="ItemTypes.D24:ItemTypes.D24">
            <calcext:condition calcext:apply-style-name="CzerwoneTlo" calcext:value="=&quot;-&quot;" calcext:base-cell-address="ItemTypes.D24"/>
            <calcext:condition calcext:apply-style-name="ZieloneTlo" calcext:value="!=&quot;-&quot;" calcext:base-cell-address="ItemTypes.D24"/>
          </calcext:conditional-format>
          <calcext:conditional-format calcext:target-range-address="ItemTypes.D25:ItemTypes.D25">
            <calcext:condition calcext:apply-style-name="CzerwoneTlo" calcext:value="=&quot;-&quot;" calcext:base-cell-address="ItemTypes.D25"/>
            <calcext:condition calcext:apply-style-name="ZieloneTlo" calcext:value="!=&quot;-&quot;" calcext:base-cell-address="ItemTypes.D25"/>
          </calcext:conditional-format>
          <calcext:conditional-format calcext:target-range-address="ItemTypes.D26:ItemTypes.D26">
            <calcext:condition calcext:apply-style-name="CzerwoneTlo" calcext:value="=&quot;-&quot;" calcext:base-cell-address="ItemTypes.D26"/>
            <calcext:condition calcext:apply-style-name="ZieloneTlo" calcext:value="!=&quot;-&quot;" calcext:base-cell-address="ItemTypes.D26"/>
          </calcext:conditional-format>
          <calcext:conditional-format calcext:target-range-address="ItemTypes.E26:ItemTypes.E26">
            <calcext:condition calcext:apply-style-name="CzerwoneTlo" calcext:value="=&quot;-&quot;" calcext:base-cell-address="ItemTypes.E26"/>
            <calcext:condition calcext:apply-style-name="ZieloneTlo" calcext:value="!=&quot;-&quot;" calcext:base-cell-address="ItemTypes.E26"/>
          </calcext:conditional-format>
          <calcext:conditional-format calcext:target-range-address="ItemTypes.E25:ItemTypes.E25">
            <calcext:condition calcext:apply-style-name="CzerwoneTlo" calcext:value="=&quot;-&quot;" calcext:base-cell-address="ItemTypes.E25"/>
            <calcext:condition calcext:apply-style-name="ZieloneTlo" calcext:value="!=&quot;-&quot;" calcext:base-cell-address="ItemTypes.E25"/>
          </calcext:conditional-format>
          <calcext:conditional-format calcext:target-range-address="ItemTypes.E24:ItemTypes.E24">
            <calcext:condition calcext:apply-style-name="CzerwoneTlo" calcext:value="=&quot;-&quot;" calcext:base-cell-address="ItemTypes.E24"/>
            <calcext:condition calcext:apply-style-name="ZieloneTlo" calcext:value="!=&quot;-&quot;" calcext:base-cell-address="ItemTypes.E24"/>
          </calcext:conditional-format>
          <calcext:conditional-format calcext:target-range-address="ItemTypes.E27:ItemTypes.E27">
            <calcext:condition calcext:apply-style-name="CzerwoneTlo" calcext:value="=&quot;-&quot;" calcext:base-cell-address="ItemTypes.E27"/>
            <calcext:condition calcext:apply-style-name="ZieloneTlo" calcext:value="!=&quot;-&quot;" calcext:base-cell-address="ItemTypes.E27"/>
          </calcext:conditional-format>
          <calcext:conditional-format calcext:target-range-address="ItemTypes.D27:ItemTypes.D27">
            <calcext:condition calcext:apply-style-name="CzerwoneTlo" calcext:value="=&quot;-&quot;" calcext:base-cell-address="ItemTypes.D27"/>
            <calcext:condition calcext:apply-style-name="ZieloneTlo" calcext:value="!=&quot;-&quot;" calcext:base-cell-address="ItemTypes.D27"/>
          </calcext:conditional-format>
          <calcext:conditional-format calcext:target-range-address="ItemTypes.G22:ItemTypes.G22">
            <calcext:condition calcext:apply-style-name="CzerwoneTlo" calcext:value="=&quot;-&quot;" calcext:base-cell-address="ItemTypes.G22"/>
            <calcext:condition calcext:apply-style-name="ZieloneTlo" calcext:value="!=&quot;-&quot;" calcext:base-cell-address="ItemTypes.G22"/>
          </calcext:conditional-format>
          <calcext:conditional-format calcext:target-range-address="ItemTypes.G24:ItemTypes.G24">
            <calcext:condition calcext:apply-style-name="CzerwoneTlo" calcext:value="=&quot;-&quot;" calcext:base-cell-address="ItemTypes.G24"/>
            <calcext:condition calcext:apply-style-name="ZieloneTlo" calcext:value="!=&quot;-&quot;" calcext:base-cell-address="ItemTypes.G24"/>
          </calcext:conditional-format>
          <calcext:conditional-format calcext:target-range-address="ItemTypes.G23:ItemTypes.G23">
            <calcext:condition calcext:apply-style-name="CzerwoneTlo" calcext:value="=&quot;-&quot;" calcext:base-cell-address="ItemTypes.G23"/>
            <calcext:condition calcext:apply-style-name="ZieloneTlo" calcext:value="!=&quot;-&quot;" calcext:base-cell-address="ItemTypes.G23"/>
          </calcext:conditional-format>
          <calcext:conditional-format calcext:target-range-address="ItemTypes.G25:ItemTypes.G25">
            <calcext:condition calcext:apply-style-name="CzerwoneTlo" calcext:value="=&quot;-&quot;" calcext:base-cell-address="ItemTypes.G25"/>
            <calcext:condition calcext:apply-style-name="ZieloneTlo" calcext:value="!=&quot;-&quot;" calcext:base-cell-address="ItemTypes.G25"/>
          </calcext:conditional-format>
          <calcext:conditional-format calcext:target-range-address="ItemTypes.G27:ItemTypes.G27">
            <calcext:condition calcext:apply-style-name="CzerwoneTlo" calcext:value="=&quot;-&quot;" calcext:base-cell-address="ItemTypes.G27"/>
            <calcext:condition calcext:apply-style-name="ZieloneTlo" calcext:value="!=&quot;-&quot;" calcext:base-cell-address="ItemTypes.G27"/>
          </calcext:conditional-format>
          <calcext:conditional-format calcext:target-range-address="ItemTypes.G26:ItemTypes.G26">
            <calcext:condition calcext:apply-style-name="CzerwoneTlo" calcext:value="=&quot;-&quot;" calcext:base-cell-address="ItemTypes.G26"/>
            <calcext:condition calcext:apply-style-name="ZieloneTlo" calcext:value="!=&quot;-&quot;" calcext:base-cell-address="ItemTypes.G26"/>
          </calcext:conditional-format>
          <calcext:conditional-format calcext:target-range-address="ItemTypes.K13:ItemTypes.K13">
            <calcext:condition calcext:apply-style-name="CzerwoneTlo" calcext:value="=&quot;-&quot;" calcext:base-cell-address="ItemTypes.K13"/>
            <calcext:condition calcext:apply-style-name="ZieloneTlo" calcext:value="!=&quot;-&quot;" calcext:base-cell-address="ItemTypes.K13"/>
          </calcext:conditional-format>
          <calcext:conditional-format calcext:target-range-address="ItemTypes.K14:ItemTypes.K14">
            <calcext:condition calcext:apply-style-name="CzerwoneTlo" calcext:value="=&quot;-&quot;" calcext:base-cell-address="ItemTypes.K14"/>
            <calcext:condition calcext:apply-style-name="ZieloneTlo" calcext:value="!=&quot;-&quot;" calcext:base-cell-address="ItemTypes.K14"/>
          </calcext:conditional-format>
          <calcext:conditional-format calcext:target-range-address="ItemTypes.K14:ItemTypes.K14">
            <calcext:condition calcext:apply-style-name="CzerwoneTlo" calcext:value="=&quot;-&quot;" calcext:base-cell-address="ItemTypes.K14"/>
            <calcext:condition calcext:apply-style-name="ZieloneTlo" calcext:value="!=&quot;-&quot;" calcext:base-cell-address="ItemTypes.K14"/>
          </calcext:conditional-format>
          <calcext:conditional-format calcext:target-range-address="ItemTypes.K13:ItemTypes.K13">
            <calcext:condition calcext:apply-style-name="CzerwoneTlo" calcext:value="=&quot;-&quot;" calcext:base-cell-address="ItemTypes.K13"/>
            <calcext:condition calcext:apply-style-name="ZieloneTlo" calcext:value="!=&quot;-&quot;" calcext:base-cell-address="ItemTypes.K13"/>
          </calcext:conditional-format>
          <calcext:conditional-format calcext:target-range-address="ItemTypes.K11:ItemTypes.K11">
            <calcext:condition calcext:apply-style-name="CzerwoneTlo" calcext:value="=&quot;-&quot;" calcext:base-cell-address="ItemTypes.K11"/>
            <calcext:condition calcext:apply-style-name="ZieloneTlo" calcext:value="!=&quot;-&quot;" calcext:base-cell-address="ItemTypes.K11"/>
          </calcext:conditional-format>
          <calcext:conditional-format calcext:target-range-address="ItemTypes.K10:ItemTypes.K10">
            <calcext:condition calcext:apply-style-name="CzerwoneTlo" calcext:value="=&quot;-&quot;" calcext:base-cell-address="ItemTypes.K10"/>
            <calcext:condition calcext:apply-style-name="ZieloneTlo" calcext:value="!=&quot;-&quot;" calcext:base-cell-address="ItemTypes.K10"/>
          </calcext:conditional-format>
          <calcext:conditional-format calcext:target-range-address="ItemTypes.K22:ItemTypes.K22">
            <calcext:condition calcext:apply-style-name="CzerwoneTlo" calcext:value="=&quot;-&quot;" calcext:base-cell-address="ItemTypes.K22"/>
            <calcext:condition calcext:apply-style-name="ZieloneTlo" calcext:value="!=&quot;-&quot;" calcext:base-cell-address="ItemTypes.K22"/>
          </calcext:conditional-format>
          <calcext:conditional-format calcext:target-range-address="ItemTypes.K23:ItemTypes.K23">
            <calcext:condition calcext:apply-style-name="CzerwoneTlo" calcext:value="=&quot;-&quot;" calcext:base-cell-address="ItemTypes.K23"/>
            <calcext:condition calcext:apply-style-name="ZieloneTlo" calcext:value="!=&quot;-&quot;" calcext:base-cell-address="ItemTypes.K23"/>
          </calcext:conditional-format>
          <calcext:conditional-format calcext:target-range-address="ItemTypes.K24:ItemTypes.K24">
            <calcext:condition calcext:apply-style-name="CzerwoneTlo" calcext:value="=&quot;-&quot;" calcext:base-cell-address="ItemTypes.K24"/>
            <calcext:condition calcext:apply-style-name="ZieloneTlo" calcext:value="!=&quot;-&quot;" calcext:base-cell-address="ItemTypes.K24"/>
          </calcext:conditional-format>
          <calcext:conditional-format calcext:target-range-address="ItemTypes.K25:ItemTypes.K25">
            <calcext:condition calcext:apply-style-name="CzerwoneTlo" calcext:value="=&quot;-&quot;" calcext:base-cell-address="ItemTypes.K25"/>
            <calcext:condition calcext:apply-style-name="ZieloneTlo" calcext:value="!=&quot;-&quot;" calcext:base-cell-address="ItemTypes.K25"/>
          </calcext:conditional-format>
          <calcext:conditional-format calcext:target-range-address="ItemTypes.K26:ItemTypes.K26">
            <calcext:condition calcext:apply-style-name="CzerwoneTlo" calcext:value="=&quot;-&quot;" calcext:base-cell-address="ItemTypes.K26"/>
            <calcext:condition calcext:apply-style-name="ZieloneTlo" calcext:value="!=&quot;-&quot;" calcext:base-cell-address="ItemTypes.K26"/>
          </calcext:conditional-format>
          <calcext:conditional-format calcext:target-range-address="ItemTypes.K27:ItemTypes.K27">
            <calcext:condition calcext:apply-style-name="CzerwoneTlo" calcext:value="=&quot;-&quot;" calcext:base-cell-address="ItemTypes.K27"/>
            <calcext:condition calcext:apply-style-name="ZieloneTlo" calcext:value="!=&quot;-&quot;" calcext:base-cell-address="ItemTypes.K27"/>
          </calcext:conditional-format>
          <calcext:conditional-format calcext:target-range-address="ItemTypes.I10:ItemTypes.I10">
            <calcext:condition calcext:apply-style-name="CzerwoneTlo" calcext:value="=&quot;-&quot;" calcext:base-cell-address="ItemTypes.I10"/>
            <calcext:condition calcext:apply-style-name="ZieloneTlo" calcext:value="!=&quot;-&quot;" calcext:base-cell-address="ItemTypes.I10"/>
          </calcext:conditional-format>
          <calcext:conditional-format calcext:target-range-address="ItemTypes.K10:ItemTypes.K10">
            <calcext:condition calcext:apply-style-name="CzerwoneTlo" calcext:value="=&quot;-&quot;" calcext:base-cell-address="ItemTypes.K10"/>
            <calcext:condition calcext:apply-style-name="ZieloneTlo" calcext:value="!=&quot;-&quot;" calcext:base-cell-address="ItemTypes.K10"/>
          </calcext:conditional-format>
          <calcext:conditional-format calcext:target-range-address="ItemTypes.K12:ItemTypes.K12">
            <calcext:condition calcext:apply-style-name="CzerwoneTlo" calcext:value="=&quot;-&quot;" calcext:base-cell-address="ItemTypes.K12"/>
            <calcext:condition calcext:apply-style-name="ZieloneTlo" calcext:value="!=&quot;-&quot;" calcext:base-cell-address="ItemTypes.K12"/>
          </calcext:conditional-format>
          <calcext:conditional-format calcext:target-range-address="ItemTypes.K12:ItemTypes.K12">
            <calcext:condition calcext:apply-style-name="CzerwoneTlo" calcext:value="=&quot;-&quot;" calcext:base-cell-address="ItemTypes.K12"/>
            <calcext:condition calcext:apply-style-name="ZieloneTlo" calcext:value="!=&quot;-&quot;" calcext:base-cell-address="ItemTypes.K12"/>
          </calcext:conditional-format>
          <calcext:conditional-format calcext:target-range-address="ItemTypes.G7:ItemTypes.G7">
            <calcext:condition calcext:apply-style-name="CzerwoneTlo" calcext:value="=&quot;-&quot;" calcext:base-cell-address="ItemTypes.G7"/>
            <calcext:condition calcext:apply-style-name="ZieloneTlo" calcext:value="!=&quot;-&quot;" calcext:base-cell-address="ItemTypes.G7"/>
          </calcext:conditional-format>
          <calcext:conditional-format calcext:target-range-address="ItemTypes.K9:ItemTypes.K9">
            <calcext:condition calcext:apply-style-name="CzerwoneTlo" calcext:value="=&quot;-&quot;" calcext:base-cell-address="ItemTypes.K9"/>
            <calcext:condition calcext:apply-style-name="ZieloneTlo" calcext:value="!=&quot;-&quot;" calcext:base-cell-address="ItemTypes.K9"/>
          </calcext:conditional-format>
          <calcext:conditional-format calcext:target-range-address="ItemTypes.K9:ItemTypes.K9">
            <calcext:condition calcext:apply-style-name="CzerwoneTlo" calcext:value="=&quot;-&quot;" calcext:base-cell-address="ItemTypes.K9"/>
            <calcext:condition calcext:apply-style-name="ZieloneTlo" calcext:value="!=&quot;-&quot;" calcext:base-cell-address="ItemTypes.K9"/>
          </calcext:conditional-format>
          <calcext:conditional-format calcext:target-range-address="ItemTypes.K11:ItemTypes.K11">
            <calcext:condition calcext:apply-style-name="CzerwoneTlo" calcext:value="=&quot;-&quot;" calcext:base-cell-address="ItemTypes.K11"/>
            <calcext:condition calcext:apply-style-name="ZieloneTlo" calcext:value="!=&quot;-&quot;" calcext:base-cell-address="ItemTypes.K11"/>
          </calcext:conditional-format>
          <calcext:conditional-format calcext:target-range-address="ItemTypes.B2:ItemTypes.B6 ItemTypes.B8:ItemTypes.B8">
            <calcext:condition calcext:apply-style-name="CzerwoneTlo" calcext:value="=&quot;-&quot;" calcext:base-cell-address="ItemTypes.B2"/>
            <calcext:condition calcext:apply-style-name="ZieloneTlo" calcext:value="!=&quot;-&quot;" calcext:base-cell-address="ItemTypes.B2"/>
          </calcext:conditional-format>
          <calcext:conditional-format calcext:target-range-address="ItemTypes.B34:ItemTypes.B34">
            <calcext:condition calcext:apply-style-name="CzerwoneTlo" calcext:value="=&quot;-&quot;" calcext:base-cell-address="ItemTypes.B34"/>
            <calcext:condition calcext:apply-style-name="ZieloneTlo" calcext:value="!=&quot;-&quot;" calcext:base-cell-address="ItemTypes.B34"/>
          </calcext:conditional-format>
          <calcext:conditional-format calcext:target-range-address="ItemTypes.B7:ItemTypes.B34">
            <calcext:condition calcext:apply-style-name="CzerwoneTlo" calcext:value="=&quot;-&quot;" calcext:base-cell-address="ItemTypes.B7"/>
            <calcext:condition calcext:apply-style-name="ZieloneTlo" calcext:value="!=&quot;-&quot;" calcext:base-cell-address="ItemTypes.B7"/>
          </calcext:conditional-format>
        </calcext:conditional-formats>
      </table:table>
      <table:table table:name="Rarity" table:style-name="ta1" table:print="false">
        <table:table-column table:style-name="co10" table:default-cell-style-name="ce2"/>
        <table:table-column table:style-name="co9" table:number-columns-repeated="4" table:default-cell-style-name="ce213"/>
        <table:table-column table:style-name="co11" table:default-cell-style-name="ce213"/>
        <table:table-column table:style-name="co9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1" office:value-type="string" calcext:value-type="string">
            <text:p>Properties / Rarity</text:p>
          </table:table-cell>
          <table:table-cell table:style-name="ce3" office:value-type="string" calcext:value-type="string">
            <text:p>Broke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Epic</text:p>
          </table:table-cell>
          <table:table-cell table:style-name="ce3" office:value-type="string" calcext:value-type="string">
            <text:p>Legendar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xturePath</text:p>
          </table:table-cell>
          <table:table-cell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 table:style-name="ce252" office:value-type="string" calcext:value-type="string">
            <text:p>-</text:p>
          </table:table-cell>
          <table:table-cell table:style-name="ce262" office:value-type="string" calcext:value-type="string">
            <text:p>-</text:p>
          </table:table-cell>
          <table:table-cell table:style-name="ce272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table:style-name="ce214" office:value-type="string" calcext:value-type="string">
            <text:p>-</text:p>
          </table:table-cell>
          <table:table-cell table:style-name="ce243"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table:style-name="ce263" office:value-type="string" calcext:value-type="string">
            <text:p>-</text:p>
          </table:table-cell>
          <table:table-cell table:style-name="ce273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ype</text:p>
          </table:table-cell>
          <table:table-cell table:style-name="ce215" office:value-type="string" calcext:value-type="string">
            <text:p>-</text:p>
          </table:table-cell>
          <table:table-cell table:style-name="ce244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64" office:value-type="string" calcext:value-type="string">
            <text:p>-</text:p>
          </table:table-cell>
          <table:table-cell table:style-name="ce274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aximumQuantity</text:p>
          </table:table-cell>
          <table:table-cell table:style-name="ce216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255" office:value-type="string" calcext:value-type="string">
            <text:p>-</text:p>
          </table:table-cell>
          <table:table-cell table:style-name="ce265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equiredLevel</text:p>
          </table:table-cell>
          <table:table-cell table:style-name="ce217" office:value-type="string" calcext:value-type="string">
            <text:p>-</text:p>
          </table:table-cell>
          <table:table-cell table:style-name="ce246" office:value-type="string" calcext:value-type="string">
            <text:p>-</text:p>
          </table:table-cell>
          <table:table-cell table:style-name="ce256" office:value-type="string" calcext:value-type="string">
            <text:p>-</text:p>
          </table:table-cell>
          <table:table-cell table:style-name="ce266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inimumDamage</text:p>
          </table:table-cell>
          <table:table-cell table:style-name="ce218" office:value-type="percentage" office:value="0.5" calcext:value-type="percentage">
            <text:p>50,00%</text:p>
          </table:table-cell>
          <table:table-cell table:style-name="ce218" office:value-type="percentage" office:value="1" calcext:value-type="percentage">
            <text:p>100,00%</text:p>
          </table:table-cell>
          <table:table-cell table:style-name="ce218" office:value-type="percentage" office:value="1.1" calcext:value-type="percentage">
            <text:p>110,00%</text:p>
          </table:table-cell>
          <table:table-cell table:style-name="ce218" office:value-type="percentage" office:value="1.25" calcext:value-type="percentage">
            <text:p>125,00%</text:p>
          </table:table-cell>
          <table:table-cell table:style-name="ce218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aximumDamage</text:p>
          </table:table-cell>
          <table:table-cell table:style-name="ce219" office:value-type="percentage" office:value="0.5" calcext:value-type="percentage">
            <text:p>50,00%</text:p>
          </table:table-cell>
          <table:table-cell table:style-name="ce219" office:value-type="percentage" office:value="1" calcext:value-type="percentage">
            <text:p>100,00%</text:p>
          </table:table-cell>
          <table:table-cell table:style-name="ce219" office:value-type="percentage" office:value="1.1" calcext:value-type="percentage">
            <text:p>110,00%</text:p>
          </table:table-cell>
          <table:table-cell table:style-name="ce219" office:value-type="percentage" office:value="1.25" calcext:value-type="percentage">
            <text:p>125,00%</text:p>
          </table:table-cell>
          <table:table-cell table:style-name="ce219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trength</text:p>
          </table:table-cell>
          <table:table-cell table:style-name="ce220" office:value-type="percentage" office:value="0.5" calcext:value-type="percentage">
            <text:p>50,00%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20" office:value-type="percentage" office:value="1.1" calcext:value-type="percentage">
            <text:p>110,00%</text:p>
          </table:table-cell>
          <table:table-cell table:style-name="ce220" office:value-type="percentage" office:value="1.25" calcext:value-type="percentage">
            <text:p>125,00%</text:p>
          </table:table-cell>
          <table:table-cell table:style-name="ce220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Vitality</text:p>
          </table:table-cell>
          <table:table-cell table:style-name="ce221" office:value-type="percentage" office:value="0.5" calcext:value-type="percentage">
            <text:p>50,00%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21" office:value-type="percentage" office:value="1.1" calcext:value-type="percentage">
            <text:p>110,00%</text:p>
          </table:table-cell>
          <table:table-cell table:style-name="ce221" office:value-type="percentage" office:value="1.25" calcext:value-type="percentage">
            <text:p>125,00%</text:p>
          </table:table-cell>
          <table:table-cell table:style-name="ce221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vasion</text:p>
          </table:table-cell>
          <table:table-cell table:style-name="ce222" office:value-type="percentage" office:value="0.5" calcext:value-type="percentage">
            <text:p>50,00%</text:p>
          </table:table-cell>
          <table:table-cell table:style-name="ce222" office:value-type="percentage" office:value="1" calcext:value-type="percentage">
            <text:p>100,00%</text:p>
          </table:table-cell>
          <table:table-cell table:style-name="ce222" office:value-type="percentage" office:value="1.1" calcext:value-type="percentage">
            <text:p>110,00%</text:p>
          </table:table-cell>
          <table:table-cell table:style-name="ce222" office:value-type="percentage" office:value="1.25" calcext:value-type="percentage">
            <text:p>125,00%</text:p>
          </table:table-cell>
          <table:table-cell table:style-name="ce222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ntelligence</text:p>
          </table:table-cell>
          <table:table-cell table:style-name="ce223" office:value-type="percentage" office:value="0.5" calcext:value-type="percentage">
            <text:p>50,00%</text:p>
          </table:table-cell>
          <table:table-cell table:style-name="ce223" office:value-type="percentage" office:value="1" calcext:value-type="percentage">
            <text:p>100,00%</text:p>
          </table:table-cell>
          <table:table-cell table:style-name="ce223" office:value-type="percentage" office:value="1.1" calcext:value-type="percentage">
            <text:p>110,00%</text:p>
          </table:table-cell>
          <table:table-cell table:style-name="ce223" office:value-type="percentage" office:value="1.25" calcext:value-type="percentage">
            <text:p>125,00%</text:p>
          </table:table-cell>
          <table:table-cell table:style-name="ce223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ttackSpeed</text:p>
          </table:table-cell>
          <table:table-cell table:number-columns-repeated="5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vementSpeed</text:p>
          </table:table-cell>
          <table:table-cell table:style-name="ce224" office:value-type="percentage" office:value="0.5" calcext:value-type="percentage">
            <text:p>50,00%</text:p>
          </table:table-cell>
          <table:table-cell table:style-name="ce224" office:value-type="percentage" office:value="1" calcext:value-type="percentage">
            <text:p>100,00%</text:p>
          </table:table-cell>
          <table:table-cell table:style-name="ce224" office:value-type="percentage" office:value="1.1" calcext:value-type="percentage">
            <text:p>110,00%</text:p>
          </table:table-cell>
          <table:table-cell table:style-name="ce224" office:value-type="percentage" office:value="1.25" calcext:value-type="percentage">
            <text:p>125,00%</text:p>
          </table:table-cell>
          <table:table-cell table:style-name="ce224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ifeSteal</text:p>
          </table:table-cell>
          <table:table-cell table:number-columns-repeated="5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ceResistance</text:p>
          </table:table-cell>
          <table:table-cell table:style-name="ce225" office:value-type="percentage" office:value="0.5" calcext:value-type="percentage">
            <text:p>50,00%</text:p>
          </table:table-cell>
          <table:table-cell table:style-name="ce225" office:value-type="percentage" office:value="1" calcext:value-type="percentage">
            <text:p>100,00%</text:p>
          </table:table-cell>
          <table:table-cell table:style-name="ce225" office:value-type="percentage" office:value="1.1" calcext:value-type="percentage">
            <text:p>110,00%</text:p>
          </table:table-cell>
          <table:table-cell table:style-name="ce225" office:value-type="percentage" office:value="1.25" calcext:value-type="percentage">
            <text:p>125,00%</text:p>
          </table:table-cell>
          <table:table-cell table:style-name="ce225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arknessResistance</text:p>
          </table:table-cell>
          <table:table-cell table:style-name="ce226" office:value-type="percentage" office:value="0.5" calcext:value-type="percentage">
            <text:p>50,00%</text:p>
          </table:table-cell>
          <table:table-cell table:style-name="ce226" office:value-type="percentage" office:value="1" calcext:value-type="percentage">
            <text:p>100,00%</text:p>
          </table:table-cell>
          <table:table-cell table:style-name="ce226" office:value-type="percentage" office:value="1.1" calcext:value-type="percentage">
            <text:p>110,00%</text:p>
          </table:table-cell>
          <table:table-cell table:style-name="ce226" office:value-type="percentage" office:value="1.25" calcext:value-type="percentage">
            <text:p>125,00%</text:p>
          </table:table-cell>
          <table:table-cell table:style-name="ce226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ireResistance</text:p>
          </table:table-cell>
          <table:table-cell table:style-name="ce227" office:value-type="percentage" office:value="0.5" calcext:value-type="percentage">
            <text:p>50,00%</text:p>
          </table:table-cell>
          <table:table-cell table:style-name="ce227" office:value-type="percentage" office:value="1" calcext:value-type="percentage">
            <text:p>100,00%</text:p>
          </table:table-cell>
          <table:table-cell table:style-name="ce227" office:value-type="percentage" office:value="1.1" calcext:value-type="percentage">
            <text:p>110,00%</text:p>
          </table:table-cell>
          <table:table-cell table:style-name="ce227" office:value-type="percentage" office:value="1.25" calcext:value-type="percentage">
            <text:p>125,00%</text:p>
          </table:table-cell>
          <table:table-cell table:style-name="ce227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aterResistance</text:p>
          </table:table-cell>
          <table:table-cell table:style-name="ce228" office:value-type="percentage" office:value="0.5" calcext:value-type="percentage">
            <text:p>50,00%</text:p>
          </table:table-cell>
          <table:table-cell table:style-name="ce228" office:value-type="percentage" office:value="1" calcext:value-type="percentage">
            <text:p>100,00%</text:p>
          </table:table-cell>
          <table:table-cell table:style-name="ce228" office:value-type="percentage" office:value="1.1" calcext:value-type="percentage">
            <text:p>110,00%</text:p>
          </table:table-cell>
          <table:table-cell table:style-name="ce228" office:value-type="percentage" office:value="1.25" calcext:value-type="percentage">
            <text:p>125,00%</text:p>
          </table:table-cell>
          <table:table-cell table:style-name="ce228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ightResistance</text:p>
          </table:table-cell>
          <table:table-cell table:style-name="ce229" office:value-type="percentage" office:value="0.5" calcext:value-type="percentage">
            <text:p>50,00%</text:p>
          </table:table-cell>
          <table:table-cell table:style-name="ce229" office:value-type="percentage" office:value="1" calcext:value-type="percentage">
            <text:p>100,00%</text:p>
          </table:table-cell>
          <table:table-cell table:style-name="ce229" office:value-type="percentage" office:value="1.1" calcext:value-type="percentage">
            <text:p>110,00%</text:p>
          </table:table-cell>
          <table:table-cell table:style-name="ce229" office:value-type="percentage" office:value="1.25" calcext:value-type="percentage">
            <text:p>125,00%</text:p>
          </table:table-cell>
          <table:table-cell table:style-name="ce229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arthResistance</text:p>
          </table:table-cell>
          <table:table-cell table:style-name="ce230" office:value-type="percentage" office:value="0.5" calcext:value-type="percentage">
            <text:p>50,00%</text:p>
          </table:table-cell>
          <table:table-cell table:style-name="ce230" office:value-type="percentage" office:value="1" calcext:value-type="percentage">
            <text:p>100,00%</text:p>
          </table:table-cell>
          <table:table-cell table:style-name="ce230" office:value-type="percentage" office:value="1.1" calcext:value-type="percentage">
            <text:p>110,00%</text:p>
          </table:table-cell>
          <table:table-cell table:style-name="ce230" office:value-type="percentage" office:value="1.25" calcext:value-type="percentage">
            <text:p>125,00%</text:p>
          </table:table-cell>
          <table:table-cell table:style-name="ce230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ceElement</text:p>
          </table:table-cell>
          <table:table-cell table:style-name="ce231" office:value-type="percentage" office:value="0.5" calcext:value-type="percentage">
            <text:p>50,00%</text:p>
          </table:table-cell>
          <table:table-cell table:style-name="ce231" office:value-type="percentage" office:value="1" calcext:value-type="percentage">
            <text:p>100,00%</text:p>
          </table:table-cell>
          <table:table-cell table:style-name="ce231" office:value-type="percentage" office:value="1.1" calcext:value-type="percentage">
            <text:p>110,00%</text:p>
          </table:table-cell>
          <table:table-cell table:style-name="ce231" office:value-type="percentage" office:value="1.25" calcext:value-type="percentage">
            <text:p>125,00%</text:p>
          </table:table-cell>
          <table:table-cell table:style-name="ce231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arknessElement</text:p>
          </table:table-cell>
          <table:table-cell table:style-name="ce232" office:value-type="percentage" office:value="0.5" calcext:value-type="percentage">
            <text:p>50,00%</text:p>
          </table:table-cell>
          <table:table-cell table:style-name="ce232" office:value-type="percentage" office:value="1" calcext:value-type="percentage">
            <text:p>100,00%</text:p>
          </table:table-cell>
          <table:table-cell table:style-name="ce232" office:value-type="percentage" office:value="1.1" calcext:value-type="percentage">
            <text:p>110,00%</text:p>
          </table:table-cell>
          <table:table-cell table:style-name="ce232" office:value-type="percentage" office:value="1.25" calcext:value-type="percentage">
            <text:p>125,00%</text:p>
          </table:table-cell>
          <table:table-cell table:style-name="ce232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ireElement</text:p>
          </table:table-cell>
          <table:table-cell table:style-name="ce233" office:value-type="percentage" office:value="0.5" calcext:value-type="percentage">
            <text:p>50,00%</text:p>
          </table:table-cell>
          <table:table-cell table:style-name="ce233" office:value-type="percentage" office:value="1" calcext:value-type="percentage">
            <text:p>100,00%</text:p>
          </table:table-cell>
          <table:table-cell table:style-name="ce233" office:value-type="percentage" office:value="1.1" calcext:value-type="percentage">
            <text:p>110,00%</text:p>
          </table:table-cell>
          <table:table-cell table:style-name="ce233" office:value-type="percentage" office:value="1.25" calcext:value-type="percentage">
            <text:p>125,00%</text:p>
          </table:table-cell>
          <table:table-cell table:style-name="ce233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aterElement</text:p>
          </table:table-cell>
          <table:table-cell table:style-name="ce234" office:value-type="percentage" office:value="0.5" calcext:value-type="percentage">
            <text:p>50,00%</text:p>
          </table:table-cell>
          <table:table-cell table:style-name="ce234" office:value-type="percentage" office:value="1" calcext:value-type="percentage">
            <text:p>100,00%</text:p>
          </table:table-cell>
          <table:table-cell table:style-name="ce234" office:value-type="percentage" office:value="1.1" calcext:value-type="percentage">
            <text:p>110,00%</text:p>
          </table:table-cell>
          <table:table-cell table:style-name="ce234" office:value-type="percentage" office:value="1.25" calcext:value-type="percentage">
            <text:p>125,00%</text:p>
          </table:table-cell>
          <table:table-cell table:style-name="ce234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ightElement</text:p>
          </table:table-cell>
          <table:table-cell table:style-name="ce235" office:value-type="percentage" office:value="0.5" calcext:value-type="percentage">
            <text:p>50,00%</text:p>
          </table:table-cell>
          <table:table-cell table:style-name="ce235" office:value-type="percentage" office:value="1" calcext:value-type="percentage">
            <text:p>100,00%</text:p>
          </table:table-cell>
          <table:table-cell table:style-name="ce235" office:value-type="percentage" office:value="1.1" calcext:value-type="percentage">
            <text:p>110,00%</text:p>
          </table:table-cell>
          <table:table-cell table:style-name="ce235" office:value-type="percentage" office:value="1.25" calcext:value-type="percentage">
            <text:p>125,00%</text:p>
          </table:table-cell>
          <table:table-cell table:style-name="ce235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arthElement</text:p>
          </table:table-cell>
          <table:table-cell table:style-name="ce236" office:value-type="percentage" office:value="0.5" calcext:value-type="percentage">
            <text:p>50,00%</text:p>
          </table:table-cell>
          <table:table-cell table:style-name="ce236" office:value-type="percentage" office:value="1" calcext:value-type="percentage">
            <text:p>100,00%</text:p>
          </table:table-cell>
          <table:table-cell table:style-name="ce236" office:value-type="percentage" office:value="1.1" calcext:value-type="percentage">
            <text:p>110,00%</text:p>
          </table:table-cell>
          <table:table-cell table:style-name="ce236" office:value-type="percentage" office:value="1.25" calcext:value-type="percentage">
            <text:p>125,00%</text:p>
          </table:table-cell>
          <table:table-cell table:style-name="ce236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ealthRegen</text:p>
          </table:table-cell>
          <table:table-cell table:style-name="ce237" office:value-type="percentage" office:value="0.5" calcext:value-type="percentage">
            <text:p>50,00%</text:p>
          </table:table-cell>
          <table:table-cell table:style-name="ce237" office:value-type="percentage" office:value="1" calcext:value-type="percentage">
            <text:p>100,00%</text:p>
          </table:table-cell>
          <table:table-cell table:style-name="ce237" office:value-type="percentage" office:value="1.1" calcext:value-type="percentage">
            <text:p>110,00%</text:p>
          </table:table-cell>
          <table:table-cell table:style-name="ce237" office:value-type="percentage" office:value="1.25" calcext:value-type="percentage">
            <text:p>125,00%</text:p>
          </table:table-cell>
          <table:table-cell table:style-name="ce237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anaRegen</text:p>
          </table:table-cell>
          <table:table-cell table:style-name="ce238" office:value-type="percentage" office:value="0.5" calcext:value-type="percentage">
            <text:p>50,00%</text:p>
          </table:table-cell>
          <table:table-cell table:style-name="ce238" office:value-type="percentage" office:value="1" calcext:value-type="percentage">
            <text:p>100,00%</text:p>
          </table:table-cell>
          <table:table-cell table:style-name="ce238" office:value-type="percentage" office:value="1.1" calcext:value-type="percentage">
            <text:p>110,00%</text:p>
          </table:table-cell>
          <table:table-cell table:style-name="ce238" office:value-type="percentage" office:value="1.25" calcext:value-type="percentage">
            <text:p>125,00%</text:p>
          </table:table-cell>
          <table:table-cell table:style-name="ce238" office:value-type="percentage" office:value="1.5" calcext:value-type="percentage">
            <text:p>15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pellName</text:p>
          </table:table-cell>
          <table:table-cell table:style-name="ce239" office:value-type="string" calcext:value-type="string">
            <text:p>-</text:p>
          </table:table-cell>
          <table:table-cell table:style-name="ce247" office:value-type="string" calcext:value-type="string">
            <text:p>-</text:p>
          </table:table-cell>
          <table:table-cell table:style-name="ce257" office:value-type="string" calcext:value-type="string">
            <text:p>-</text:p>
          </table:table-cell>
          <table:table-cell table:style-name="ce267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nventorySizeWidth</text:p>
          </table:table-cell>
          <table:table-cell office:value-type="string" calcext:value-type="string">
            <text:p>-</text:p>
          </table:table-cell>
          <table:table-cell table:style-name="ce248" office:value-type="string" calcext:value-type="string">
            <text:p>-</text:p>
          </table:table-cell>
          <table:table-cell table:style-name="ce258" office:value-type="string" calcext:value-type="string">
            <text:p>-</text:p>
          </table:table-cell>
          <table:table-cell table:style-name="ce268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nventorySizeHeight</text:p>
          </table:table-cell>
          <table:table-cell office:value-type="string" calcext:value-type="string">
            <text:p>-</text:p>
          </table:table-cell>
          <table:table-cell table:style-name="ce249" office:value-type="string" calcext:value-type="string">
            <text:p>-</text:p>
          </table:table-cell>
          <table:table-cell table:style-name="ce259" office:value-type="string" calcext:value-type="string">
            <text:p>-</text:p>
          </table:table-cell>
          <table:table-cell table:style-name="ce269" office:value-type="string" calcext:value-type="string">
            <text:p>-</text:p>
          </table:table-cell>
          <table:table-cell table:style-name="ce279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opChance</text:p>
          </table:table-cell>
          <table:table-cell table:style-name="ce240" office:value-type="percentage" office:value="0.839" calcext:value-type="percentage">
            <text:p>83,90%</text:p>
          </table:table-cell>
          <table:table-cell table:style-name="ce250" office:value-type="percentage" office:value="0.1" calcext:value-type="percentage">
            <text:p>10,00%</text:p>
          </table:table-cell>
          <table:table-cell table:style-name="ce260" office:value-type="percentage" office:value="0.05" calcext:value-type="percentage">
            <text:p>5,00%</text:p>
          </table:table-cell>
          <table:table-cell table:style-name="ce270" office:value-type="percentage" office:value="0" calcext:value-type="percentage">
            <text:p>0,00%</text:p>
          </table:table-cell>
          <table:table-cell table:style-name="ce280"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UpgradeChance</text:p>
          </table:table-cell>
          <table:table-cell table:style-name="ce241" office:value-type="percentage" office:value="0.9" calcext:value-type="percentage">
            <text:p>90,00%</text:p>
          </table:table-cell>
          <table:table-cell table:style-name="ce251" office:value-type="percentage" office:value="0.5" calcext:value-type="percentage">
            <text:p>50,00%</text:p>
          </table:table-cell>
          <table:table-cell table:style-name="ce261" office:value-type="percentage" office:value="0.1" calcext:value-type="percentage">
            <text:p>10,00%</text:p>
          </table:table-cell>
          <table:table-cell table:style-name="ce271" office:value-type="percentage" office:value="0.05" calcext:value-type="percentage">
            <text:p>5,00%</text:p>
          </table:table-cell>
          <table:table-cell table:style-name="ce281" office:value-type="string" calcext:value-type="string">
            <text:p>-</text:p>
          </table:table-cell>
          <table:table-cell table:number-columns-repeated="8"/>
        </table:table-row>
        <calcext:conditional-formats>
          <calcext:conditional-format calcext:target-range-address="Rarity.B2:Rarity.B2 Rarity.B7:Rarity.F7 Rarity.B13:Rarity.F13 Rarity.B15:Rarity.F15 Rarity.B31:Rarity.B32">
            <calcext:condition calcext:apply-style-name="CzerwoneTlo" calcext:value="=&quot;-&quot;" calcext:base-cell-address="Rarity.B2"/>
            <calcext:condition calcext:apply-style-name="ZieloneTlo" calcext:value="!=&quot;-&quot;" calcext:base-cell-address="Rarity.B2"/>
          </calcext:conditional-format>
          <calcext:conditional-format calcext:target-range-address="Rarity.C2:Rarity.C2">
            <calcext:condition calcext:apply-style-name="CzerwoneTlo" calcext:value="=&quot;-&quot;" calcext:base-cell-address="Rarity.C2"/>
            <calcext:condition calcext:apply-style-name="ZieloneTlo" calcext:value="!=&quot;-&quot;" calcext:base-cell-address="Rarity.C2"/>
          </calcext:conditional-format>
          <calcext:conditional-format calcext:target-range-address="Rarity.D2:Rarity.D2">
            <calcext:condition calcext:apply-style-name="CzerwoneTlo" calcext:value="=&quot;-&quot;" calcext:base-cell-address="Rarity.D2"/>
            <calcext:condition calcext:apply-style-name="ZieloneTlo" calcext:value="!=&quot;-&quot;" calcext:base-cell-address="Rarity.D2"/>
          </calcext:conditional-format>
          <calcext:conditional-format calcext:target-range-address="Rarity.E2:Rarity.E2">
            <calcext:condition calcext:apply-style-name="CzerwoneTlo" calcext:value="=&quot;-&quot;" calcext:base-cell-address="Rarity.E2"/>
            <calcext:condition calcext:apply-style-name="ZieloneTlo" calcext:value="!=&quot;-&quot;" calcext:base-cell-address="Rarity.E2"/>
          </calcext:conditional-format>
          <calcext:conditional-format calcext:target-range-address="Rarity.F2:Rarity.F2">
            <calcext:condition calcext:apply-style-name="CzerwoneTlo" calcext:value="=&quot;-&quot;" calcext:base-cell-address="Rarity.F2"/>
            <calcext:condition calcext:apply-style-name="ZieloneTlo" calcext:value="!=&quot;-&quot;" calcext:base-cell-address="Rarity.F2"/>
          </calcext:conditional-format>
          <calcext:conditional-format calcext:target-range-address="Rarity.B3:Rarity.B3">
            <calcext:condition calcext:apply-style-name="CzerwoneTlo" calcext:value="=&quot;-&quot;" calcext:base-cell-address="Rarity.B3"/>
            <calcext:condition calcext:apply-style-name="ZieloneTlo" calcext:value="!=&quot;-&quot;" calcext:base-cell-address="Rarity.B3"/>
          </calcext:conditional-format>
          <calcext:conditional-format calcext:target-range-address="Rarity.C3:Rarity.C3">
            <calcext:condition calcext:apply-style-name="CzerwoneTlo" calcext:value="=&quot;-&quot;" calcext:base-cell-address="Rarity.C3"/>
            <calcext:condition calcext:apply-style-name="ZieloneTlo" calcext:value="!=&quot;-&quot;" calcext:base-cell-address="Rarity.C3"/>
          </calcext:conditional-format>
          <calcext:conditional-format calcext:target-range-address="Rarity.D3:Rarity.D3">
            <calcext:condition calcext:apply-style-name="CzerwoneTlo" calcext:value="=&quot;-&quot;" calcext:base-cell-address="Rarity.D3"/>
            <calcext:condition calcext:apply-style-name="ZieloneTlo" calcext:value="!=&quot;-&quot;" calcext:base-cell-address="Rarity.D3"/>
          </calcext:conditional-format>
          <calcext:conditional-format calcext:target-range-address="Rarity.E3:Rarity.E3">
            <calcext:condition calcext:apply-style-name="CzerwoneTlo" calcext:value="=&quot;-&quot;" calcext:base-cell-address="Rarity.E3"/>
            <calcext:condition calcext:apply-style-name="ZieloneTlo" calcext:value="!=&quot;-&quot;" calcext:base-cell-address="Rarity.E3"/>
          </calcext:conditional-format>
          <calcext:conditional-format calcext:target-range-address="Rarity.F3:Rarity.F3">
            <calcext:condition calcext:apply-style-name="CzerwoneTlo" calcext:value="=&quot;-&quot;" calcext:base-cell-address="Rarity.F3"/>
            <calcext:condition calcext:apply-style-name="ZieloneTlo" calcext:value="!=&quot;-&quot;" calcext:base-cell-address="Rarity.F3"/>
          </calcext:conditional-format>
          <calcext:conditional-format calcext:target-range-address="Rarity.B4:Rarity.B4">
            <calcext:condition calcext:apply-style-name="CzerwoneTlo" calcext:value="=&quot;-&quot;" calcext:base-cell-address="Rarity.B4"/>
            <calcext:condition calcext:apply-style-name="ZieloneTlo" calcext:value="!=&quot;-&quot;" calcext:base-cell-address="Rarity.B4"/>
          </calcext:conditional-format>
          <calcext:conditional-format calcext:target-range-address="Rarity.C4:Rarity.C4">
            <calcext:condition calcext:apply-style-name="CzerwoneTlo" calcext:value="=&quot;-&quot;" calcext:base-cell-address="Rarity.C4"/>
            <calcext:condition calcext:apply-style-name="ZieloneTlo" calcext:value="!=&quot;-&quot;" calcext:base-cell-address="Rarity.C4"/>
          </calcext:conditional-format>
          <calcext:conditional-format calcext:target-range-address="Rarity.E4:Rarity.E4">
            <calcext:condition calcext:apply-style-name="CzerwoneTlo" calcext:value="=&quot;-&quot;" calcext:base-cell-address="Rarity.E4"/>
            <calcext:condition calcext:apply-style-name="ZieloneTlo" calcext:value="!=&quot;-&quot;" calcext:base-cell-address="Rarity.E4"/>
          </calcext:conditional-format>
          <calcext:conditional-format calcext:target-range-address="Rarity.D4:Rarity.D4">
            <calcext:condition calcext:apply-style-name="CzerwoneTlo" calcext:value="=&quot;-&quot;" calcext:base-cell-address="Rarity.D4"/>
            <calcext:condition calcext:apply-style-name="ZieloneTlo" calcext:value="!=&quot;-&quot;" calcext:base-cell-address="Rarity.D4"/>
          </calcext:conditional-format>
          <calcext:conditional-format calcext:target-range-address="Rarity.F4:Rarity.F4">
            <calcext:condition calcext:apply-style-name="CzerwoneTlo" calcext:value="=&quot;-&quot;" calcext:base-cell-address="Rarity.F4"/>
            <calcext:condition calcext:apply-style-name="ZieloneTlo" calcext:value="!=&quot;-&quot;" calcext:base-cell-address="Rarity.F4"/>
          </calcext:conditional-format>
          <calcext:conditional-format calcext:target-range-address="Rarity.B5:Rarity.B5">
            <calcext:condition calcext:apply-style-name="CzerwoneTlo" calcext:value="=&quot;-&quot;" calcext:base-cell-address="Rarity.B5"/>
            <calcext:condition calcext:apply-style-name="ZieloneTlo" calcext:value="!=&quot;-&quot;" calcext:base-cell-address="Rarity.B5"/>
          </calcext:conditional-format>
          <calcext:conditional-format calcext:target-range-address="Rarity.C5:Rarity.C5">
            <calcext:condition calcext:apply-style-name="CzerwoneTlo" calcext:value="=&quot;-&quot;" calcext:base-cell-address="Rarity.C5"/>
            <calcext:condition calcext:apply-style-name="ZieloneTlo" calcext:value="!=&quot;-&quot;" calcext:base-cell-address="Rarity.C5"/>
          </calcext:conditional-format>
          <calcext:conditional-format calcext:target-range-address="Rarity.D5:Rarity.D5">
            <calcext:condition calcext:apply-style-name="CzerwoneTlo" calcext:value="=&quot;-&quot;" calcext:base-cell-address="Rarity.D5"/>
            <calcext:condition calcext:apply-style-name="ZieloneTlo" calcext:value="!=&quot;-&quot;" calcext:base-cell-address="Rarity.D5"/>
          </calcext:conditional-format>
          <calcext:conditional-format calcext:target-range-address="Rarity.E5:Rarity.E5">
            <calcext:condition calcext:apply-style-name="CzerwoneTlo" calcext:value="=&quot;-&quot;" calcext:base-cell-address="Rarity.E5"/>
            <calcext:condition calcext:apply-style-name="ZieloneTlo" calcext:value="!=&quot;-&quot;" calcext:base-cell-address="Rarity.E5"/>
          </calcext:conditional-format>
          <calcext:conditional-format calcext:target-range-address="Rarity.F5:Rarity.F5">
            <calcext:condition calcext:apply-style-name="CzerwoneTlo" calcext:value="=&quot;-&quot;" calcext:base-cell-address="Rarity.F5"/>
            <calcext:condition calcext:apply-style-name="ZieloneTlo" calcext:value="!=&quot;-&quot;" calcext:base-cell-address="Rarity.F5"/>
          </calcext:conditional-format>
          <calcext:conditional-format calcext:target-range-address="Rarity.B6:Rarity.B6">
            <calcext:condition calcext:apply-style-name="CzerwoneTlo" calcext:value="=&quot;-&quot;" calcext:base-cell-address="Rarity.B6"/>
            <calcext:condition calcext:apply-style-name="ZieloneTlo" calcext:value="!=&quot;-&quot;" calcext:base-cell-address="Rarity.B6"/>
          </calcext:conditional-format>
          <calcext:conditional-format calcext:target-range-address="Rarity.C6:Rarity.C6">
            <calcext:condition calcext:apply-style-name="CzerwoneTlo" calcext:value="=&quot;-&quot;" calcext:base-cell-address="Rarity.C6"/>
            <calcext:condition calcext:apply-style-name="ZieloneTlo" calcext:value="!=&quot;-&quot;" calcext:base-cell-address="Rarity.C6"/>
          </calcext:conditional-format>
          <calcext:conditional-format calcext:target-range-address="Rarity.D6:Rarity.D6">
            <calcext:condition calcext:apply-style-name="CzerwoneTlo" calcext:value="=&quot;-&quot;" calcext:base-cell-address="Rarity.D6"/>
            <calcext:condition calcext:apply-style-name="ZieloneTlo" calcext:value="!=&quot;-&quot;" calcext:base-cell-address="Rarity.D6"/>
          </calcext:conditional-format>
          <calcext:conditional-format calcext:target-range-address="Rarity.E6:Rarity.E6">
            <calcext:condition calcext:apply-style-name="CzerwoneTlo" calcext:value="=&quot;-&quot;" calcext:base-cell-address="Rarity.E6"/>
            <calcext:condition calcext:apply-style-name="ZieloneTlo" calcext:value="!=&quot;-&quot;" calcext:base-cell-address="Rarity.E6"/>
          </calcext:conditional-format>
          <calcext:conditional-format calcext:target-range-address="Rarity.F6:Rarity.F6">
            <calcext:condition calcext:apply-style-name="CzerwoneTlo" calcext:value="=&quot;-&quot;" calcext:base-cell-address="Rarity.F6"/>
            <calcext:condition calcext:apply-style-name="ZieloneTlo" calcext:value="!=&quot;-&quot;" calcext:base-cell-address="Rarity.F6"/>
          </calcext:conditional-format>
          <calcext:conditional-format calcext:target-range-address="Rarity.B8:Rarity.F8">
            <calcext:condition calcext:apply-style-name="CzerwoneTlo" calcext:value="=&quot;-&quot;" calcext:base-cell-address="Rarity.B8"/>
            <calcext:condition calcext:apply-style-name="ZieloneTlo" calcext:value="!=&quot;-&quot;" calcext:base-cell-address="Rarity.B8"/>
          </calcext:conditional-format>
          <calcext:conditional-format calcext:target-range-address="Rarity.B9:Rarity.F9">
            <calcext:condition calcext:apply-style-name="CzerwoneTlo" calcext:value="=&quot;-&quot;" calcext:base-cell-address="Rarity.B9"/>
            <calcext:condition calcext:apply-style-name="ZieloneTlo" calcext:value="!=&quot;-&quot;" calcext:base-cell-address="Rarity.B9"/>
          </calcext:conditional-format>
          <calcext:conditional-format calcext:target-range-address="Rarity.B10:Rarity.F10">
            <calcext:condition calcext:apply-style-name="CzerwoneTlo" calcext:value="=&quot;-&quot;" calcext:base-cell-address="Rarity.B10"/>
            <calcext:condition calcext:apply-style-name="ZieloneTlo" calcext:value="!=&quot;-&quot;" calcext:base-cell-address="Rarity.B10"/>
          </calcext:conditional-format>
          <calcext:conditional-format calcext:target-range-address="Rarity.B11:Rarity.F11">
            <calcext:condition calcext:apply-style-name="CzerwoneTlo" calcext:value="=&quot;-&quot;" calcext:base-cell-address="Rarity.B11"/>
            <calcext:condition calcext:apply-style-name="ZieloneTlo" calcext:value="!=&quot;-&quot;" calcext:base-cell-address="Rarity.B11"/>
          </calcext:conditional-format>
          <calcext:conditional-format calcext:target-range-address="Rarity.B12:Rarity.F12">
            <calcext:condition calcext:apply-style-name="CzerwoneTlo" calcext:value="=&quot;-&quot;" calcext:base-cell-address="Rarity.B12"/>
            <calcext:condition calcext:apply-style-name="ZieloneTlo" calcext:value="!=&quot;-&quot;" calcext:base-cell-address="Rarity.B12"/>
          </calcext:conditional-format>
          <calcext:conditional-format calcext:target-range-address="Rarity.B14:Rarity.F14">
            <calcext:condition calcext:apply-style-name="CzerwoneTlo" calcext:value="=&quot;-&quot;" calcext:base-cell-address="Rarity.B14"/>
            <calcext:condition calcext:apply-style-name="ZieloneTlo" calcext:value="!=&quot;-&quot;" calcext:base-cell-address="Rarity.B14"/>
          </calcext:conditional-format>
          <calcext:conditional-format calcext:target-range-address="Rarity.B16:Rarity.F16">
            <calcext:condition calcext:apply-style-name="CzerwoneTlo" calcext:value="=&quot;-&quot;" calcext:base-cell-address="Rarity.B16"/>
            <calcext:condition calcext:apply-style-name="ZieloneTlo" calcext:value="!=&quot;-&quot;" calcext:base-cell-address="Rarity.B16"/>
          </calcext:conditional-format>
          <calcext:conditional-format calcext:target-range-address="Rarity.B17:Rarity.F17">
            <calcext:condition calcext:apply-style-name="CzerwoneTlo" calcext:value="=&quot;-&quot;" calcext:base-cell-address="Rarity.B17"/>
            <calcext:condition calcext:apply-style-name="ZieloneTlo" calcext:value="!=&quot;-&quot;" calcext:base-cell-address="Rarity.B17"/>
          </calcext:conditional-format>
          <calcext:conditional-format calcext:target-range-address="Rarity.B18:Rarity.F18">
            <calcext:condition calcext:apply-style-name="CzerwoneTlo" calcext:value="=&quot;-&quot;" calcext:base-cell-address="Rarity.B18"/>
            <calcext:condition calcext:apply-style-name="ZieloneTlo" calcext:value="!=&quot;-&quot;" calcext:base-cell-address="Rarity.B18"/>
          </calcext:conditional-format>
          <calcext:conditional-format calcext:target-range-address="Rarity.B19:Rarity.F19">
            <calcext:condition calcext:apply-style-name="CzerwoneTlo" calcext:value="=&quot;-&quot;" calcext:base-cell-address="Rarity.B19"/>
            <calcext:condition calcext:apply-style-name="ZieloneTlo" calcext:value="!=&quot;-&quot;" calcext:base-cell-address="Rarity.B19"/>
          </calcext:conditional-format>
          <calcext:conditional-format calcext:target-range-address="Rarity.B20:Rarity.F20">
            <calcext:condition calcext:apply-style-name="CzerwoneTlo" calcext:value="=&quot;-&quot;" calcext:base-cell-address="Rarity.B20"/>
            <calcext:condition calcext:apply-style-name="ZieloneTlo" calcext:value="!=&quot;-&quot;" calcext:base-cell-address="Rarity.B20"/>
          </calcext:conditional-format>
          <calcext:conditional-format calcext:target-range-address="Rarity.B21:Rarity.F21">
            <calcext:condition calcext:apply-style-name="CzerwoneTlo" calcext:value="=&quot;-&quot;" calcext:base-cell-address="Rarity.B21"/>
            <calcext:condition calcext:apply-style-name="ZieloneTlo" calcext:value="!=&quot;-&quot;" calcext:base-cell-address="Rarity.B21"/>
          </calcext:conditional-format>
          <calcext:conditional-format calcext:target-range-address="Rarity.B22:Rarity.F22">
            <calcext:condition calcext:apply-style-name="CzerwoneTlo" calcext:value="=&quot;-&quot;" calcext:base-cell-address="Rarity.B22"/>
            <calcext:condition calcext:apply-style-name="ZieloneTlo" calcext:value="!=&quot;-&quot;" calcext:base-cell-address="Rarity.B22"/>
          </calcext:conditional-format>
          <calcext:conditional-format calcext:target-range-address="Rarity.B23:Rarity.F23">
            <calcext:condition calcext:apply-style-name="CzerwoneTlo" calcext:value="=&quot;-&quot;" calcext:base-cell-address="Rarity.B23"/>
            <calcext:condition calcext:apply-style-name="ZieloneTlo" calcext:value="!=&quot;-&quot;" calcext:base-cell-address="Rarity.B23"/>
          </calcext:conditional-format>
          <calcext:conditional-format calcext:target-range-address="Rarity.B24:Rarity.F24">
            <calcext:condition calcext:apply-style-name="CzerwoneTlo" calcext:value="=&quot;-&quot;" calcext:base-cell-address="Rarity.B24"/>
            <calcext:condition calcext:apply-style-name="ZieloneTlo" calcext:value="!=&quot;-&quot;" calcext:base-cell-address="Rarity.B24"/>
          </calcext:conditional-format>
          <calcext:conditional-format calcext:target-range-address="Rarity.B25:Rarity.F25">
            <calcext:condition calcext:apply-style-name="CzerwoneTlo" calcext:value="=&quot;-&quot;" calcext:base-cell-address="Rarity.B25"/>
            <calcext:condition calcext:apply-style-name="ZieloneTlo" calcext:value="!=&quot;-&quot;" calcext:base-cell-address="Rarity.B25"/>
          </calcext:conditional-format>
          <calcext:conditional-format calcext:target-range-address="Rarity.B26:Rarity.F26">
            <calcext:condition calcext:apply-style-name="CzerwoneTlo" calcext:value="=&quot;-&quot;" calcext:base-cell-address="Rarity.B26"/>
            <calcext:condition calcext:apply-style-name="ZieloneTlo" calcext:value="!=&quot;-&quot;" calcext:base-cell-address="Rarity.B26"/>
          </calcext:conditional-format>
          <calcext:conditional-format calcext:target-range-address="Rarity.B27:Rarity.F27">
            <calcext:condition calcext:apply-style-name="CzerwoneTlo" calcext:value="=&quot;-&quot;" calcext:base-cell-address="Rarity.B27"/>
            <calcext:condition calcext:apply-style-name="ZieloneTlo" calcext:value="!=&quot;-&quot;" calcext:base-cell-address="Rarity.B27"/>
          </calcext:conditional-format>
          <calcext:conditional-format calcext:target-range-address="Rarity.B28:Rarity.F28">
            <calcext:condition calcext:apply-style-name="CzerwoneTlo" calcext:value="=&quot;-&quot;" calcext:base-cell-address="Rarity.B28"/>
            <calcext:condition calcext:apply-style-name="ZieloneTlo" calcext:value="!=&quot;-&quot;" calcext:base-cell-address="Rarity.B28"/>
          </calcext:conditional-format>
          <calcext:conditional-format calcext:target-range-address="Rarity.B29:Rarity.F29">
            <calcext:condition calcext:apply-style-name="CzerwoneTlo" calcext:value="=&quot;-&quot;" calcext:base-cell-address="Rarity.B29"/>
            <calcext:condition calcext:apply-style-name="ZieloneTlo" calcext:value="!=&quot;-&quot;" calcext:base-cell-address="Rarity.B29"/>
          </calcext:conditional-format>
          <calcext:conditional-format calcext:target-range-address="Rarity.C31:Rarity.C31">
            <calcext:condition calcext:apply-style-name="CzerwoneTlo" calcext:value="=&quot;-&quot;" calcext:base-cell-address="Rarity.C31"/>
            <calcext:condition calcext:apply-style-name="ZieloneTlo" calcext:value="!=&quot;-&quot;" calcext:base-cell-address="Rarity.C31"/>
          </calcext:conditional-format>
          <calcext:conditional-format calcext:target-range-address="Rarity.C32:Rarity.C32">
            <calcext:condition calcext:apply-style-name="CzerwoneTlo" calcext:value="=&quot;-&quot;" calcext:base-cell-address="Rarity.C32"/>
            <calcext:condition calcext:apply-style-name="ZieloneTlo" calcext:value="!=&quot;-&quot;" calcext:base-cell-address="Rarity.C32"/>
          </calcext:conditional-format>
          <calcext:conditional-format calcext:target-range-address="Rarity.D32:Rarity.D32">
            <calcext:condition calcext:apply-style-name="CzerwoneTlo" calcext:value="=&quot;-&quot;" calcext:base-cell-address="Rarity.D32"/>
            <calcext:condition calcext:apply-style-name="ZieloneTlo" calcext:value="!=&quot;-&quot;" calcext:base-cell-address="Rarity.D32"/>
          </calcext:conditional-format>
          <calcext:conditional-format calcext:target-range-address="Rarity.D31:Rarity.D31">
            <calcext:condition calcext:apply-style-name="CzerwoneTlo" calcext:value="=&quot;-&quot;" calcext:base-cell-address="Rarity.D31"/>
            <calcext:condition calcext:apply-style-name="ZieloneTlo" calcext:value="!=&quot;-&quot;" calcext:base-cell-address="Rarity.D31"/>
          </calcext:conditional-format>
          <calcext:conditional-format calcext:target-range-address="Rarity.E31:Rarity.E31">
            <calcext:condition calcext:apply-style-name="CzerwoneTlo" calcext:value="=&quot;-&quot;" calcext:base-cell-address="Rarity.E31"/>
            <calcext:condition calcext:apply-style-name="ZieloneTlo" calcext:value="!=&quot;-&quot;" calcext:base-cell-address="Rarity.E31"/>
          </calcext:conditional-format>
          <calcext:conditional-format calcext:target-range-address="Rarity.F31:Rarity.F31">
            <calcext:condition calcext:apply-style-name="CzerwoneTlo" calcext:value="=&quot;-&quot;" calcext:base-cell-address="Rarity.F31"/>
            <calcext:condition calcext:apply-style-name="ZieloneTlo" calcext:value="!=&quot;-&quot;" calcext:base-cell-address="Rarity.F31"/>
          </calcext:conditional-format>
          <calcext:conditional-format calcext:target-range-address="Rarity.F32:Rarity.F32">
            <calcext:condition calcext:apply-style-name="CzerwoneTlo" calcext:value="=&quot;-&quot;" calcext:base-cell-address="Rarity.F32"/>
            <calcext:condition calcext:apply-style-name="ZieloneTlo" calcext:value="!=&quot;-&quot;" calcext:base-cell-address="Rarity.F32"/>
          </calcext:conditional-format>
          <calcext:conditional-format calcext:target-range-address="Rarity.E32:Rarity.E32">
            <calcext:condition calcext:apply-style-name="CzerwoneTlo" calcext:value="=&quot;-&quot;" calcext:base-cell-address="Rarity.E32"/>
            <calcext:condition calcext:apply-style-name="ZieloneTlo" calcext:value="!=&quot;-&quot;" calcext:base-cell-address="Rarity.E32"/>
          </calcext:conditional-format>
          <calcext:conditional-format calcext:target-range-address="Rarity.B30:Rarity.B30">
            <calcext:condition calcext:apply-style-name="CzerwoneTlo" calcext:value="=&quot;-&quot;" calcext:base-cell-address="Rarity.B30"/>
            <calcext:condition calcext:apply-style-name="ZieloneTlo" calcext:value="!=&quot;-&quot;" calcext:base-cell-address="Rarity.B30"/>
          </calcext:conditional-format>
          <calcext:conditional-format calcext:target-range-address="Rarity.C30:Rarity.C30">
            <calcext:condition calcext:apply-style-name="CzerwoneTlo" calcext:value="=&quot;-&quot;" calcext:base-cell-address="Rarity.C30"/>
            <calcext:condition calcext:apply-style-name="ZieloneTlo" calcext:value="!=&quot;-&quot;" calcext:base-cell-address="Rarity.C30"/>
          </calcext:conditional-format>
          <calcext:conditional-format calcext:target-range-address="Rarity.D30:Rarity.D30">
            <calcext:condition calcext:apply-style-name="CzerwoneTlo" calcext:value="=&quot;-&quot;" calcext:base-cell-address="Rarity.D30"/>
            <calcext:condition calcext:apply-style-name="ZieloneTlo" calcext:value="!=&quot;-&quot;" calcext:base-cell-address="Rarity.D30"/>
          </calcext:conditional-format>
          <calcext:conditional-format calcext:target-range-address="Rarity.E30:Rarity.E30">
            <calcext:condition calcext:apply-style-name="CzerwoneTlo" calcext:value="=&quot;-&quot;" calcext:base-cell-address="Rarity.E30"/>
            <calcext:condition calcext:apply-style-name="ZieloneTlo" calcext:value="!=&quot;-&quot;" calcext:base-cell-address="Rarity.E30"/>
          </calcext:conditional-format>
          <calcext:conditional-format calcext:target-range-address="Rarity.F30:Rarity.F30">
            <calcext:condition calcext:apply-style-name="CzerwoneTlo" calcext:value="=&quot;-&quot;" calcext:base-cell-address="Rarity.F30"/>
            <calcext:condition calcext:apply-style-name="ZieloneTlo" calcext:value="!=&quot;-&quot;" calcext:base-cell-address="Rarity.F30"/>
          </calcext:conditional-format>
          <calcext:conditional-format calcext:target-range-address="Rarity.B33:Rarity.B33">
            <calcext:condition calcext:apply-style-name="CzerwoneTlo" calcext:value="=&quot;-&quot;" calcext:base-cell-address="Rarity.B33"/>
            <calcext:condition calcext:apply-style-name="ZieloneTlo" calcext:value="!=&quot;-&quot;" calcext:base-cell-address="Rarity.B33"/>
          </calcext:conditional-format>
          <calcext:conditional-format calcext:target-range-address="Rarity.C33:Rarity.C33">
            <calcext:condition calcext:apply-style-name="CzerwoneTlo" calcext:value="=&quot;-&quot;" calcext:base-cell-address="Rarity.C33"/>
            <calcext:condition calcext:apply-style-name="ZieloneTlo" calcext:value="!=&quot;-&quot;" calcext:base-cell-address="Rarity.C33"/>
          </calcext:conditional-format>
          <calcext:conditional-format calcext:target-range-address="Rarity.D33:Rarity.D33">
            <calcext:condition calcext:apply-style-name="CzerwoneTlo" calcext:value="=&quot;-&quot;" calcext:base-cell-address="Rarity.D33"/>
            <calcext:condition calcext:apply-style-name="ZieloneTlo" calcext:value="!=&quot;-&quot;" calcext:base-cell-address="Rarity.D33"/>
          </calcext:conditional-format>
          <calcext:conditional-format calcext:target-range-address="Rarity.F33:Rarity.F33">
            <calcext:condition calcext:apply-style-name="CzerwoneTlo" calcext:value="=&quot;-&quot;" calcext:base-cell-address="Rarity.F33"/>
            <calcext:condition calcext:apply-style-name="ZieloneTlo" calcext:value="!=&quot;-&quot;" calcext:base-cell-address="Rarity.F33"/>
          </calcext:conditional-format>
          <calcext:conditional-format calcext:target-range-address="Rarity.E33:Rarity.E33">
            <calcext:condition calcext:apply-style-name="CzerwoneTlo" calcext:value="=&quot;-&quot;" calcext:base-cell-address="Rarity.E33"/>
            <calcext:condition calcext:apply-style-name="ZieloneTlo" calcext:value="!=&quot;-&quot;" calcext:base-cell-address="Rarity.E33"/>
          </calcext:conditional-format>
          <calcext:conditional-format calcext:target-range-address="Rarity.B34:Rarity.B34">
            <calcext:condition calcext:apply-style-name="CzerwoneTlo" calcext:value="=&quot;-&quot;" calcext:base-cell-address="Rarity.B34"/>
            <calcext:condition calcext:apply-style-name="ZieloneTlo" calcext:value="!=&quot;-&quot;" calcext:base-cell-address="Rarity.B34"/>
          </calcext:conditional-format>
          <calcext:conditional-format calcext:target-range-address="Rarity.C34:Rarity.C34">
            <calcext:condition calcext:apply-style-name="CzerwoneTlo" calcext:value="=&quot;-&quot;" calcext:base-cell-address="Rarity.C34"/>
            <calcext:condition calcext:apply-style-name="ZieloneTlo" calcext:value="!=&quot;-&quot;" calcext:base-cell-address="Rarity.C34"/>
          </calcext:conditional-format>
          <calcext:conditional-format calcext:target-range-address="Rarity.D34:Rarity.D34">
            <calcext:condition calcext:apply-style-name="CzerwoneTlo" calcext:value="=&quot;-&quot;" calcext:base-cell-address="Rarity.D34"/>
            <calcext:condition calcext:apply-style-name="ZieloneTlo" calcext:value="!=&quot;-&quot;" calcext:base-cell-address="Rarity.D34"/>
          </calcext:conditional-format>
          <calcext:conditional-format calcext:target-range-address="Rarity.F34:Rarity.F34">
            <calcext:condition calcext:apply-style-name="CzerwoneTlo" calcext:value="=&quot;-&quot;" calcext:base-cell-address="Rarity.F34"/>
            <calcext:condition calcext:apply-style-name="ZieloneTlo" calcext:value="!=&quot;-&quot;" calcext:base-cell-address="Rarity.F34"/>
          </calcext:conditional-format>
          <calcext:conditional-format calcext:target-range-address="Rarity.E34:Rarity.E34">
            <calcext:condition calcext:apply-style-name="CzerwoneTlo" calcext:value="=&quot;-&quot;" calcext:base-cell-address="Rarity.E34"/>
            <calcext:condition calcext:apply-style-name="ZieloneTlo" calcext:value="!=&quot;-&quot;" calcext:base-cell-address="Rarity.E34"/>
          </calcext:conditional-format>
        </calcext:conditional-formats>
      </table:table>
      <table:table table:name="Improvement" table:style-name="ta1" table:print="false">
        <table:table-column table:style-name="co14" table:default-cell-style-name="ce2"/>
        <table:table-column table:style-name="co9" table:number-columns-repeated="5" table:default-cell-style-name="ce282"/>
        <table:table-column table:style-name="co9" table:default-cell-style-name="ce362"/>
        <table:table-row table:style-name="ro1">
          <table:table-cell table:style-name="ce1" office:value-type="string" calcext:value-type="string">
            <text:p>Properties / +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xturePath</text:p>
          </table:table-cell>
          <table:table-cell office:value-type="string" calcext:value-type="string">
            <text:p>-</text:p>
          </table:table-cell>
          <table:table-cell table:style-name="ce311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31" office:value-type="string" calcext:value-type="string">
            <text:p>-</text:p>
          </table:table-cell>
          <table:table-cell table:style-name="ce341" office:value-type="string" calcext:value-type="string">
            <text:p>-</text:p>
          </table:table-cell>
          <table:table-cell table:style-name="ce351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table:style-name="ce283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332" office:value-type="string" calcext:value-type="string">
            <text:p>-</text:p>
          </table:table-cell>
          <table:table-cell table:style-name="ce342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table:style-name="ce284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style-name="ce353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aximumQuantity</text:p>
          </table:table-cell>
          <table:table-cell table:style-name="ce285" office:value-type="string" calcext:value-type="string">
            <text:p>-</text:p>
          </table:table-cell>
          <table:table-cell table:style-name="ce314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RequiredLevel</text:p>
          </table:table-cell>
          <table:table-cell table:style-name="ce286" office:value-type="string" calcext:value-type="string">
            <text:p>-</text:p>
          </table:table-cell>
          <table:table-cell table:style-name="ce315" office:value-type="string" calcext:value-type="string">
            <text:p>-</text:p>
          </table:table-cell>
          <table:table-cell table:style-name="ce325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inimumDamage</text:p>
          </table:table-cell>
          <table:table-cell table:style-name="ce287" office:value-type="percentage" office:value="1" calcext:value-type="percentage">
            <text:p>100,00%</text:p>
          </table:table-cell>
          <table:table-cell table:style-name="ce287" office:value-type="percentage" office:value="1.1" calcext:value-type="percentage">
            <text:p>110,00%</text:p>
          </table:table-cell>
          <table:table-cell table:style-name="ce287" office:value-type="percentage" office:value="1.2" calcext:value-type="percentage">
            <text:p>120,00%</text:p>
          </table:table-cell>
          <table:table-cell table:style-name="ce287" office:value-type="percentage" office:value="1.3" calcext:value-type="percentage">
            <text:p>130,00%</text:p>
          </table:table-cell>
          <table:table-cell table:style-name="ce287" office:value-type="percentage" office:value="1.4" calcext:value-type="percentage">
            <text:p>140,00%</text:p>
          </table:table-cell>
          <table:table-cell table:style-name="ce356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MaximumDamage</text:p>
          </table:table-cell>
          <table:table-cell table:style-name="ce288" office:value-type="percentage" office:value="1" calcext:value-type="percentage">
            <text:p>100,00%</text:p>
          </table:table-cell>
          <table:table-cell table:style-name="ce288" office:value-type="percentage" office:value="1.1" calcext:value-type="percentage">
            <text:p>110,00%</text:p>
          </table:table-cell>
          <table:table-cell table:style-name="ce288" office:value-type="percentage" office:value="1.2" calcext:value-type="percentage">
            <text:p>120,00%</text:p>
          </table:table-cell>
          <table:table-cell table:style-name="ce288" office:value-type="percentage" office:value="1.3" calcext:value-type="percentage">
            <text:p>130,00%</text:p>
          </table:table-cell>
          <table:table-cell table:style-name="ce288" office:value-type="percentage" office:value="1.4" calcext:value-type="percentage">
            <text:p>140,00%</text:p>
          </table:table-cell>
          <table:table-cell table:style-name="ce357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Strength</text:p>
          </table:table-cell>
          <table:table-cell table:style-name="ce289" office:value-type="percentage" office:value="1" calcext:value-type="percentage">
            <text:p>100,00%</text:p>
          </table:table-cell>
          <table:table-cell table:style-name="ce289" office:value-type="percentage" office:value="1.1" calcext:value-type="percentage">
            <text:p>110,00%</text:p>
          </table:table-cell>
          <table:table-cell table:style-name="ce289" office:value-type="percentage" office:value="1.2" calcext:value-type="percentage">
            <text:p>120,00%</text:p>
          </table:table-cell>
          <table:table-cell table:style-name="ce289" office:value-type="percentage" office:value="1.3" calcext:value-type="percentage">
            <text:p>130,00%</text:p>
          </table:table-cell>
          <table:table-cell table:style-name="ce289" office:value-type="percentage" office:value="1.4" calcext:value-type="percentage">
            <text:p>140,00%</text:p>
          </table:table-cell>
          <table:table-cell table:style-name="ce358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Vitality</text:p>
          </table:table-cell>
          <table:table-cell table:style-name="ce290" office:value-type="percentage" office:value="1" calcext:value-type="percentage">
            <text:p>100,00%</text:p>
          </table:table-cell>
          <table:table-cell table:style-name="ce290" office:value-type="percentage" office:value="1.1" calcext:value-type="percentage">
            <text:p>110,00%</text:p>
          </table:table-cell>
          <table:table-cell table:style-name="ce290" office:value-type="percentage" office:value="1.2" calcext:value-type="percentage">
            <text:p>120,00%</text:p>
          </table:table-cell>
          <table:table-cell table:style-name="ce290" office:value-type="percentage" office:value="1.3" calcext:value-type="percentage">
            <text:p>130,00%</text:p>
          </table:table-cell>
          <table:table-cell table:style-name="ce290" office:value-type="percentage" office:value="1.4" calcext:value-type="percentage">
            <text:p>140,00%</text:p>
          </table:table-cell>
          <table:table-cell table:style-name="ce359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Evasion</text:p>
          </table:table-cell>
          <table:table-cell table:style-name="ce291" office:value-type="percentage" office:value="1" calcext:value-type="percentage">
            <text:p>100,00%</text:p>
          </table:table-cell>
          <table:table-cell table:style-name="ce291" office:value-type="percentage" office:value="1.1" calcext:value-type="percentage">
            <text:p>110,00%</text:p>
          </table:table-cell>
          <table:table-cell table:style-name="ce291" office:value-type="percentage" office:value="1.2" calcext:value-type="percentage">
            <text:p>120,00%</text:p>
          </table:table-cell>
          <table:table-cell table:style-name="ce291" office:value-type="percentage" office:value="1.3" calcext:value-type="percentage">
            <text:p>130,00%</text:p>
          </table:table-cell>
          <table:table-cell table:style-name="ce291" office:value-type="percentage" office:value="1.4" calcext:value-type="percentage">
            <text:p>140,00%</text:p>
          </table:table-cell>
          <table:table-cell table:style-name="ce360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Intelligence</text:p>
          </table:table-cell>
          <table:table-cell table:style-name="ce292" office:value-type="percentage" office:value="1" calcext:value-type="percentage">
            <text:p>100,00%</text:p>
          </table:table-cell>
          <table:table-cell table:style-name="ce292" office:value-type="percentage" office:value="1.1" calcext:value-type="percentage">
            <text:p>110,00%</text:p>
          </table:table-cell>
          <table:table-cell table:style-name="ce292" office:value-type="percentage" office:value="1.2" calcext:value-type="percentage">
            <text:p>120,00%</text:p>
          </table:table-cell>
          <table:table-cell table:style-name="ce292" office:value-type="percentage" office:value="1.3" calcext:value-type="percentage">
            <text:p>130,00%</text:p>
          </table:table-cell>
          <table:table-cell table:style-name="ce292" office:value-type="percentage" office:value="1.4" calcext:value-type="percentage">
            <text:p>140,00%</text:p>
          </table:table-cell>
          <table:table-cell table:style-name="ce361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AttackSpeed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ovementSpeed</text:p>
          </table:table-cell>
          <table:table-cell table:style-name="ce293" office:value-type="percentage" office:value="1" calcext:value-type="percentage">
            <text:p>100,00%</text:p>
          </table:table-cell>
          <table:table-cell table:style-name="ce293" office:value-type="percentage" office:value="1.1" calcext:value-type="percentage">
            <text:p>110,00%</text:p>
          </table:table-cell>
          <table:table-cell table:style-name="ce293" office:value-type="percentage" office:value="1.2" calcext:value-type="percentage">
            <text:p>120,00%</text:p>
          </table:table-cell>
          <table:table-cell table:style-name="ce293" office:value-type="percentage" office:value="1.3" calcext:value-type="percentage">
            <text:p>130,00%</text:p>
          </table:table-cell>
          <table:table-cell table:style-name="ce293" office:value-type="percentage" office:value="1.4" calcext:value-type="percentage">
            <text:p>140,00%</text:p>
          </table:table-cell>
          <table:table-cell table:style-name="ce363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LifeSteal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ceResistance</text:p>
          </table:table-cell>
          <table:table-cell table:style-name="ce294" office:value-type="percentage" office:value="1" calcext:value-type="percentage">
            <text:p>100,00%</text:p>
          </table:table-cell>
          <table:table-cell table:style-name="ce294" office:value-type="percentage" office:value="1.1" calcext:value-type="percentage">
            <text:p>110,00%</text:p>
          </table:table-cell>
          <table:table-cell table:style-name="ce294" office:value-type="percentage" office:value="1.2" calcext:value-type="percentage">
            <text:p>120,00%</text:p>
          </table:table-cell>
          <table:table-cell table:style-name="ce294" office:value-type="percentage" office:value="1.3" calcext:value-type="percentage">
            <text:p>130,00%</text:p>
          </table:table-cell>
          <table:table-cell table:style-name="ce294" office:value-type="percentage" office:value="1.4" calcext:value-type="percentage">
            <text:p>140,00%</text:p>
          </table:table-cell>
          <table:table-cell table:style-name="ce364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DarknessResistance</text:p>
          </table:table-cell>
          <table:table-cell table:style-name="ce295" office:value-type="percentage" office:value="1" calcext:value-type="percentage">
            <text:p>100,00%</text:p>
          </table:table-cell>
          <table:table-cell table:style-name="ce295" office:value-type="percentage" office:value="1.1" calcext:value-type="percentage">
            <text:p>110,00%</text:p>
          </table:table-cell>
          <table:table-cell table:style-name="ce295" office:value-type="percentage" office:value="1.2" calcext:value-type="percentage">
            <text:p>120,00%</text:p>
          </table:table-cell>
          <table:table-cell table:style-name="ce295" office:value-type="percentage" office:value="1.3" calcext:value-type="percentage">
            <text:p>130,00%</text:p>
          </table:table-cell>
          <table:table-cell table:style-name="ce295" office:value-type="percentage" office:value="1.4" calcext:value-type="percentage">
            <text:p>140,00%</text:p>
          </table:table-cell>
          <table:table-cell table:style-name="ce365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FireResistance</text:p>
          </table:table-cell>
          <table:table-cell table:style-name="ce296" office:value-type="percentage" office:value="1" calcext:value-type="percentage">
            <text:p>100,00%</text:p>
          </table:table-cell>
          <table:table-cell table:style-name="ce296" office:value-type="percentage" office:value="1.1" calcext:value-type="percentage">
            <text:p>110,00%</text:p>
          </table:table-cell>
          <table:table-cell table:style-name="ce296" office:value-type="percentage" office:value="1.2" calcext:value-type="percentage">
            <text:p>120,00%</text:p>
          </table:table-cell>
          <table:table-cell table:style-name="ce296" office:value-type="percentage" office:value="1.3" calcext:value-type="percentage">
            <text:p>130,00%</text:p>
          </table:table-cell>
          <table:table-cell table:style-name="ce296" office:value-type="percentage" office:value="1.4" calcext:value-type="percentage">
            <text:p>140,00%</text:p>
          </table:table-cell>
          <table:table-cell table:style-name="ce366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WaterResistance</text:p>
          </table:table-cell>
          <table:table-cell table:style-name="ce297" office:value-type="percentage" office:value="1" calcext:value-type="percentage">
            <text:p>100,00%</text:p>
          </table:table-cell>
          <table:table-cell table:style-name="ce297" office:value-type="percentage" office:value="1.1" calcext:value-type="percentage">
            <text:p>110,00%</text:p>
          </table:table-cell>
          <table:table-cell table:style-name="ce297" office:value-type="percentage" office:value="1.2" calcext:value-type="percentage">
            <text:p>120,00%</text:p>
          </table:table-cell>
          <table:table-cell table:style-name="ce297" office:value-type="percentage" office:value="1.3" calcext:value-type="percentage">
            <text:p>130,00%</text:p>
          </table:table-cell>
          <table:table-cell table:style-name="ce297" office:value-type="percentage" office:value="1.4" calcext:value-type="percentage">
            <text:p>140,00%</text:p>
          </table:table-cell>
          <table:table-cell table:style-name="ce367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LightResistance</text:p>
          </table:table-cell>
          <table:table-cell table:style-name="ce298" office:value-type="percentage" office:value="1" calcext:value-type="percentage">
            <text:p>100,00%</text:p>
          </table:table-cell>
          <table:table-cell table:style-name="ce298" office:value-type="percentage" office:value="1.1" calcext:value-type="percentage">
            <text:p>110,00%</text:p>
          </table:table-cell>
          <table:table-cell table:style-name="ce298" office:value-type="percentage" office:value="1.2" calcext:value-type="percentage">
            <text:p>120,00%</text:p>
          </table:table-cell>
          <table:table-cell table:style-name="ce298" office:value-type="percentage" office:value="1.3" calcext:value-type="percentage">
            <text:p>130,00%</text:p>
          </table:table-cell>
          <table:table-cell table:style-name="ce298" office:value-type="percentage" office:value="1.4" calcext:value-type="percentage">
            <text:p>140,00%</text:p>
          </table:table-cell>
          <table:table-cell table:style-name="ce368" office:value-type="percentage" office:value="1.5" calcext:value-type="percentage">
            <text:p>150,00%</text:p>
          </table:table-cell>
        </table:table-row>
        <table:table-row table:style-name="ro2">
          <table:table-cell office:value-type="string" calcext:value-type="string">
            <text:p>EarthResistance</text:p>
          </table:table-cell>
          <table:table-cell table:style-name="ce299" office:value-type="percentage" office:value="1" calcext:value-type="percentage">
            <text:p>100,00%</text:p>
          </table:table-cell>
          <table:table-cell table:style-name="ce299" office:value-type="percentage" office:value="1.1" calcext:value-type="percentage">
            <text:p>110,00%</text:p>
          </table:table-cell>
          <table:table-cell table:style-name="ce299" office:value-type="percentage" office:value="1.2" calcext:value-type="percentage">
            <text:p>120,00%</text:p>
          </table:table-cell>
          <table:table-cell table:style-name="ce299" office:value-type="percentage" office:value="1.3" calcext:value-type="percentage">
            <text:p>130,00%</text:p>
          </table:table-cell>
          <table:table-cell table:style-name="ce299" office:value-type="percentage" office:value="1.4" calcext:value-type="percentage">
            <text:p>140,00%</text:p>
          </table:table-cell>
          <table:table-cell table:style-name="ce369" office:value-type="percentage" office:value="1.5" calcext:value-type="percentage">
            <text:p>150,00%</text:p>
          </table:table-cell>
        </table:table-row>
        <table:table-row table:style-name="ro2">
          <table:table-cell office:value-type="string" calcext:value-type="string">
            <text:p>IceElement</text:p>
          </table:table-cell>
          <table:table-cell table:style-name="ce300" office:value-type="percentage" office:value="1" calcext:value-type="percentage">
            <text:p>100,00%</text:p>
          </table:table-cell>
          <table:table-cell table:style-name="ce300" office:value-type="percentage" office:value="1.1" calcext:value-type="percentage">
            <text:p>110,00%</text:p>
          </table:table-cell>
          <table:table-cell table:style-name="ce300" office:value-type="percentage" office:value="1.2" calcext:value-type="percentage">
            <text:p>120,00%</text:p>
          </table:table-cell>
          <table:table-cell table:style-name="ce300" office:value-type="percentage" office:value="1.3" calcext:value-type="percentage">
            <text:p>130,00%</text:p>
          </table:table-cell>
          <table:table-cell table:style-name="ce300" office:value-type="percentage" office:value="1.4" calcext:value-type="percentage">
            <text:p>140,00%</text:p>
          </table:table-cell>
          <table:table-cell table:style-name="ce370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DarknessElement</text:p>
          </table:table-cell>
          <table:table-cell table:style-name="ce301" office:value-type="percentage" office:value="1" calcext:value-type="percentage">
            <text:p>100,00%</text:p>
          </table:table-cell>
          <table:table-cell table:style-name="ce301" office:value-type="percentage" office:value="1.1" calcext:value-type="percentage">
            <text:p>110,00%</text:p>
          </table:table-cell>
          <table:table-cell table:style-name="ce301" office:value-type="percentage" office:value="1.2" calcext:value-type="percentage">
            <text:p>120,00%</text:p>
          </table:table-cell>
          <table:table-cell table:style-name="ce301" office:value-type="percentage" office:value="1.3" calcext:value-type="percentage">
            <text:p>130,00%</text:p>
          </table:table-cell>
          <table:table-cell table:style-name="ce301" office:value-type="percentage" office:value="1.4" calcext:value-type="percentage">
            <text:p>140,00%</text:p>
          </table:table-cell>
          <table:table-cell table:style-name="ce371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FireElement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302" office:value-type="percentage" office:value="1.1" calcext:value-type="percentage">
            <text:p>110,00%</text:p>
          </table:table-cell>
          <table:table-cell table:style-name="ce302" office:value-type="percentage" office:value="1.2" calcext:value-type="percentage">
            <text:p>120,00%</text:p>
          </table:table-cell>
          <table:table-cell table:style-name="ce302" office:value-type="percentage" office:value="1.3" calcext:value-type="percentage">
            <text:p>130,00%</text:p>
          </table:table-cell>
          <table:table-cell table:style-name="ce302" office:value-type="percentage" office:value="1.4" calcext:value-type="percentage">
            <text:p>140,00%</text:p>
          </table:table-cell>
          <table:table-cell table:style-name="ce372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WaterElement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3" office:value-type="percentage" office:value="1.1" calcext:value-type="percentage">
            <text:p>110,00%</text:p>
          </table:table-cell>
          <table:table-cell table:style-name="ce303" office:value-type="percentage" office:value="1.2" calcext:value-type="percentage">
            <text:p>120,00%</text:p>
          </table:table-cell>
          <table:table-cell table:style-name="ce303" office:value-type="percentage" office:value="1.3" calcext:value-type="percentage">
            <text:p>130,00%</text:p>
          </table:table-cell>
          <table:table-cell table:style-name="ce303" office:value-type="percentage" office:value="1.4" calcext:value-type="percentage">
            <text:p>140,00%</text:p>
          </table:table-cell>
          <table:table-cell table:style-name="ce373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LightElement</text:p>
          </table:table-cell>
          <table:table-cell table:style-name="ce304" office:value-type="percentage" office:value="1" calcext:value-type="percentage">
            <text:p>100,00%</text:p>
          </table:table-cell>
          <table:table-cell table:style-name="ce304" office:value-type="percentage" office:value="1.1" calcext:value-type="percentage">
            <text:p>110,00%</text:p>
          </table:table-cell>
          <table:table-cell table:style-name="ce304" office:value-type="percentage" office:value="1.2" calcext:value-type="percentage">
            <text:p>120,00%</text:p>
          </table:table-cell>
          <table:table-cell table:style-name="ce304" office:value-type="percentage" office:value="1.3" calcext:value-type="percentage">
            <text:p>130,00%</text:p>
          </table:table-cell>
          <table:table-cell table:style-name="ce304" office:value-type="percentage" office:value="1.4" calcext:value-type="percentage">
            <text:p>140,00%</text:p>
          </table:table-cell>
          <table:table-cell table:style-name="ce374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EarthElement</text:p>
          </table:table-cell>
          <table:table-cell table:style-name="ce305" office:value-type="percentage" office:value="1" calcext:value-type="percentage">
            <text:p>100,00%</text:p>
          </table:table-cell>
          <table:table-cell table:style-name="ce305" office:value-type="percentage" office:value="1.1" calcext:value-type="percentage">
            <text:p>110,00%</text:p>
          </table:table-cell>
          <table:table-cell table:style-name="ce305" office:value-type="percentage" office:value="1.2" calcext:value-type="percentage">
            <text:p>120,00%</text:p>
          </table:table-cell>
          <table:table-cell table:style-name="ce305" office:value-type="percentage" office:value="1.3" calcext:value-type="percentage">
            <text:p>130,00%</text:p>
          </table:table-cell>
          <table:table-cell table:style-name="ce305" office:value-type="percentage" office:value="1.4" calcext:value-type="percentage">
            <text:p>140,00%</text:p>
          </table:table-cell>
          <table:table-cell table:style-name="ce375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HealthRegen</text:p>
          </table:table-cell>
          <table:table-cell table:style-name="ce306" office:value-type="percentage" office:value="1" calcext:value-type="percentage">
            <text:p>100,00%</text:p>
          </table:table-cell>
          <table:table-cell table:style-name="ce306" office:value-type="percentage" office:value="1.1" calcext:value-type="percentage">
            <text:p>110,00%</text:p>
          </table:table-cell>
          <table:table-cell table:style-name="ce306" office:value-type="percentage" office:value="1.2" calcext:value-type="percentage">
            <text:p>120,00%</text:p>
          </table:table-cell>
          <table:table-cell table:style-name="ce306" office:value-type="percentage" office:value="1.3" calcext:value-type="percentage">
            <text:p>130,00%</text:p>
          </table:table-cell>
          <table:table-cell table:style-name="ce306" office:value-type="percentage" office:value="1.4" calcext:value-type="percentage">
            <text:p>140,00%</text:p>
          </table:table-cell>
          <table:table-cell table:style-name="ce376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ManaRegen</text:p>
          </table:table-cell>
          <table:table-cell table:style-name="ce307" office:value-type="percentage" office:value="1" calcext:value-type="percentage">
            <text:p>100,00%</text:p>
          </table:table-cell>
          <table:table-cell table:style-name="ce307" office:value-type="percentage" office:value="1.1" calcext:value-type="percentage">
            <text:p>110,00%</text:p>
          </table:table-cell>
          <table:table-cell table:style-name="ce307" office:value-type="percentage" office:value="1.2" calcext:value-type="percentage">
            <text:p>120,00%</text:p>
          </table:table-cell>
          <table:table-cell table:style-name="ce307" office:value-type="percentage" office:value="1.3" calcext:value-type="percentage">
            <text:p>130,00%</text:p>
          </table:table-cell>
          <table:table-cell table:style-name="ce307" office:value-type="percentage" office:value="1.4" calcext:value-type="percentage">
            <text:p>140,00%</text:p>
          </table:table-cell>
          <table:table-cell table:style-name="ce377" office:value-type="percentage" office:value="1.5" calcext:value-type="percentage">
            <text:p>150,00%</text:p>
          </table:table-cell>
        </table:table-row>
        <table:table-row table:style-name="ro3">
          <table:table-cell office:value-type="string" calcext:value-type="string">
            <text:p>SpellName</text:p>
          </table:table-cell>
          <table:table-cell table:style-name="ce308" office:value-type="string" calcext:value-type="string">
            <text:p>-</text:p>
          </table:table-cell>
          <table:table-cell table:style-name="ce316" office:value-type="string" calcext:value-type="string">
            <text:p>-</text:p>
          </table:table-cell>
          <table:table-cell table:style-name="ce326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46" office:value-type="string" calcext:value-type="string">
            <text:p>-</text:p>
          </table:table-cell>
          <table:table-cell table:style-name="ce37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nventorySizeWidth</text:p>
          </table:table-cell>
          <table:table-cell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style-name="ce337" office:value-type="string" calcext:value-type="string">
            <text:p>-</text:p>
          </table:table-cell>
          <table:table-cell table:style-name="ce347" office:value-type="string" calcext:value-type="string">
            <text:p>-</text:p>
          </table:table-cell>
          <table:table-cell table:style-name="ce379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nventorySizeHeight</text:p>
          </table:table-cell>
          <table:table-cell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8" office:value-type="string" calcext:value-type="string">
            <text:p>-</text:p>
          </table:table-cell>
          <table:table-cell table:style-name="ce348" office:value-type="string" calcext:value-type="string">
            <text:p>-</text:p>
          </table:table-cell>
          <table:table-cell table:style-name="ce380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opChance</text:p>
          </table:table-cell>
          <table:table-cell table:style-name="ce309" office:value-type="percentage" office:value="0.9" calcext:value-type="percentage">
            <text:p>90,00%</text:p>
          </table:table-cell>
          <table:table-cell table:style-name="ce319" office:value-type="percentage" office:value="0.1" calcext:value-type="percentage">
            <text:p>10,00%</text:p>
          </table:table-cell>
          <table:table-cell table:style-name="ce329" office:value-type="percentage" office:value="0.05" calcext:value-type="percentage">
            <text:p>5,00%</text:p>
          </table:table-cell>
          <table:table-cell table:style-name="ce339" office:value-type="percentage" office:value="0" calcext:value-type="percentage">
            <text:p>0,00%</text:p>
          </table:table-cell>
          <table:table-cell table:style-name="ce349" office:value-type="percentage" office:value="0" calcext:value-type="percentage">
            <text:p>0,00%</text:p>
          </table:table-cell>
          <table:table-cell table:style-name="ce381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UpgradeChance</text:p>
          </table:table-cell>
          <table:table-cell table:style-name="ce310" office:value-type="percentage" office:value="0.9" calcext:value-type="percentage">
            <text:p>90,00%</text:p>
          </table:table-cell>
          <table:table-cell table:style-name="ce320" office:value-type="percentage" office:value="0.5" calcext:value-type="percentage">
            <text:p>50,00%</text:p>
          </table:table-cell>
          <table:table-cell table:style-name="ce330" office:value-type="percentage" office:value="0.25" calcext:value-type="percentage">
            <text:p>25,00%</text:p>
          </table:table-cell>
          <table:table-cell table:style-name="ce340" office:value-type="percentage" office:value="0.1" calcext:value-type="percentage">
            <text:p>10,00%</text:p>
          </table:table-cell>
          <table:table-cell table:style-name="ce350" office:value-type="percentage" office:value="0.05" calcext:value-type="percentage">
            <text:p>5,00%</text:p>
          </table:table-cell>
          <table:table-cell table:style-name="ce382" office:value-type="string" calcext:value-type="string">
            <text:p>-</text:p>
          </table:table-cell>
        </table:table-row>
        <calcext:conditional-formats>
          <calcext:conditional-format calcext:target-range-address="Improvement.B2:Improvement.B2 Improvement.B7:Improvement.F7 Improvement.B13:Improvement.F13 Improvement.B15:Improvement.F15 Improvement.B31:Improvement.B32">
            <calcext:condition calcext:apply-style-name="CzerwoneTlo" calcext:value="=&quot;-&quot;" calcext:base-cell-address="Improvement.B2"/>
            <calcext:condition calcext:apply-style-name="ZieloneTlo" calcext:value="!=&quot;-&quot;" calcext:base-cell-address="Improvement.B2"/>
          </calcext:conditional-format>
          <calcext:conditional-format calcext:target-range-address="Improvement.C2:Improvement.C2">
            <calcext:condition calcext:apply-style-name="CzerwoneTlo" calcext:value="=&quot;-&quot;" calcext:base-cell-address="Improvement.C2"/>
            <calcext:condition calcext:apply-style-name="ZieloneTlo" calcext:value="!=&quot;-&quot;" calcext:base-cell-address="Improvement.C2"/>
          </calcext:conditional-format>
          <calcext:conditional-format calcext:target-range-address="Improvement.D2:Improvement.D2">
            <calcext:condition calcext:apply-style-name="CzerwoneTlo" calcext:value="=&quot;-&quot;" calcext:base-cell-address="Improvement.D2"/>
            <calcext:condition calcext:apply-style-name="ZieloneTlo" calcext:value="!=&quot;-&quot;" calcext:base-cell-address="Improvement.D2"/>
          </calcext:conditional-format>
          <calcext:conditional-format calcext:target-range-address="Improvement.E2:Improvement.E2">
            <calcext:condition calcext:apply-style-name="CzerwoneTlo" calcext:value="=&quot;-&quot;" calcext:base-cell-address="Improvement.E2"/>
            <calcext:condition calcext:apply-style-name="ZieloneTlo" calcext:value="!=&quot;-&quot;" calcext:base-cell-address="Improvement.E2"/>
          </calcext:conditional-format>
          <calcext:conditional-format calcext:target-range-address="Improvement.F2:Improvement.F2">
            <calcext:condition calcext:apply-style-name="CzerwoneTlo" calcext:value="=&quot;-&quot;" calcext:base-cell-address="Improvement.F2"/>
            <calcext:condition calcext:apply-style-name="ZieloneTlo" calcext:value="!=&quot;-&quot;" calcext:base-cell-address="Improvement.F2"/>
          </calcext:conditional-format>
          <calcext:conditional-format calcext:target-range-address="Improvement.B3:Improvement.B3">
            <calcext:condition calcext:apply-style-name="CzerwoneTlo" calcext:value="=&quot;-&quot;" calcext:base-cell-address="Improvement.B3"/>
            <calcext:condition calcext:apply-style-name="ZieloneTlo" calcext:value="!=&quot;-&quot;" calcext:base-cell-address="Improvement.B3"/>
          </calcext:conditional-format>
          <calcext:conditional-format calcext:target-range-address="Improvement.C3:Improvement.C3">
            <calcext:condition calcext:apply-style-name="CzerwoneTlo" calcext:value="=&quot;-&quot;" calcext:base-cell-address="Improvement.C3"/>
            <calcext:condition calcext:apply-style-name="ZieloneTlo" calcext:value="!=&quot;-&quot;" calcext:base-cell-address="Improvement.C3"/>
          </calcext:conditional-format>
          <calcext:conditional-format calcext:target-range-address="Improvement.D3:Improvement.D3">
            <calcext:condition calcext:apply-style-name="CzerwoneTlo" calcext:value="=&quot;-&quot;" calcext:base-cell-address="Improvement.D3"/>
            <calcext:condition calcext:apply-style-name="ZieloneTlo" calcext:value="!=&quot;-&quot;" calcext:base-cell-address="Improvement.D3"/>
          </calcext:conditional-format>
          <calcext:conditional-format calcext:target-range-address="Improvement.E3:Improvement.E3">
            <calcext:condition calcext:apply-style-name="CzerwoneTlo" calcext:value="=&quot;-&quot;" calcext:base-cell-address="Improvement.E3"/>
            <calcext:condition calcext:apply-style-name="ZieloneTlo" calcext:value="!=&quot;-&quot;" calcext:base-cell-address="Improvement.E3"/>
          </calcext:conditional-format>
          <calcext:conditional-format calcext:target-range-address="Improvement.F3:Improvement.F3">
            <calcext:condition calcext:apply-style-name="CzerwoneTlo" calcext:value="=&quot;-&quot;" calcext:base-cell-address="Improvement.F3"/>
            <calcext:condition calcext:apply-style-name="ZieloneTlo" calcext:value="!=&quot;-&quot;" calcext:base-cell-address="Improvement.F3"/>
          </calcext:conditional-format>
          <calcext:conditional-format calcext:target-range-address="Improvement.B4:Improvement.B4">
            <calcext:condition calcext:apply-style-name="CzerwoneTlo" calcext:value="=&quot;-&quot;" calcext:base-cell-address="Improvement.B4"/>
            <calcext:condition calcext:apply-style-name="ZieloneTlo" calcext:value="!=&quot;-&quot;" calcext:base-cell-address="Improvement.B4"/>
          </calcext:conditional-format>
          <calcext:conditional-format calcext:target-range-address="Improvement.C4:Improvement.C4">
            <calcext:condition calcext:apply-style-name="CzerwoneTlo" calcext:value="=&quot;-&quot;" calcext:base-cell-address="Improvement.C4"/>
            <calcext:condition calcext:apply-style-name="ZieloneTlo" calcext:value="!=&quot;-&quot;" calcext:base-cell-address="Improvement.C4"/>
          </calcext:conditional-format>
          <calcext:conditional-format calcext:target-range-address="Improvement.E4:Improvement.E4">
            <calcext:condition calcext:apply-style-name="CzerwoneTlo" calcext:value="=&quot;-&quot;" calcext:base-cell-address="Improvement.E4"/>
            <calcext:condition calcext:apply-style-name="ZieloneTlo" calcext:value="!=&quot;-&quot;" calcext:base-cell-address="Improvement.E4"/>
          </calcext:conditional-format>
          <calcext:conditional-format calcext:target-range-address="Improvement.D4:Improvement.D4">
            <calcext:condition calcext:apply-style-name="CzerwoneTlo" calcext:value="=&quot;-&quot;" calcext:base-cell-address="Improvement.D4"/>
            <calcext:condition calcext:apply-style-name="ZieloneTlo" calcext:value="!=&quot;-&quot;" calcext:base-cell-address="Improvement.D4"/>
          </calcext:conditional-format>
          <calcext:conditional-format calcext:target-range-address="Improvement.F4:Improvement.F4">
            <calcext:condition calcext:apply-style-name="CzerwoneTlo" calcext:value="=&quot;-&quot;" calcext:base-cell-address="Improvement.F4"/>
            <calcext:condition calcext:apply-style-name="ZieloneTlo" calcext:value="!=&quot;-&quot;" calcext:base-cell-address="Improvement.F4"/>
          </calcext:conditional-format>
          <calcext:conditional-format calcext:target-range-address="Improvement.B5:Improvement.B5">
            <calcext:condition calcext:apply-style-name="CzerwoneTlo" calcext:value="=&quot;-&quot;" calcext:base-cell-address="Improvement.B5"/>
            <calcext:condition calcext:apply-style-name="ZieloneTlo" calcext:value="!=&quot;-&quot;" calcext:base-cell-address="Improvement.B5"/>
          </calcext:conditional-format>
          <calcext:conditional-format calcext:target-range-address="Improvement.C5:Improvement.C5">
            <calcext:condition calcext:apply-style-name="CzerwoneTlo" calcext:value="=&quot;-&quot;" calcext:base-cell-address="Improvement.C5"/>
            <calcext:condition calcext:apply-style-name="ZieloneTlo" calcext:value="!=&quot;-&quot;" calcext:base-cell-address="Improvement.C5"/>
          </calcext:conditional-format>
          <calcext:conditional-format calcext:target-range-address="Improvement.D5:Improvement.D5">
            <calcext:condition calcext:apply-style-name="CzerwoneTlo" calcext:value="=&quot;-&quot;" calcext:base-cell-address="Improvement.D5"/>
            <calcext:condition calcext:apply-style-name="ZieloneTlo" calcext:value="!=&quot;-&quot;" calcext:base-cell-address="Improvement.D5"/>
          </calcext:conditional-format>
          <calcext:conditional-format calcext:target-range-address="Improvement.E5:Improvement.E5">
            <calcext:condition calcext:apply-style-name="CzerwoneTlo" calcext:value="=&quot;-&quot;" calcext:base-cell-address="Improvement.E5"/>
            <calcext:condition calcext:apply-style-name="ZieloneTlo" calcext:value="!=&quot;-&quot;" calcext:base-cell-address="Improvement.E5"/>
          </calcext:conditional-format>
          <calcext:conditional-format calcext:target-range-address="Improvement.F5:Improvement.F5">
            <calcext:condition calcext:apply-style-name="CzerwoneTlo" calcext:value="=&quot;-&quot;" calcext:base-cell-address="Improvement.F5"/>
            <calcext:condition calcext:apply-style-name="ZieloneTlo" calcext:value="!=&quot;-&quot;" calcext:base-cell-address="Improvement.F5"/>
          </calcext:conditional-format>
          <calcext:conditional-format calcext:target-range-address="Improvement.B6:Improvement.B6">
            <calcext:condition calcext:apply-style-name="CzerwoneTlo" calcext:value="=&quot;-&quot;" calcext:base-cell-address="Improvement.B6"/>
            <calcext:condition calcext:apply-style-name="ZieloneTlo" calcext:value="!=&quot;-&quot;" calcext:base-cell-address="Improvement.B6"/>
          </calcext:conditional-format>
          <calcext:conditional-format calcext:target-range-address="Improvement.C6:Improvement.C6">
            <calcext:condition calcext:apply-style-name="CzerwoneTlo" calcext:value="=&quot;-&quot;" calcext:base-cell-address="Improvement.C6"/>
            <calcext:condition calcext:apply-style-name="ZieloneTlo" calcext:value="!=&quot;-&quot;" calcext:base-cell-address="Improvement.C6"/>
          </calcext:conditional-format>
          <calcext:conditional-format calcext:target-range-address="Improvement.D6:Improvement.D6">
            <calcext:condition calcext:apply-style-name="CzerwoneTlo" calcext:value="=&quot;-&quot;" calcext:base-cell-address="Improvement.D6"/>
            <calcext:condition calcext:apply-style-name="ZieloneTlo" calcext:value="!=&quot;-&quot;" calcext:base-cell-address="Improvement.D6"/>
          </calcext:conditional-format>
          <calcext:conditional-format calcext:target-range-address="Improvement.E6:Improvement.E6">
            <calcext:condition calcext:apply-style-name="CzerwoneTlo" calcext:value="=&quot;-&quot;" calcext:base-cell-address="Improvement.E6"/>
            <calcext:condition calcext:apply-style-name="ZieloneTlo" calcext:value="!=&quot;-&quot;" calcext:base-cell-address="Improvement.E6"/>
          </calcext:conditional-format>
          <calcext:conditional-format calcext:target-range-address="Improvement.F6:Improvement.F6">
            <calcext:condition calcext:apply-style-name="CzerwoneTlo" calcext:value="=&quot;-&quot;" calcext:base-cell-address="Improvement.F6"/>
            <calcext:condition calcext:apply-style-name="ZieloneTlo" calcext:value="!=&quot;-&quot;" calcext:base-cell-address="Improvement.F6"/>
          </calcext:conditional-format>
          <calcext:conditional-format calcext:target-range-address="Improvement.C31:Improvement.C31">
            <calcext:condition calcext:apply-style-name="CzerwoneTlo" calcext:value="=&quot;-&quot;" calcext:base-cell-address="Improvement.C31"/>
            <calcext:condition calcext:apply-style-name="ZieloneTlo" calcext:value="!=&quot;-&quot;" calcext:base-cell-address="Improvement.C31"/>
          </calcext:conditional-format>
          <calcext:conditional-format calcext:target-range-address="Improvement.C32:Improvement.C32">
            <calcext:condition calcext:apply-style-name="CzerwoneTlo" calcext:value="=&quot;-&quot;" calcext:base-cell-address="Improvement.C32"/>
            <calcext:condition calcext:apply-style-name="ZieloneTlo" calcext:value="!=&quot;-&quot;" calcext:base-cell-address="Improvement.C32"/>
          </calcext:conditional-format>
          <calcext:conditional-format calcext:target-range-address="Improvement.D32:Improvement.D32">
            <calcext:condition calcext:apply-style-name="CzerwoneTlo" calcext:value="=&quot;-&quot;" calcext:base-cell-address="Improvement.D32"/>
            <calcext:condition calcext:apply-style-name="ZieloneTlo" calcext:value="!=&quot;-&quot;" calcext:base-cell-address="Improvement.D32"/>
          </calcext:conditional-format>
          <calcext:conditional-format calcext:target-range-address="Improvement.D31:Improvement.D31">
            <calcext:condition calcext:apply-style-name="CzerwoneTlo" calcext:value="=&quot;-&quot;" calcext:base-cell-address="Improvement.D31"/>
            <calcext:condition calcext:apply-style-name="ZieloneTlo" calcext:value="!=&quot;-&quot;" calcext:base-cell-address="Improvement.D31"/>
          </calcext:conditional-format>
          <calcext:conditional-format calcext:target-range-address="Improvement.E31:Improvement.E31">
            <calcext:condition calcext:apply-style-name="CzerwoneTlo" calcext:value="=&quot;-&quot;" calcext:base-cell-address="Improvement.E31"/>
            <calcext:condition calcext:apply-style-name="ZieloneTlo" calcext:value="!=&quot;-&quot;" calcext:base-cell-address="Improvement.E31"/>
          </calcext:conditional-format>
          <calcext:conditional-format calcext:target-range-address="Improvement.F31:Improvement.F31">
            <calcext:condition calcext:apply-style-name="CzerwoneTlo" calcext:value="=&quot;-&quot;" calcext:base-cell-address="Improvement.F31"/>
            <calcext:condition calcext:apply-style-name="ZieloneTlo" calcext:value="!=&quot;-&quot;" calcext:base-cell-address="Improvement.F31"/>
          </calcext:conditional-format>
          <calcext:conditional-format calcext:target-range-address="Improvement.F32:Improvement.F32">
            <calcext:condition calcext:apply-style-name="CzerwoneTlo" calcext:value="=&quot;-&quot;" calcext:base-cell-address="Improvement.F32"/>
            <calcext:condition calcext:apply-style-name="ZieloneTlo" calcext:value="!=&quot;-&quot;" calcext:base-cell-address="Improvement.F32"/>
          </calcext:conditional-format>
          <calcext:conditional-format calcext:target-range-address="Improvement.E32:Improvement.E32">
            <calcext:condition calcext:apply-style-name="CzerwoneTlo" calcext:value="=&quot;-&quot;" calcext:base-cell-address="Improvement.E32"/>
            <calcext:condition calcext:apply-style-name="ZieloneTlo" calcext:value="!=&quot;-&quot;" calcext:base-cell-address="Improvement.E32"/>
          </calcext:conditional-format>
          <calcext:conditional-format calcext:target-range-address="Improvement.B30:Improvement.B30">
            <calcext:condition calcext:apply-style-name="CzerwoneTlo" calcext:value="=&quot;-&quot;" calcext:base-cell-address="Improvement.B30"/>
            <calcext:condition calcext:apply-style-name="ZieloneTlo" calcext:value="!=&quot;-&quot;" calcext:base-cell-address="Improvement.B30"/>
          </calcext:conditional-format>
          <calcext:conditional-format calcext:target-range-address="Improvement.C30:Improvement.C30">
            <calcext:condition calcext:apply-style-name="CzerwoneTlo" calcext:value="=&quot;-&quot;" calcext:base-cell-address="Improvement.C30"/>
            <calcext:condition calcext:apply-style-name="ZieloneTlo" calcext:value="!=&quot;-&quot;" calcext:base-cell-address="Improvement.C30"/>
          </calcext:conditional-format>
          <calcext:conditional-format calcext:target-range-address="Improvement.D30:Improvement.D30">
            <calcext:condition calcext:apply-style-name="CzerwoneTlo" calcext:value="=&quot;-&quot;" calcext:base-cell-address="Improvement.D30"/>
            <calcext:condition calcext:apply-style-name="ZieloneTlo" calcext:value="!=&quot;-&quot;" calcext:base-cell-address="Improvement.D30"/>
          </calcext:conditional-format>
          <calcext:conditional-format calcext:target-range-address="Improvement.E30:Improvement.E30">
            <calcext:condition calcext:apply-style-name="CzerwoneTlo" calcext:value="=&quot;-&quot;" calcext:base-cell-address="Improvement.E30"/>
            <calcext:condition calcext:apply-style-name="ZieloneTlo" calcext:value="!=&quot;-&quot;" calcext:base-cell-address="Improvement.E30"/>
          </calcext:conditional-format>
          <calcext:conditional-format calcext:target-range-address="Improvement.F30:Improvement.F30">
            <calcext:condition calcext:apply-style-name="CzerwoneTlo" calcext:value="=&quot;-&quot;" calcext:base-cell-address="Improvement.F30"/>
            <calcext:condition calcext:apply-style-name="ZieloneTlo" calcext:value="!=&quot;-&quot;" calcext:base-cell-address="Improvement.F30"/>
          </calcext:conditional-format>
          <calcext:conditional-format calcext:target-range-address="Improvement.G7:Improvement.G7 Improvement.G13:Improvement.G13 Improvement.G15:Improvement.G15">
            <calcext:condition calcext:apply-style-name="CzerwoneTlo" calcext:value="=&quot;-&quot;" calcext:base-cell-address="Improvement.G7"/>
            <calcext:condition calcext:apply-style-name="ZieloneTlo" calcext:value="!=&quot;-&quot;" calcext:base-cell-address="Improvement.G7"/>
          </calcext:conditional-format>
          <calcext:conditional-format calcext:target-range-address="Improvement.G2:Improvement.G2">
            <calcext:condition calcext:apply-style-name="CzerwoneTlo" calcext:value="=&quot;-&quot;" calcext:base-cell-address="Improvement.G2"/>
            <calcext:condition calcext:apply-style-name="ZieloneTlo" calcext:value="!=&quot;-&quot;" calcext:base-cell-address="Improvement.G2"/>
          </calcext:conditional-format>
          <calcext:conditional-format calcext:target-range-address="Improvement.G3:Improvement.G3">
            <calcext:condition calcext:apply-style-name="CzerwoneTlo" calcext:value="=&quot;-&quot;" calcext:base-cell-address="Improvement.G3"/>
            <calcext:condition calcext:apply-style-name="ZieloneTlo" calcext:value="!=&quot;-&quot;" calcext:base-cell-address="Improvement.G3"/>
          </calcext:conditional-format>
          <calcext:conditional-format calcext:target-range-address="Improvement.G4:Improvement.G4">
            <calcext:condition calcext:apply-style-name="CzerwoneTlo" calcext:value="=&quot;-&quot;" calcext:base-cell-address="Improvement.G4"/>
            <calcext:condition calcext:apply-style-name="ZieloneTlo" calcext:value="!=&quot;-&quot;" calcext:base-cell-address="Improvement.G4"/>
          </calcext:conditional-format>
          <calcext:conditional-format calcext:target-range-address="Improvement.G5:Improvement.G5">
            <calcext:condition calcext:apply-style-name="CzerwoneTlo" calcext:value="=&quot;-&quot;" calcext:base-cell-address="Improvement.G5"/>
            <calcext:condition calcext:apply-style-name="ZieloneTlo" calcext:value="!=&quot;-&quot;" calcext:base-cell-address="Improvement.G5"/>
          </calcext:conditional-format>
          <calcext:conditional-format calcext:target-range-address="Improvement.G6:Improvement.G6">
            <calcext:condition calcext:apply-style-name="CzerwoneTlo" calcext:value="=&quot;-&quot;" calcext:base-cell-address="Improvement.G6"/>
            <calcext:condition calcext:apply-style-name="ZieloneTlo" calcext:value="!=&quot;-&quot;" calcext:base-cell-address="Improvement.G6"/>
          </calcext:conditional-format>
          <calcext:conditional-format calcext:target-range-address="Improvement.G31:Improvement.G31">
            <calcext:condition calcext:apply-style-name="CzerwoneTlo" calcext:value="=&quot;-&quot;" calcext:base-cell-address="Improvement.G31"/>
            <calcext:condition calcext:apply-style-name="ZieloneTlo" calcext:value="!=&quot;-&quot;" calcext:base-cell-address="Improvement.G31"/>
          </calcext:conditional-format>
          <calcext:conditional-format calcext:target-range-address="Improvement.G32:Improvement.G32">
            <calcext:condition calcext:apply-style-name="CzerwoneTlo" calcext:value="=&quot;-&quot;" calcext:base-cell-address="Improvement.G32"/>
            <calcext:condition calcext:apply-style-name="ZieloneTlo" calcext:value="!=&quot;-&quot;" calcext:base-cell-address="Improvement.G32"/>
          </calcext:conditional-format>
          <calcext:conditional-format calcext:target-range-address="Improvement.G30:Improvement.G30">
            <calcext:condition calcext:apply-style-name="CzerwoneTlo" calcext:value="=&quot;-&quot;" calcext:base-cell-address="Improvement.G30"/>
            <calcext:condition calcext:apply-style-name="ZieloneTlo" calcext:value="!=&quot;-&quot;" calcext:base-cell-address="Improvement.G30"/>
          </calcext:conditional-format>
          <calcext:conditional-format calcext:target-range-address="Improvement.B8:Improvement.F8">
            <calcext:condition calcext:apply-style-name="CzerwoneTlo" calcext:value="=&quot;-&quot;" calcext:base-cell-address="Improvement.B8"/>
            <calcext:condition calcext:apply-style-name="ZieloneTlo" calcext:value="!=&quot;-&quot;" calcext:base-cell-address="Improvement.B8"/>
          </calcext:conditional-format>
          <calcext:conditional-format calcext:target-range-address="Improvement.G8:Improvement.G8">
            <calcext:condition calcext:apply-style-name="CzerwoneTlo" calcext:value="=&quot;-&quot;" calcext:base-cell-address="Improvement.G8"/>
            <calcext:condition calcext:apply-style-name="ZieloneTlo" calcext:value="!=&quot;-&quot;" calcext:base-cell-address="Improvement.G8"/>
          </calcext:conditional-format>
          <calcext:conditional-format calcext:target-range-address="Improvement.B9:Improvement.F9">
            <calcext:condition calcext:apply-style-name="CzerwoneTlo" calcext:value="=&quot;-&quot;" calcext:base-cell-address="Improvement.B9"/>
            <calcext:condition calcext:apply-style-name="ZieloneTlo" calcext:value="!=&quot;-&quot;" calcext:base-cell-address="Improvement.B9"/>
          </calcext:conditional-format>
          <calcext:conditional-format calcext:target-range-address="Improvement.G9:Improvement.G9">
            <calcext:condition calcext:apply-style-name="CzerwoneTlo" calcext:value="=&quot;-&quot;" calcext:base-cell-address="Improvement.G9"/>
            <calcext:condition calcext:apply-style-name="ZieloneTlo" calcext:value="!=&quot;-&quot;" calcext:base-cell-address="Improvement.G9"/>
          </calcext:conditional-format>
          <calcext:conditional-format calcext:target-range-address="Improvement.B10:Improvement.F10">
            <calcext:condition calcext:apply-style-name="CzerwoneTlo" calcext:value="=&quot;-&quot;" calcext:base-cell-address="Improvement.B10"/>
            <calcext:condition calcext:apply-style-name="ZieloneTlo" calcext:value="!=&quot;-&quot;" calcext:base-cell-address="Improvement.B10"/>
          </calcext:conditional-format>
          <calcext:conditional-format calcext:target-range-address="Improvement.G10:Improvement.G10">
            <calcext:condition calcext:apply-style-name="CzerwoneTlo" calcext:value="=&quot;-&quot;" calcext:base-cell-address="Improvement.G10"/>
            <calcext:condition calcext:apply-style-name="ZieloneTlo" calcext:value="!=&quot;-&quot;" calcext:base-cell-address="Improvement.G10"/>
          </calcext:conditional-format>
          <calcext:conditional-format calcext:target-range-address="Improvement.B11:Improvement.F11">
            <calcext:condition calcext:apply-style-name="CzerwoneTlo" calcext:value="=&quot;-&quot;" calcext:base-cell-address="Improvement.B11"/>
            <calcext:condition calcext:apply-style-name="ZieloneTlo" calcext:value="!=&quot;-&quot;" calcext:base-cell-address="Improvement.B11"/>
          </calcext:conditional-format>
          <calcext:conditional-format calcext:target-range-address="Improvement.G11:Improvement.G11">
            <calcext:condition calcext:apply-style-name="CzerwoneTlo" calcext:value="=&quot;-&quot;" calcext:base-cell-address="Improvement.G11"/>
            <calcext:condition calcext:apply-style-name="ZieloneTlo" calcext:value="!=&quot;-&quot;" calcext:base-cell-address="Improvement.G11"/>
          </calcext:conditional-format>
          <calcext:conditional-format calcext:target-range-address="Improvement.B12:Improvement.F12">
            <calcext:condition calcext:apply-style-name="CzerwoneTlo" calcext:value="=&quot;-&quot;" calcext:base-cell-address="Improvement.B12"/>
            <calcext:condition calcext:apply-style-name="ZieloneTlo" calcext:value="!=&quot;-&quot;" calcext:base-cell-address="Improvement.B12"/>
          </calcext:conditional-format>
          <calcext:conditional-format calcext:target-range-address="Improvement.G12:Improvement.G12">
            <calcext:condition calcext:apply-style-name="CzerwoneTlo" calcext:value="=&quot;-&quot;" calcext:base-cell-address="Improvement.G12"/>
            <calcext:condition calcext:apply-style-name="ZieloneTlo" calcext:value="!=&quot;-&quot;" calcext:base-cell-address="Improvement.G12"/>
          </calcext:conditional-format>
          <calcext:conditional-format calcext:target-range-address="Improvement.B14:Improvement.F14">
            <calcext:condition calcext:apply-style-name="CzerwoneTlo" calcext:value="=&quot;-&quot;" calcext:base-cell-address="Improvement.B14"/>
            <calcext:condition calcext:apply-style-name="ZieloneTlo" calcext:value="!=&quot;-&quot;" calcext:base-cell-address="Improvement.B14"/>
          </calcext:conditional-format>
          <calcext:conditional-format calcext:target-range-address="Improvement.G14:Improvement.G14">
            <calcext:condition calcext:apply-style-name="CzerwoneTlo" calcext:value="=&quot;-&quot;" calcext:base-cell-address="Improvement.G14"/>
            <calcext:condition calcext:apply-style-name="ZieloneTlo" calcext:value="!=&quot;-&quot;" calcext:base-cell-address="Improvement.G14"/>
          </calcext:conditional-format>
          <calcext:conditional-format calcext:target-range-address="Improvement.B16:Improvement.F16">
            <calcext:condition calcext:apply-style-name="CzerwoneTlo" calcext:value="=&quot;-&quot;" calcext:base-cell-address="Improvement.B16"/>
            <calcext:condition calcext:apply-style-name="ZieloneTlo" calcext:value="!=&quot;-&quot;" calcext:base-cell-address="Improvement.B16"/>
          </calcext:conditional-format>
          <calcext:conditional-format calcext:target-range-address="Improvement.G16:Improvement.G16">
            <calcext:condition calcext:apply-style-name="CzerwoneTlo" calcext:value="=&quot;-&quot;" calcext:base-cell-address="Improvement.G16"/>
            <calcext:condition calcext:apply-style-name="ZieloneTlo" calcext:value="!=&quot;-&quot;" calcext:base-cell-address="Improvement.G16"/>
          </calcext:conditional-format>
          <calcext:conditional-format calcext:target-range-address="Improvement.B17:Improvement.F17">
            <calcext:condition calcext:apply-style-name="CzerwoneTlo" calcext:value="=&quot;-&quot;" calcext:base-cell-address="Improvement.B17"/>
            <calcext:condition calcext:apply-style-name="ZieloneTlo" calcext:value="!=&quot;-&quot;" calcext:base-cell-address="Improvement.B17"/>
          </calcext:conditional-format>
          <calcext:conditional-format calcext:target-range-address="Improvement.G17:Improvement.G17">
            <calcext:condition calcext:apply-style-name="CzerwoneTlo" calcext:value="=&quot;-&quot;" calcext:base-cell-address="Improvement.G17"/>
            <calcext:condition calcext:apply-style-name="ZieloneTlo" calcext:value="!=&quot;-&quot;" calcext:base-cell-address="Improvement.G17"/>
          </calcext:conditional-format>
          <calcext:conditional-format calcext:target-range-address="Improvement.B18:Improvement.F18">
            <calcext:condition calcext:apply-style-name="CzerwoneTlo" calcext:value="=&quot;-&quot;" calcext:base-cell-address="Improvement.B18"/>
            <calcext:condition calcext:apply-style-name="ZieloneTlo" calcext:value="!=&quot;-&quot;" calcext:base-cell-address="Improvement.B18"/>
          </calcext:conditional-format>
          <calcext:conditional-format calcext:target-range-address="Improvement.G18:Improvement.G18">
            <calcext:condition calcext:apply-style-name="CzerwoneTlo" calcext:value="=&quot;-&quot;" calcext:base-cell-address="Improvement.G18"/>
            <calcext:condition calcext:apply-style-name="ZieloneTlo" calcext:value="!=&quot;-&quot;" calcext:base-cell-address="Improvement.G18"/>
          </calcext:conditional-format>
          <calcext:conditional-format calcext:target-range-address="Improvement.B19:Improvement.F19">
            <calcext:condition calcext:apply-style-name="CzerwoneTlo" calcext:value="=&quot;-&quot;" calcext:base-cell-address="Improvement.B19"/>
            <calcext:condition calcext:apply-style-name="ZieloneTlo" calcext:value="!=&quot;-&quot;" calcext:base-cell-address="Improvement.B19"/>
          </calcext:conditional-format>
          <calcext:conditional-format calcext:target-range-address="Improvement.G19:Improvement.G19">
            <calcext:condition calcext:apply-style-name="CzerwoneTlo" calcext:value="=&quot;-&quot;" calcext:base-cell-address="Improvement.G19"/>
            <calcext:condition calcext:apply-style-name="ZieloneTlo" calcext:value="!=&quot;-&quot;" calcext:base-cell-address="Improvement.G19"/>
          </calcext:conditional-format>
          <calcext:conditional-format calcext:target-range-address="Improvement.B20:Improvement.F20">
            <calcext:condition calcext:apply-style-name="CzerwoneTlo" calcext:value="=&quot;-&quot;" calcext:base-cell-address="Improvement.B20"/>
            <calcext:condition calcext:apply-style-name="ZieloneTlo" calcext:value="!=&quot;-&quot;" calcext:base-cell-address="Improvement.B20"/>
          </calcext:conditional-format>
          <calcext:conditional-format calcext:target-range-address="Improvement.G20:Improvement.G20">
            <calcext:condition calcext:apply-style-name="CzerwoneTlo" calcext:value="=&quot;-&quot;" calcext:base-cell-address="Improvement.G20"/>
            <calcext:condition calcext:apply-style-name="ZieloneTlo" calcext:value="!=&quot;-&quot;" calcext:base-cell-address="Improvement.G20"/>
          </calcext:conditional-format>
          <calcext:conditional-format calcext:target-range-address="Improvement.B21:Improvement.F21">
            <calcext:condition calcext:apply-style-name="CzerwoneTlo" calcext:value="=&quot;-&quot;" calcext:base-cell-address="Improvement.B21"/>
            <calcext:condition calcext:apply-style-name="ZieloneTlo" calcext:value="!=&quot;-&quot;" calcext:base-cell-address="Improvement.B21"/>
          </calcext:conditional-format>
          <calcext:conditional-format calcext:target-range-address="Improvement.G21:Improvement.G21">
            <calcext:condition calcext:apply-style-name="CzerwoneTlo" calcext:value="=&quot;-&quot;" calcext:base-cell-address="Improvement.G21"/>
            <calcext:condition calcext:apply-style-name="ZieloneTlo" calcext:value="!=&quot;-&quot;" calcext:base-cell-address="Improvement.G21"/>
          </calcext:conditional-format>
          <calcext:conditional-format calcext:target-range-address="Improvement.B22:Improvement.F22">
            <calcext:condition calcext:apply-style-name="CzerwoneTlo" calcext:value="=&quot;-&quot;" calcext:base-cell-address="Improvement.B22"/>
            <calcext:condition calcext:apply-style-name="ZieloneTlo" calcext:value="!=&quot;-&quot;" calcext:base-cell-address="Improvement.B22"/>
          </calcext:conditional-format>
          <calcext:conditional-format calcext:target-range-address="Improvement.G22:Improvement.G22">
            <calcext:condition calcext:apply-style-name="CzerwoneTlo" calcext:value="=&quot;-&quot;" calcext:base-cell-address="Improvement.G22"/>
            <calcext:condition calcext:apply-style-name="ZieloneTlo" calcext:value="!=&quot;-&quot;" calcext:base-cell-address="Improvement.G22"/>
          </calcext:conditional-format>
          <calcext:conditional-format calcext:target-range-address="Improvement.B23:Improvement.F23">
            <calcext:condition calcext:apply-style-name="CzerwoneTlo" calcext:value="=&quot;-&quot;" calcext:base-cell-address="Improvement.B23"/>
            <calcext:condition calcext:apply-style-name="ZieloneTlo" calcext:value="!=&quot;-&quot;" calcext:base-cell-address="Improvement.B23"/>
          </calcext:conditional-format>
          <calcext:conditional-format calcext:target-range-address="Improvement.G23:Improvement.G23">
            <calcext:condition calcext:apply-style-name="CzerwoneTlo" calcext:value="=&quot;-&quot;" calcext:base-cell-address="Improvement.G23"/>
            <calcext:condition calcext:apply-style-name="ZieloneTlo" calcext:value="!=&quot;-&quot;" calcext:base-cell-address="Improvement.G23"/>
          </calcext:conditional-format>
          <calcext:conditional-format calcext:target-range-address="Improvement.B24:Improvement.F24">
            <calcext:condition calcext:apply-style-name="CzerwoneTlo" calcext:value="=&quot;-&quot;" calcext:base-cell-address="Improvement.B24"/>
            <calcext:condition calcext:apply-style-name="ZieloneTlo" calcext:value="!=&quot;-&quot;" calcext:base-cell-address="Improvement.B24"/>
          </calcext:conditional-format>
          <calcext:conditional-format calcext:target-range-address="Improvement.G24:Improvement.G24">
            <calcext:condition calcext:apply-style-name="CzerwoneTlo" calcext:value="=&quot;-&quot;" calcext:base-cell-address="Improvement.G24"/>
            <calcext:condition calcext:apply-style-name="ZieloneTlo" calcext:value="!=&quot;-&quot;" calcext:base-cell-address="Improvement.G24"/>
          </calcext:conditional-format>
          <calcext:conditional-format calcext:target-range-address="Improvement.B25:Improvement.F25">
            <calcext:condition calcext:apply-style-name="CzerwoneTlo" calcext:value="=&quot;-&quot;" calcext:base-cell-address="Improvement.B25"/>
            <calcext:condition calcext:apply-style-name="ZieloneTlo" calcext:value="!=&quot;-&quot;" calcext:base-cell-address="Improvement.B25"/>
          </calcext:conditional-format>
          <calcext:conditional-format calcext:target-range-address="Improvement.G25:Improvement.G25">
            <calcext:condition calcext:apply-style-name="CzerwoneTlo" calcext:value="=&quot;-&quot;" calcext:base-cell-address="Improvement.G25"/>
            <calcext:condition calcext:apply-style-name="ZieloneTlo" calcext:value="!=&quot;-&quot;" calcext:base-cell-address="Improvement.G25"/>
          </calcext:conditional-format>
          <calcext:conditional-format calcext:target-range-address="Improvement.B26:Improvement.F26">
            <calcext:condition calcext:apply-style-name="CzerwoneTlo" calcext:value="=&quot;-&quot;" calcext:base-cell-address="Improvement.B26"/>
            <calcext:condition calcext:apply-style-name="ZieloneTlo" calcext:value="!=&quot;-&quot;" calcext:base-cell-address="Improvement.B26"/>
          </calcext:conditional-format>
          <calcext:conditional-format calcext:target-range-address="Improvement.G26:Improvement.G26">
            <calcext:condition calcext:apply-style-name="CzerwoneTlo" calcext:value="=&quot;-&quot;" calcext:base-cell-address="Improvement.G26"/>
            <calcext:condition calcext:apply-style-name="ZieloneTlo" calcext:value="!=&quot;-&quot;" calcext:base-cell-address="Improvement.G26"/>
          </calcext:conditional-format>
          <calcext:conditional-format calcext:target-range-address="Improvement.B27:Improvement.F27">
            <calcext:condition calcext:apply-style-name="CzerwoneTlo" calcext:value="=&quot;-&quot;" calcext:base-cell-address="Improvement.B27"/>
            <calcext:condition calcext:apply-style-name="ZieloneTlo" calcext:value="!=&quot;-&quot;" calcext:base-cell-address="Improvement.B27"/>
          </calcext:conditional-format>
          <calcext:conditional-format calcext:target-range-address="Improvement.G27:Improvement.G27">
            <calcext:condition calcext:apply-style-name="CzerwoneTlo" calcext:value="=&quot;-&quot;" calcext:base-cell-address="Improvement.G27"/>
            <calcext:condition calcext:apply-style-name="ZieloneTlo" calcext:value="!=&quot;-&quot;" calcext:base-cell-address="Improvement.G27"/>
          </calcext:conditional-format>
          <calcext:conditional-format calcext:target-range-address="Improvement.B28:Improvement.F28">
            <calcext:condition calcext:apply-style-name="CzerwoneTlo" calcext:value="=&quot;-&quot;" calcext:base-cell-address="Improvement.B28"/>
            <calcext:condition calcext:apply-style-name="ZieloneTlo" calcext:value="!=&quot;-&quot;" calcext:base-cell-address="Improvement.B28"/>
          </calcext:conditional-format>
          <calcext:conditional-format calcext:target-range-address="Improvement.G28:Improvement.G28">
            <calcext:condition calcext:apply-style-name="CzerwoneTlo" calcext:value="=&quot;-&quot;" calcext:base-cell-address="Improvement.G28"/>
            <calcext:condition calcext:apply-style-name="ZieloneTlo" calcext:value="!=&quot;-&quot;" calcext:base-cell-address="Improvement.G28"/>
          </calcext:conditional-format>
          <calcext:conditional-format calcext:target-range-address="Improvement.B29:Improvement.F29">
            <calcext:condition calcext:apply-style-name="CzerwoneTlo" calcext:value="=&quot;-&quot;" calcext:base-cell-address="Improvement.B29"/>
            <calcext:condition calcext:apply-style-name="ZieloneTlo" calcext:value="!=&quot;-&quot;" calcext:base-cell-address="Improvement.B29"/>
          </calcext:conditional-format>
          <calcext:conditional-format calcext:target-range-address="Improvement.G29:Improvement.G29">
            <calcext:condition calcext:apply-style-name="CzerwoneTlo" calcext:value="=&quot;-&quot;" calcext:base-cell-address="Improvement.G29"/>
            <calcext:condition calcext:apply-style-name="ZieloneTlo" calcext:value="!=&quot;-&quot;" calcext:base-cell-address="Improvement.G29"/>
          </calcext:conditional-format>
          <calcext:conditional-format calcext:target-range-address="Improvement.B33:Improvement.B33">
            <calcext:condition calcext:apply-style-name="CzerwoneTlo" calcext:value="=&quot;-&quot;" calcext:base-cell-address="Improvement.B33"/>
            <calcext:condition calcext:apply-style-name="ZieloneTlo" calcext:value="!=&quot;-&quot;" calcext:base-cell-address="Improvement.B33"/>
          </calcext:conditional-format>
          <calcext:conditional-format calcext:target-range-address="Improvement.C33:Improvement.C33">
            <calcext:condition calcext:apply-style-name="CzerwoneTlo" calcext:value="=&quot;-&quot;" calcext:base-cell-address="Improvement.C33"/>
            <calcext:condition calcext:apply-style-name="ZieloneTlo" calcext:value="!=&quot;-&quot;" calcext:base-cell-address="Improvement.C33"/>
          </calcext:conditional-format>
          <calcext:conditional-format calcext:target-range-address="Improvement.D33:Improvement.D33">
            <calcext:condition calcext:apply-style-name="CzerwoneTlo" calcext:value="=&quot;-&quot;" calcext:base-cell-address="Improvement.D33"/>
            <calcext:condition calcext:apply-style-name="ZieloneTlo" calcext:value="!=&quot;-&quot;" calcext:base-cell-address="Improvement.D33"/>
          </calcext:conditional-format>
          <calcext:conditional-format calcext:target-range-address="Improvement.E33:Improvement.E33">
            <calcext:condition calcext:apply-style-name="CzerwoneTlo" calcext:value="=&quot;-&quot;" calcext:base-cell-address="Improvement.E33"/>
            <calcext:condition calcext:apply-style-name="ZieloneTlo" calcext:value="!=&quot;-&quot;" calcext:base-cell-address="Improvement.E33"/>
          </calcext:conditional-format>
          <calcext:conditional-format calcext:target-range-address="Improvement.B34:Improvement.B34">
            <calcext:condition calcext:apply-style-name="CzerwoneTlo" calcext:value="=&quot;-&quot;" calcext:base-cell-address="Improvement.B34"/>
            <calcext:condition calcext:apply-style-name="ZieloneTlo" calcext:value="!=&quot;-&quot;" calcext:base-cell-address="Improvement.B34"/>
          </calcext:conditional-format>
          <calcext:conditional-format calcext:target-range-address="Improvement.C34:Improvement.C34">
            <calcext:condition calcext:apply-style-name="CzerwoneTlo" calcext:value="=&quot;-&quot;" calcext:base-cell-address="Improvement.C34"/>
            <calcext:condition calcext:apply-style-name="ZieloneTlo" calcext:value="!=&quot;-&quot;" calcext:base-cell-address="Improvement.C34"/>
          </calcext:conditional-format>
          <calcext:conditional-format calcext:target-range-address="Improvement.D34:Improvement.D34">
            <calcext:condition calcext:apply-style-name="CzerwoneTlo" calcext:value="=&quot;-&quot;" calcext:base-cell-address="Improvement.D34"/>
            <calcext:condition calcext:apply-style-name="ZieloneTlo" calcext:value="!=&quot;-&quot;" calcext:base-cell-address="Improvement.D34"/>
          </calcext:conditional-format>
          <calcext:conditional-format calcext:target-range-address="Improvement.E34:Improvement.E34">
            <calcext:condition calcext:apply-style-name="CzerwoneTlo" calcext:value="=&quot;-&quot;" calcext:base-cell-address="Improvement.E34"/>
            <calcext:condition calcext:apply-style-name="ZieloneTlo" calcext:value="!=&quot;-&quot;" calcext:base-cell-address="Improvement.E34"/>
          </calcext:conditional-format>
          <calcext:conditional-format calcext:target-range-address="Improvement.G33:Improvement.G33">
            <calcext:condition calcext:apply-style-name="CzerwoneTlo" calcext:value="=&quot;-&quot;" calcext:base-cell-address="Improvement.G33"/>
            <calcext:condition calcext:apply-style-name="ZieloneTlo" calcext:value="!=&quot;-&quot;" calcext:base-cell-address="Improvement.G33"/>
          </calcext:conditional-format>
          <calcext:conditional-format calcext:target-range-address="Improvement.G34:Improvement.G34">
            <calcext:condition calcext:apply-style-name="CzerwoneTlo" calcext:value="=&quot;-&quot;" calcext:base-cell-address="Improvement.G34"/>
            <calcext:condition calcext:apply-style-name="ZieloneTlo" calcext:value="!=&quot;-&quot;" calcext:base-cell-address="Improvement.G34"/>
          </calcext:conditional-format>
          <calcext:conditional-format calcext:target-range-address="Improvement.F33:Improvement.F33">
            <calcext:condition calcext:apply-style-name="CzerwoneTlo" calcext:value="=&quot;-&quot;" calcext:base-cell-address="Improvement.F33"/>
            <calcext:condition calcext:apply-style-name="ZieloneTlo" calcext:value="!=&quot;-&quot;" calcext:base-cell-address="Improvement.F33"/>
          </calcext:conditional-format>
          <calcext:conditional-format calcext:target-range-address="Improvement.F34:Improvement.F34">
            <calcext:condition calcext:apply-style-name="CzerwoneTlo" calcext:value="=&quot;-&quot;" calcext:base-cell-address="Improvement.F34"/>
            <calcext:condition calcext:apply-style-name="ZieloneTlo" calcext:value="!=&quot;-&quot;" calcext:base-cell-address="Improvement.F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Ming Std L" svg:font-family="'Adobe Ming Std L'" style:font-family-generic="roman" style:font-pitch="variable"/>
    <style:font-face style:name="Bodoni Bd BT" svg:font-family="'Bodoni Bd BT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eTlo" style:family="table-cell" style:parent-style-name="Default">
      <style:table-cell-properties fo:background-color="#ff0000"/>
    </style:style>
    <style:style style:name="ZieloneTlo" style:family="table-cell" style:parent-style-name="Default">
      <style:table-cell-properties fo:background-color="#66cc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11:48:43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2S</meta:editing-duration>
    <meta:editing-cycles>14</meta:editing-cycles>
    <meta:generator>LibreOffice/5.0.1.2$Windows_x86 LibreOffice_project/81898c9f5c0d43f3473ba111d7b351050be20261</meta:generator>
    <dc:date>2018-08-20T12:53:32.205000000</dc:date>
    <meta:document-statistic meta:table-count="3" meta:cell-count="884" meta:object-count="0"/>
    <meta:user-defined meta:name="Info 1"/>
    <meta:user-defined meta:name="Info 2"/>
    <meta:user-defined meta:name="Info 3"/>
    <meta:user-defined meta:name="Info 4"/>
  </office:meta>
</office:document-meta>
</file>